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d1d75" fo:font-weight="bold" style:font-weight-asian="bold" style:font-weight-complex="bold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able-cell-properties fo:background-color="#5983b0"/>
    </style:style>
    <style:style style:name="ce6" style:family="table-cell" style:parent-style-name="Default">
      <style:table-cell-properties fo:background-color="#b4c7dc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dde8c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832cm" svg:height="9.474cm" svg:x="0.083cm" svg:y="4.989cm">
            <draw:object draw:notify-on-update-of-ranges="Sheet1.B2:Sheet1.CT2 Sheet1.B2:Sheet1.CT2 Sheet1.A3:Sheet1.A3 Sheet1.B3:Sheet1.CT3 Sheet1.B2:Sheet1.CT2 Sheet1.A4:Sheet1.A4 Sheet1.B4:Sheet1.CT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871cm" svg:height="9.49cm" svg:x="17.191cm" svg:y="4.875cm">
            <draw:object draw:notify-on-update-of-ranges="Sheet1.B2:Sheet1.CT2 Sheet1.B2:Sheet1.CT2 Sheet1.A5:Sheet1.A5 Sheet1.B5:Sheet1.CT5 Sheet1.B2:Sheet1.CT2 Sheet1.A6:Sheet1.A6 Sheet1.B6:Sheet1.CT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409cm" svg:height="9.509cm" svg:x="34.142cm" svg:y="5.27cm">
            <draw:object draw:notify-on-update-of-ranges="Sheet1.B2:Sheet1.CT2 Sheet1.B2:Sheet1.CT2 Sheet1.A7:Sheet1.A7 Sheet1.B7:Sheet1.CT7 Sheet1.B2:Sheet1.CT2 Sheet1.A8:Sheet1.A8 Sheet1.B8:Sheet1.C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8" table:default-cell-style-name="Default"/>
        <table:table-row table:style-name="ro1">
          <table:table-cell office:value-type="string" calcext:value-type="string">
            <text:p>Tiempo (s)</text:p>
          </table:table-cell>
          <table:table-cell office:value-type="float" office:value="0" calcext:value-type="float">
            <text:p>0</text:p>
          </table:table-cell>
          <table:table-cell office:value-type="float" office:value="1775.5" calcext:value-type="float">
            <text:p>1775,5</text:p>
          </table:table-cell>
          <table:table-cell office:value-type="float" office:value="3551.2" calcext:value-type="float">
            <text:p>3551,2</text:p>
          </table:table-cell>
          <table:table-cell office:value-type="float" office:value="5327.1" calcext:value-type="float">
            <text:p>5327,1</text:p>
          </table:table-cell>
          <table:table-cell office:value-type="float" office:value="7103" calcext:value-type="float">
            <text:p>7103</text:p>
          </table:table-cell>
          <table:table-cell office:value-type="float" office:value="8879" calcext:value-type="float">
            <text:p>8879</text:p>
          </table:table-cell>
          <table:table-cell office:value-type="float" office:value="10655.1" calcext:value-type="float">
            <text:p>10655,1</text:p>
          </table:table-cell>
          <table:table-cell office:value-type="float" office:value="12431.4" calcext:value-type="float">
            <text:p>12431,4</text:p>
          </table:table-cell>
          <table:table-cell office:value-type="float" office:value="14207.7" calcext:value-type="float">
            <text:p>14207,7</text:p>
          </table:table-cell>
          <table:table-cell office:value-type="float" office:value="15983.9" calcext:value-type="float">
            <text:p>15983,9</text:p>
          </table:table-cell>
          <table:table-cell office:value-type="float" office:value="17760.1" calcext:value-type="float">
            <text:p>17760,1</text:p>
          </table:table-cell>
          <table:table-cell office:value-type="float" office:value="19536.3" calcext:value-type="float">
            <text:p>19536,3</text:p>
          </table:table-cell>
          <table:table-cell office:value-type="float" office:value="21312.4" calcext:value-type="float">
            <text:p>21312,4</text:p>
          </table:table-cell>
          <table:table-cell office:value-type="float" office:value="23088.5" calcext:value-type="float">
            <text:p>23088,5</text:p>
          </table:table-cell>
          <table:table-cell office:value-type="float" office:value="24864.5" calcext:value-type="float">
            <text:p>24864,5</text:p>
          </table:table-cell>
          <table:table-cell office:value-type="float" office:value="26640.5" calcext:value-type="float">
            <text:p>26640,5</text:p>
          </table:table-cell>
          <table:table-cell office:value-type="float" office:value="28416.5" calcext:value-type="float">
            <text:p>28416,5</text:p>
          </table:table-cell>
          <table:table-cell office:value-type="float" office:value="30192.5" calcext:value-type="float">
            <text:p>30192,5</text:p>
          </table:table-cell>
          <table:table-cell office:value-type="float" office:value="31968.4" calcext:value-type="float">
            <text:p>31968,4</text:p>
          </table:table-cell>
          <table:table-cell office:value-type="float" office:value="33744.2" calcext:value-type="float">
            <text:p>33744,2</text:p>
          </table:table-cell>
          <table:table-cell office:value-type="float" office:value="35520.1" calcext:value-type="float">
            <text:p>35520,1</text:p>
          </table:table-cell>
          <table:table-cell office:value-type="float" office:value="37296" calcext:value-type="float">
            <text:p>37296</text:p>
          </table:table-cell>
          <table:table-cell office:value-type="float" office:value="39072" calcext:value-type="float">
            <text:p>39072</text:p>
          </table:table-cell>
          <table:table-cell office:value-type="float" office:value="40848" calcext:value-type="float">
            <text:p>40848</text:p>
          </table:table-cell>
          <table:table-cell office:value-type="float" office:value="42624" calcext:value-type="float">
            <text:p>42624</text:p>
          </table:table-cell>
          <table:table-cell office:value-type="float" office:value="44400" calcext:value-type="float">
            <text:p>44400</text:p>
          </table:table-cell>
          <table:table-cell office:value-type="float" office:value="46176" calcext:value-type="float">
            <text:p>46176</text:p>
          </table:table-cell>
          <table:table-cell office:value-type="float" office:value="47952" calcext:value-type="float">
            <text:p>47952</text:p>
          </table:table-cell>
          <table:table-cell office:value-type="float" office:value="49728" calcext:value-type="float">
            <text:p>49728</text:p>
          </table:table-cell>
          <table:table-cell office:value-type="float" office:value="51504.1" calcext:value-type="float">
            <text:p>51504,1</text:p>
          </table:table-cell>
          <table:table-cell office:value-type="float" office:value="53280.1" calcext:value-type="float">
            <text:p>53280,1</text:p>
          </table:table-cell>
          <table:table-cell office:value-type="float" office:value="55056.1" calcext:value-type="float">
            <text:p>55056,1</text:p>
          </table:table-cell>
          <table:table-cell office:value-type="float" office:value="56832.1" calcext:value-type="float">
            <text:p>56832,1</text:p>
          </table:table-cell>
          <table:table-cell office:value-type="float" office:value="58608.1" calcext:value-type="float">
            <text:p>58608,1</text:p>
          </table:table-cell>
          <table:table-cell office:value-type="float" office:value="60384.1" calcext:value-type="float">
            <text:p>60384,1</text:p>
          </table:table-cell>
          <table:table-cell office:value-type="float" office:value="62160.1" calcext:value-type="float">
            <text:p>62160,1</text:p>
          </table:table-cell>
          <table:table-cell office:value-type="float" office:value="63936.1" calcext:value-type="float">
            <text:p>63936,1</text:p>
          </table:table-cell>
          <table:table-cell office:value-type="float" office:value="65712.1" calcext:value-type="float">
            <text:p>65712,1</text:p>
          </table:table-cell>
          <table:table-cell office:value-type="float" office:value="67488" calcext:value-type="float">
            <text:p>67488</text:p>
          </table:table-cell>
          <table:table-cell office:value-type="float" office:value="69263.6" calcext:value-type="float">
            <text:p>69263,6</text:p>
          </table:table-cell>
          <table:table-cell office:value-type="float" office:value="71039.4" calcext:value-type="float">
            <text:p>71039,4</text:p>
          </table:table-cell>
          <table:table-cell office:value-type="float" office:value="72815" calcext:value-type="float">
            <text:p>72815</text:p>
          </table:table-cell>
          <table:table-cell office:value-type="float" office:value="74590.8" calcext:value-type="float">
            <text:p>74590,8</text:p>
          </table:table-cell>
          <table:table-cell office:value-type="float" office:value="76366.3" calcext:value-type="float">
            <text:p>76366,3</text:p>
          </table:table-cell>
          <table:table-cell office:value-type="float" office:value="78141.8" calcext:value-type="float">
            <text:p>78141,8</text:p>
          </table:table-cell>
          <table:table-cell office:value-type="float" office:value="79917.2" calcext:value-type="float">
            <text:p>79917,2</text:p>
          </table:table-cell>
          <table:table-cell office:value-type="float" office:value="81692.7" calcext:value-type="float">
            <text:p>81692,7</text:p>
          </table:table-cell>
          <table:table-cell office:value-type="float" office:value="83468.2" calcext:value-type="float">
            <text:p>83468,2</text:p>
          </table:table-cell>
          <table:table-cell office:value-type="float" office:value="85243.7" calcext:value-type="float">
            <text:p>85243,7</text:p>
          </table:table-cell>
          <table:table-cell office:value-type="float" office:value="87019.4" calcext:value-type="float">
            <text:p>87019,4</text:p>
          </table:table-cell>
          <table:table-cell office:value-type="float" office:value="88795.1" calcext:value-type="float">
            <text:p>88795,1</text:p>
          </table:table-cell>
          <table:table-cell office:value-type="float" office:value="90570.8" calcext:value-type="float">
            <text:p>90570,8</text:p>
          </table:table-cell>
          <table:table-cell office:value-type="float" office:value="92346.5" calcext:value-type="float">
            <text:p>92346,5</text:p>
          </table:table-cell>
          <table:table-cell office:value-type="float" office:value="94122.3" calcext:value-type="float">
            <text:p>94122,3</text:p>
          </table:table-cell>
          <table:table-cell office:value-type="float" office:value="95898.1" calcext:value-type="float">
            <text:p>95898,1</text:p>
          </table:table-cell>
          <table:table-cell office:value-type="float" office:value="97674" calcext:value-type="float">
            <text:p>97674</text:p>
          </table:table-cell>
          <table:table-cell office:value-type="float" office:value="99449.9" calcext:value-type="float">
            <text:p>99449,9</text:p>
          </table:table-cell>
          <table:table-cell office:value-type="float" office:value="101225.9" calcext:value-type="float">
            <text:p>101225,9</text:p>
          </table:table-cell>
          <table:table-cell office:value-type="float" office:value="103001.9" calcext:value-type="float">
            <text:p>103001,9</text:p>
          </table:table-cell>
          <table:table-cell office:value-type="float" office:value="104777.9" calcext:value-type="float">
            <text:p>104777,9</text:p>
          </table:table-cell>
          <table:table-cell office:value-type="float" office:value="106553.9" calcext:value-type="float">
            <text:p>106553,9</text:p>
          </table:table-cell>
          <table:table-cell office:value-type="float" office:value="108329.9" calcext:value-type="float">
            <text:p>108329,9</text:p>
          </table:table-cell>
          <table:table-cell office:value-type="float" office:value="110105.8" calcext:value-type="float">
            <text:p>110105,8</text:p>
          </table:table-cell>
          <table:table-cell office:value-type="float" office:value="111881.6" calcext:value-type="float">
            <text:p>111881,6</text:p>
          </table:table-cell>
          <table:table-cell office:value-type="float" office:value="113657.4" calcext:value-type="float">
            <text:p>113657,4</text:p>
          </table:table-cell>
          <table:table-cell office:value-type="float" office:value="115433.1" calcext:value-type="float">
            <text:p>115433,1</text:p>
          </table:table-cell>
          <table:table-cell office:value-type="float" office:value="117208.8" calcext:value-type="float">
            <text:p>117208,8</text:p>
          </table:table-cell>
          <table:table-cell office:value-type="float" office:value="118984.3" calcext:value-type="float">
            <text:p>118984,3</text:p>
          </table:table-cell>
          <table:table-cell office:value-type="float" office:value="120759.9" calcext:value-type="float">
            <text:p>120759,9</text:p>
          </table:table-cell>
          <table:table-cell office:value-type="float" office:value="122535.7" calcext:value-type="float">
            <text:p>122535,7</text:p>
          </table:table-cell>
          <table:table-cell office:value-type="float" office:value="124311.3" calcext:value-type="float">
            <text:p>124311,3</text:p>
          </table:table-cell>
          <table:table-cell office:value-type="float" office:value="126087.1" calcext:value-type="float">
            <text:p>126087,1</text:p>
          </table:table-cell>
          <table:table-cell office:value-type="float" office:value="127862.8" calcext:value-type="float">
            <text:p>127862,8</text:p>
          </table:table-cell>
          <table:table-cell office:value-type="float" office:value="129638.5" calcext:value-type="float">
            <text:p>129638,5</text:p>
          </table:table-cell>
          <table:table-cell office:value-type="float" office:value="131414.2" calcext:value-type="float">
            <text:p>131414,2</text:p>
          </table:table-cell>
          <table:table-cell office:value-type="float" office:value="133189.9" calcext:value-type="float">
            <text:p>133189,9</text:p>
          </table:table-cell>
          <table:table-cell office:value-type="float" office:value="134965.6" calcext:value-type="float">
            <text:p>134965,6</text:p>
          </table:table-cell>
          <table:table-cell office:value-type="float" office:value="136741.4" calcext:value-type="float">
            <text:p>136741,4</text:p>
          </table:table-cell>
          <table:table-cell office:value-type="float" office:value="138517.1" calcext:value-type="float">
            <text:p>138517,1</text:p>
          </table:table-cell>
          <table:table-cell office:value-type="float" office:value="140292.8" calcext:value-type="float">
            <text:p>140292,8</text:p>
          </table:table-cell>
          <table:table-cell office:value-type="float" office:value="142068.5" calcext:value-type="float">
            <text:p>142068,5</text:p>
          </table:table-cell>
          <table:table-cell office:value-type="float" office:value="143844.2" calcext:value-type="float">
            <text:p>143844,2</text:p>
          </table:table-cell>
          <table:table-cell office:value-type="float" office:value="145619.8" calcext:value-type="float">
            <text:p>145619,8</text:p>
          </table:table-cell>
          <table:table-cell office:value-type="float" office:value="147395.5" calcext:value-type="float">
            <text:p>147395,5</text:p>
          </table:table-cell>
          <table:table-cell office:value-type="float" office:value="149171.2" calcext:value-type="float">
            <text:p>149171,2</text:p>
          </table:table-cell>
          <table:table-cell office:value-type="float" office:value="150946.9" calcext:value-type="float">
            <text:p>150946,9</text:p>
          </table:table-cell>
          <table:table-cell office:value-type="float" office:value="152722.3" calcext:value-type="float">
            <text:p>152722,3</text:p>
          </table:table-cell>
          <table:table-cell office:value-type="float" office:value="154497.5" calcext:value-type="float">
            <text:p>154497,5</text:p>
          </table:table-cell>
          <table:table-cell office:value-type="float" office:value="156272.6" calcext:value-type="float">
            <text:p>156272,6</text:p>
          </table:table-cell>
          <table:table-cell office:value-type="float" office:value="158047.5" calcext:value-type="float">
            <text:p>158047,5</text:p>
          </table:table-cell>
          <table:table-cell office:value-type="float" office:value="159822.3" calcext:value-type="float">
            <text:p>159822,3</text:p>
          </table:table-cell>
          <table:table-cell office:value-type="float" office:value="161597" calcext:value-type="float">
            <text:p>161597</text:p>
          </table:table-cell>
          <table:table-cell office:value-type="float" office:value="163371.7" calcext:value-type="float">
            <text:p>163371,7</text:p>
          </table:table-cell>
          <table:table-cell office:value-type="float" office:value="165146.5" calcext:value-type="float">
            <text:p>165146,5</text:p>
          </table:table-cell>
          <table:table-cell office:value-type="float" office:value="166921.4" calcext:value-type="float">
            <text:p>166921,4</text:p>
          </table:table-cell>
          <table:table-cell office:value-type="float" office:value="168696.3" calcext:value-type="float">
            <text:p>168696,3</text:p>
          </table:table-cell>
          <table:table-cell office:value-type="float" office:value="170471.4" calcext:value-type="float">
            <text:p>170471,4</text:p>
          </table:table-cell>
        </table:table-row>
        <table:table-row table:style-name="ro1">
          <table:table-cell office:value-type="string" calcext:value-type="string">
            <text:p>Time (h)</text:p>
          </table:table-cell>
          <table:table-cell table:formula="of:=[.B1]/3600" office:value-type="float" office:value="0" calcext:value-type="float">
            <text:p>0</text:p>
          </table:table-cell>
          <table:table-cell table:formula="of:=[.C1]/3600" office:value-type="float" office:value="0.493194444444444" calcext:value-type="float">
            <text:p>0,493194444444444</text:p>
          </table:table-cell>
          <table:table-cell table:formula="of:=[.D1]/3600" office:value-type="float" office:value="0.986444444444444" calcext:value-type="float">
            <text:p>0,986444444444444</text:p>
          </table:table-cell>
          <table:table-cell table:formula="of:=[.E1]/3600" office:value-type="float" office:value="1.47975" calcext:value-type="float">
            <text:p>1,47975</text:p>
          </table:table-cell>
          <table:table-cell table:formula="of:=[.F1]/3600" office:value-type="float" office:value="1.97305555555556" calcext:value-type="float">
            <text:p>1,97305555555556</text:p>
          </table:table-cell>
          <table:table-cell table:formula="of:=[.G1]/3600" office:value-type="float" office:value="2.46638888888889" calcext:value-type="float">
            <text:p>2,46638888888889</text:p>
          </table:table-cell>
          <table:table-cell table:formula="of:=[.H1]/3600" office:value-type="float" office:value="2.95975" calcext:value-type="float">
            <text:p>2,95975</text:p>
          </table:table-cell>
          <table:table-cell table:formula="of:=[.I1]/3600" office:value-type="float" office:value="3.45316666666667" calcext:value-type="float">
            <text:p>3,45316666666667</text:p>
          </table:table-cell>
          <table:table-cell table:formula="of:=[.J1]/3600" office:value-type="float" office:value="3.94658333333333" calcext:value-type="float">
            <text:p>3,94658333333333</text:p>
          </table:table-cell>
          <table:table-cell table:formula="of:=[.K1]/3600" office:value-type="float" office:value="4.43997222222222" calcext:value-type="float">
            <text:p>4,43997222222222</text:p>
          </table:table-cell>
          <table:table-cell table:formula="of:=[.L1]/3600" office:value-type="float" office:value="4.93336111111111" calcext:value-type="float">
            <text:p>4,93336111111111</text:p>
          </table:table-cell>
          <table:table-cell table:formula="of:=[.M1]/3600" office:value-type="float" office:value="5.42675" calcext:value-type="float">
            <text:p>5,42675</text:p>
          </table:table-cell>
          <table:table-cell table:formula="of:=[.N1]/3600" office:value-type="float" office:value="5.92011111111111" calcext:value-type="float">
            <text:p>5,92011111111111</text:p>
          </table:table-cell>
          <table:table-cell table:formula="of:=[.O1]/3600" office:value-type="float" office:value="6.41347222222222" calcext:value-type="float">
            <text:p>6,41347222222222</text:p>
          </table:table-cell>
          <table:table-cell table:formula="of:=[.P1]/3600" office:value-type="float" office:value="6.90680555555556" calcext:value-type="float">
            <text:p>6,90680555555556</text:p>
          </table:table-cell>
          <table:table-cell table:formula="of:=[.Q1]/3600" office:value-type="float" office:value="7.40013888888889" calcext:value-type="float">
            <text:p>7,40013888888889</text:p>
          </table:table-cell>
          <table:table-cell table:formula="of:=[.R1]/3600" office:value-type="float" office:value="7.89347222222222" calcext:value-type="float">
            <text:p>7,89347222222222</text:p>
          </table:table-cell>
          <table:table-cell table:formula="of:=[.S1]/3600" office:value-type="float" office:value="8.38680555555556" calcext:value-type="float">
            <text:p>8,38680555555556</text:p>
          </table:table-cell>
          <table:table-cell table:formula="of:=[.T1]/3600" office:value-type="float" office:value="8.88011111111111" calcext:value-type="float">
            <text:p>8,88011111111111</text:p>
          </table:table-cell>
          <table:table-cell table:formula="of:=[.U1]/3600" office:value-type="float" office:value="9.37338888888889" calcext:value-type="float">
            <text:p>9,37338888888889</text:p>
          </table:table-cell>
          <table:table-cell table:formula="of:=[.V1]/3600" office:value-type="float" office:value="9.86669444444444" calcext:value-type="float">
            <text:p>9,86669444444444</text:p>
          </table:table-cell>
          <table:table-cell table:formula="of:=[.W1]/3600" office:value-type="float" office:value="10.36" calcext:value-type="float">
            <text:p>10,36</text:p>
          </table:table-cell>
          <table:table-cell table:formula="of:=[.X1]/3600" office:value-type="float" office:value="10.8533333333333" calcext:value-type="float">
            <text:p>10,8533333333333</text:p>
          </table:table-cell>
          <table:table-cell table:formula="of:=[.Y1]/3600" office:value-type="float" office:value="11.3466666666667" calcext:value-type="float">
            <text:p>11,3466666666667</text:p>
          </table:table-cell>
          <table:table-cell table:formula="of:=[.Z1]/3600" office:value-type="float" office:value="11.84" calcext:value-type="float">
            <text:p>11,84</text:p>
          </table:table-cell>
          <table:table-cell table:formula="of:=[.AA1]/3600" office:value-type="float" office:value="12.3333333333333" calcext:value-type="float">
            <text:p>12,3333333333333</text:p>
          </table:table-cell>
          <table:table-cell table:formula="of:=[.AB1]/3600" office:value-type="float" office:value="12.8266666666667" calcext:value-type="float">
            <text:p>12,8266666666667</text:p>
          </table:table-cell>
          <table:table-cell table:formula="of:=[.AC1]/3600" office:value-type="float" office:value="13.32" calcext:value-type="float">
            <text:p>13,32</text:p>
          </table:table-cell>
          <table:table-cell table:formula="of:=[.AD1]/3600" office:value-type="float" office:value="13.8133333333333" calcext:value-type="float">
            <text:p>13,8133333333333</text:p>
          </table:table-cell>
          <table:table-cell table:formula="of:=[.AE1]/3600" office:value-type="float" office:value="14.3066944444444" calcext:value-type="float">
            <text:p>14,3066944444444</text:p>
          </table:table-cell>
          <table:table-cell table:formula="of:=[.AF1]/3600" office:value-type="float" office:value="14.8000277777778" calcext:value-type="float">
            <text:p>14,8000277777778</text:p>
          </table:table-cell>
          <table:table-cell table:formula="of:=[.AG1]/3600" office:value-type="float" office:value="15.2933611111111" calcext:value-type="float">
            <text:p>15,2933611111111</text:p>
          </table:table-cell>
          <table:table-cell table:formula="of:=[.AH1]/3600" office:value-type="float" office:value="15.7866944444444" calcext:value-type="float">
            <text:p>15,7866944444444</text:p>
          </table:table-cell>
          <table:table-cell table:formula="of:=[.AI1]/3600" office:value-type="float" office:value="16.2800277777778" calcext:value-type="float">
            <text:p>16,2800277777778</text:p>
          </table:table-cell>
          <table:table-cell table:formula="of:=[.AJ1]/3600" office:value-type="float" office:value="16.7733611111111" calcext:value-type="float">
            <text:p>16,7733611111111</text:p>
          </table:table-cell>
          <table:table-cell table:formula="of:=[.AK1]/3600" office:value-type="float" office:value="17.2666944444444" calcext:value-type="float">
            <text:p>17,2666944444444</text:p>
          </table:table-cell>
          <table:table-cell table:formula="of:=[.AL1]/3600" office:value-type="float" office:value="17.7600277777778" calcext:value-type="float">
            <text:p>17,7600277777778</text:p>
          </table:table-cell>
          <table:table-cell table:formula="of:=[.AM1]/3600" office:value-type="float" office:value="18.2533611111111" calcext:value-type="float">
            <text:p>18,2533611111111</text:p>
          </table:table-cell>
          <table:table-cell table:formula="of:=[.AN1]/3600" office:value-type="float" office:value="18.7466666666667" calcext:value-type="float">
            <text:p>18,7466666666667</text:p>
          </table:table-cell>
          <table:table-cell table:formula="of:=[.AO1]/3600" office:value-type="float" office:value="19.2398888888889" calcext:value-type="float">
            <text:p>19,2398888888889</text:p>
          </table:table-cell>
          <table:table-cell table:formula="of:=[.AP1]/3600" office:value-type="float" office:value="19.7331666666667" calcext:value-type="float">
            <text:p>19,7331666666667</text:p>
          </table:table-cell>
          <table:table-cell table:formula="of:=[.AQ1]/3600" office:value-type="float" office:value="20.2263888888889" calcext:value-type="float">
            <text:p>20,2263888888889</text:p>
          </table:table-cell>
          <table:table-cell table:formula="of:=[.AR1]/3600" office:value-type="float" office:value="20.7196666666667" calcext:value-type="float">
            <text:p>20,7196666666667</text:p>
          </table:table-cell>
          <table:table-cell table:formula="of:=[.AS1]/3600" office:value-type="float" office:value="21.2128611111111" calcext:value-type="float">
            <text:p>21,2128611111111</text:p>
          </table:table-cell>
          <table:table-cell table:formula="of:=[.AT1]/3600" office:value-type="float" office:value="21.7060555555556" calcext:value-type="float">
            <text:p>21,7060555555556</text:p>
          </table:table-cell>
          <table:table-cell table:formula="of:=[.AU1]/3600" office:value-type="float" office:value="22.1992222222222" calcext:value-type="float">
            <text:p>22,1992222222222</text:p>
          </table:table-cell>
          <table:table-cell table:formula="of:=[.AV1]/3600" office:value-type="float" office:value="22.6924166666667" calcext:value-type="float">
            <text:p>22,6924166666667</text:p>
          </table:table-cell>
          <table:table-cell table:formula="of:=[.AW1]/3600" office:value-type="float" office:value="23.1856111111111" calcext:value-type="float">
            <text:p>23,1856111111111</text:p>
          </table:table-cell>
          <table:table-cell table:formula="of:=[.AX1]/3600" office:value-type="float" office:value="23.6788055555556" calcext:value-type="float">
            <text:p>23,6788055555556</text:p>
          </table:table-cell>
          <table:table-cell table:formula="of:=[.AY1]/3600" office:value-type="float" office:value="24.1720555555556" calcext:value-type="float">
            <text:p>24,1720555555556</text:p>
          </table:table-cell>
          <table:table-cell table:formula="of:=[.AZ1]/3600" office:value-type="float" office:value="24.6653055555556" calcext:value-type="float">
            <text:p>24,6653055555556</text:p>
          </table:table-cell>
          <table:table-cell table:formula="of:=[.BA1]/3600" office:value-type="float" office:value="25.1585555555556" calcext:value-type="float">
            <text:p>25,1585555555556</text:p>
          </table:table-cell>
          <table:table-cell table:formula="of:=[.BB1]/3600" office:value-type="float" office:value="25.6518055555556" calcext:value-type="float">
            <text:p>25,6518055555556</text:p>
          </table:table-cell>
          <table:table-cell table:formula="of:=[.BC1]/3600" office:value-type="float" office:value="26.1450833333333" calcext:value-type="float">
            <text:p>26,1450833333333</text:p>
          </table:table-cell>
          <table:table-cell table:formula="of:=[.BD1]/3600" office:value-type="float" office:value="26.6383611111111" calcext:value-type="float">
            <text:p>26,6383611111111</text:p>
          </table:table-cell>
          <table:table-cell table:formula="of:=[.BE1]/3600" office:value-type="float" office:value="27.1316666666667" calcext:value-type="float">
            <text:p>27,1316666666667</text:p>
          </table:table-cell>
          <table:table-cell table:formula="of:=[.BF1]/3600" office:value-type="float" office:value="27.6249722222222" calcext:value-type="float">
            <text:p>27,6249722222222</text:p>
          </table:table-cell>
          <table:table-cell table:formula="of:=[.BG1]/3600" office:value-type="float" office:value="28.1183055555556" calcext:value-type="float">
            <text:p>28,1183055555556</text:p>
          </table:table-cell>
          <table:table-cell table:formula="of:=[.BH1]/3600" office:value-type="float" office:value="28.6116388888889" calcext:value-type="float">
            <text:p>28,6116388888889</text:p>
          </table:table-cell>
          <table:table-cell table:formula="of:=[.BI1]/3600" office:value-type="float" office:value="29.1049722222222" calcext:value-type="float">
            <text:p>29,1049722222222</text:p>
          </table:table-cell>
          <table:table-cell table:formula="of:=[.BJ1]/3600" office:value-type="float" office:value="29.5983055555556" calcext:value-type="float">
            <text:p>29,5983055555556</text:p>
          </table:table-cell>
          <table:table-cell table:formula="of:=[.BK1]/3600" office:value-type="float" office:value="30.0916388888889" calcext:value-type="float">
            <text:p>30,0916388888889</text:p>
          </table:table-cell>
          <table:table-cell table:formula="of:=[.BL1]/3600" office:value-type="float" office:value="30.5849444444444" calcext:value-type="float">
            <text:p>30,5849444444444</text:p>
          </table:table-cell>
          <table:table-cell table:formula="of:=[.BM1]/3600" office:value-type="float" office:value="31.0782222222222" calcext:value-type="float">
            <text:p>31,0782222222222</text:p>
          </table:table-cell>
          <table:table-cell table:formula="of:=[.BN1]/3600" office:value-type="float" office:value="31.5715" calcext:value-type="float">
            <text:p>31,5715</text:p>
          </table:table-cell>
          <table:table-cell table:formula="of:=[.BO1]/3600" office:value-type="float" office:value="32.06475" calcext:value-type="float">
            <text:p>32,06475</text:p>
          </table:table-cell>
          <table:table-cell table:formula="of:=[.BP1]/3600" office:value-type="float" office:value="32.558" calcext:value-type="float">
            <text:p>32,558</text:p>
          </table:table-cell>
          <table:table-cell table:formula="of:=[.BQ1]/3600" office:value-type="float" office:value="33.0511944444444" calcext:value-type="float">
            <text:p>33,0511944444444</text:p>
          </table:table-cell>
          <table:table-cell table:formula="of:=[.BR1]/3600" office:value-type="float" office:value="33.5444166666667" calcext:value-type="float">
            <text:p>33,5444166666667</text:p>
          </table:table-cell>
          <table:table-cell table:formula="of:=[.BS1]/3600" office:value-type="float" office:value="34.0376944444444" calcext:value-type="float">
            <text:p>34,0376944444444</text:p>
          </table:table-cell>
          <table:table-cell table:formula="of:=[.BT1]/3600" office:value-type="float" office:value="34.5309166666667" calcext:value-type="float">
            <text:p>34,5309166666667</text:p>
          </table:table-cell>
          <table:table-cell table:formula="of:=[.BU1]/3600" office:value-type="float" office:value="35.0241944444444" calcext:value-type="float">
            <text:p>35,0241944444444</text:p>
          </table:table-cell>
          <table:table-cell table:formula="of:=[.BV1]/3600" office:value-type="float" office:value="35.5174444444444" calcext:value-type="float">
            <text:p>35,5174444444444</text:p>
          </table:table-cell>
          <table:table-cell table:formula="of:=[.BW1]/3600" office:value-type="float" office:value="36.0106944444444" calcext:value-type="float">
            <text:p>36,0106944444444</text:p>
          </table:table-cell>
          <table:table-cell table:formula="of:=[.BX1]/3600" office:value-type="float" office:value="36.5039444444445" calcext:value-type="float">
            <text:p>36,5039444444445</text:p>
          </table:table-cell>
          <table:table-cell table:formula="of:=[.BY1]/3600" office:value-type="float" office:value="36.9971944444444" calcext:value-type="float">
            <text:p>36,9971944444444</text:p>
          </table:table-cell>
          <table:table-cell table:formula="of:=[.BZ1]/3600" office:value-type="float" office:value="37.4904444444444" calcext:value-type="float">
            <text:p>37,4904444444444</text:p>
          </table:table-cell>
          <table:table-cell table:formula="of:=[.CA1]/3600" office:value-type="float" office:value="37.9837222222222" calcext:value-type="float">
            <text:p>37,9837222222222</text:p>
          </table:table-cell>
          <table:table-cell table:formula="of:=[.CB1]/3600" office:value-type="float" office:value="38.4769722222222" calcext:value-type="float">
            <text:p>38,4769722222222</text:p>
          </table:table-cell>
          <table:table-cell table:formula="of:=[.CC1]/3600" office:value-type="float" office:value="38.9702222222222" calcext:value-type="float">
            <text:p>38,9702222222222</text:p>
          </table:table-cell>
          <table:table-cell table:formula="of:=[.CD1]/3600" office:value-type="float" office:value="39.4634722222222" calcext:value-type="float">
            <text:p>39,4634722222222</text:p>
          </table:table-cell>
          <table:table-cell table:formula="of:=[.CE1]/3600" office:value-type="float" office:value="39.9567222222222" calcext:value-type="float">
            <text:p>39,9567222222222</text:p>
          </table:table-cell>
          <table:table-cell table:formula="of:=[.CF1]/3600" office:value-type="float" office:value="40.4499444444444" calcext:value-type="float">
            <text:p>40,4499444444444</text:p>
          </table:table-cell>
          <table:table-cell table:formula="of:=[.CG1]/3600" office:value-type="float" office:value="40.9431944444444" calcext:value-type="float">
            <text:p>40,9431944444444</text:p>
          </table:table-cell>
          <table:table-cell table:formula="of:=[.CH1]/3600" office:value-type="float" office:value="41.4364444444445" calcext:value-type="float">
            <text:p>41,4364444444445</text:p>
          </table:table-cell>
          <table:table-cell table:formula="of:=[.CI1]/3600" office:value-type="float" office:value="41.9296944444444" calcext:value-type="float">
            <text:p>41,9296944444444</text:p>
          </table:table-cell>
          <table:table-cell table:formula="of:=[.CJ1]/3600" office:value-type="float" office:value="42.4228611111111" calcext:value-type="float">
            <text:p>42,4228611111111</text:p>
          </table:table-cell>
          <table:table-cell table:formula="of:=[.CK1]/3600" office:value-type="float" office:value="42.9159722222222" calcext:value-type="float">
            <text:p>42,9159722222222</text:p>
          </table:table-cell>
          <table:table-cell table:formula="of:=[.CL1]/3600" office:value-type="float" office:value="43.4090555555556" calcext:value-type="float">
            <text:p>43,4090555555556</text:p>
          </table:table-cell>
          <table:table-cell table:formula="of:=[.CM1]/3600" office:value-type="float" office:value="43.9020833333333" calcext:value-type="float">
            <text:p>43,9020833333333</text:p>
          </table:table-cell>
          <table:table-cell table:formula="of:=[.CN1]/3600" office:value-type="float" office:value="44.3950833333333" calcext:value-type="float">
            <text:p>44,3950833333333</text:p>
          </table:table-cell>
          <table:table-cell table:formula="of:=[.CO1]/3600" office:value-type="float" office:value="44.8880555555556" calcext:value-type="float">
            <text:p>44,8880555555556</text:p>
          </table:table-cell>
          <table:table-cell table:formula="of:=[.CP1]/3600" office:value-type="float" office:value="45.3810277777778" calcext:value-type="float">
            <text:p>45,3810277777778</text:p>
          </table:table-cell>
          <table:table-cell table:formula="of:=[.CQ1]/3600" office:value-type="float" office:value="45.8740277777778" calcext:value-type="float">
            <text:p>45,8740277777778</text:p>
          </table:table-cell>
          <table:table-cell table:formula="of:=[.CR1]/3600" office:value-type="float" office:value="46.3670555555556" calcext:value-type="float">
            <text:p>46,3670555555556</text:p>
          </table:table-cell>
          <table:table-cell table:formula="of:=[.CS1]/3600" office:value-type="float" office:value="46.8600833333333" calcext:value-type="float">
            <text:p>46,8600833333333</text:p>
          </table:table-cell>
          <table:table-cell table:formula="of:=[.CT1]/3600" office:value-type="float" office:value="47.3531666666667" calcext:value-type="float">
            <text:p>47,3531666666667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12]+[.B13]+[.B14])/3-0.089" office:value-type="float" office:value="0.0213333333333333" calcext:value-type="float">
            <text:p>0,021333333333333</text:p>
          </table:table-cell>
          <table:table-cell table:formula="of:=([.C12]+[.C13]+[.C14])/3-0.089" office:value-type="float" office:value="0.026" calcext:value-type="float">
            <text:p>0,026</text:p>
          </table:table-cell>
          <table:table-cell table:formula="of:=([.D12]+[.D13]+[.D14])/3-0.089" office:value-type="float" office:value="0.032" calcext:value-type="float">
            <text:p>0,032</text:p>
          </table:table-cell>
          <table:table-cell table:formula="of:=([.E12]+[.E13]+[.E14])/3-0.089" office:value-type="float" office:value="0.0333333333333333" calcext:value-type="float">
            <text:p>0,033333333333333</text:p>
          </table:table-cell>
          <table:table-cell table:formula="of:=([.F12]+[.F13]+[.F14])/3-0.089" office:value-type="float" office:value="0.035" calcext:value-type="float">
            <text:p>0,035</text:p>
          </table:table-cell>
          <table:table-cell table:formula="of:=([.G12]+[.G13]+[.G14])/3-0.089" office:value-type="float" office:value="0.0413333333333333" calcext:value-type="float">
            <text:p>0,041333333333333</text:p>
          </table:table-cell>
          <table:table-cell table:formula="of:=([.H12]+[.H13]+[.H14])/3-0.089" office:value-type="float" office:value="0.0593333333333333" calcext:value-type="float">
            <text:p>0,059333333333333</text:p>
          </table:table-cell>
          <table:table-cell table:formula="of:=([.I12]+[.I13]+[.I14])/3-0.089" office:value-type="float" office:value="0.08" calcext:value-type="float">
            <text:p>0,08</text:p>
          </table:table-cell>
          <table:table-cell table:formula="of:=([.J12]+[.J13]+[.J14])/3-0.089" office:value-type="float" office:value="0.122" calcext:value-type="float">
            <text:p>0,122</text:p>
          </table:table-cell>
          <table:table-cell table:formula="of:=([.K12]+[.K13]+[.K14])/3-0.089" office:value-type="float" office:value="0.163333333333333" calcext:value-type="float">
            <text:p>0,163333333333333</text:p>
          </table:table-cell>
          <table:table-cell table:formula="of:=([.L12]+[.L13]+[.L14])/3-0.089" office:value-type="float" office:value="0.216" calcext:value-type="float">
            <text:p>0,216</text:p>
          </table:table-cell>
          <table:table-cell table:formula="of:=([.M12]+[.M13]+[.M14])/3-0.089" office:value-type="float" office:value="0.283" calcext:value-type="float">
            <text:p>0,283</text:p>
          </table:table-cell>
          <table:table-cell table:formula="of:=([.N12]+[.N13]+[.N14])/3-0.089" office:value-type="float" office:value="0.357" calcext:value-type="float">
            <text:p>0,357</text:p>
          </table:table-cell>
          <table:table-cell table:formula="of:=([.O12]+[.O13]+[.O14])/3-0.089" office:value-type="float" office:value="0.446666666666667" calcext:value-type="float">
            <text:p>0,446666666666667</text:p>
          </table:table-cell>
          <table:table-cell table:formula="of:=([.P12]+[.P13]+[.P14])/3-0.089" office:value-type="float" office:value="0.539" calcext:value-type="float">
            <text:p>0,539</text:p>
          </table:table-cell>
          <table:table-cell table:formula="of:=([.Q12]+[.Q13]+[.Q14])/3-0.089" office:value-type="float" office:value="0.645" calcext:value-type="float">
            <text:p>0,645</text:p>
          </table:table-cell>
          <table:table-cell table:formula="of:=([.R12]+[.R13]+[.R14])/3-0.089" office:value-type="float" office:value="0.74" calcext:value-type="float">
            <text:p>0,74</text:p>
          </table:table-cell>
          <table:table-cell table:formula="of:=([.S12]+[.S13]+[.S14])/3-0.089" office:value-type="float" office:value="0.849333333333333" calcext:value-type="float">
            <text:p>0,849333333333333</text:p>
          </table:table-cell>
          <table:table-cell table:formula="of:=([.T12]+[.T13]+[.T14])/3-0.089" office:value-type="float" office:value="0.942" calcext:value-type="float">
            <text:p>0,942</text:p>
          </table:table-cell>
          <table:table-cell table:formula="of:=([.U12]+[.U13]+[.U14])/3-0.089" office:value-type="float" office:value="1.00733333333333" calcext:value-type="float">
            <text:p>1,00733333333333</text:p>
          </table:table-cell>
          <table:table-cell table:formula="of:=([.V12]+[.V13]+[.V14])/3-0.089" office:value-type="float" office:value="1.064" calcext:value-type="float">
            <text:p>1,064</text:p>
          </table:table-cell>
          <table:table-cell table:formula="of:=([.W12]+[.W13]+[.W14])/3-0.089" office:value-type="float" office:value="1.11433333333333" calcext:value-type="float">
            <text:p>1,11433333333333</text:p>
          </table:table-cell>
          <table:table-cell table:formula="of:=([.X12]+[.X13]+[.X14])/3-0.089" office:value-type="float" office:value="1.15433333333333" calcext:value-type="float">
            <text:p>1,15433333333333</text:p>
          </table:table-cell>
          <table:table-cell table:formula="of:=([.Y12]+[.Y13]+[.Y14])/3-0.089" office:value-type="float" office:value="1.19666666666667" calcext:value-type="float">
            <text:p>1,19666666666667</text:p>
          </table:table-cell>
          <table:table-cell table:formula="of:=([.Z12]+[.Z13]+[.Z14])/3-0.089" office:value-type="float" office:value="1.21566666666667" calcext:value-type="float">
            <text:p>1,21566666666667</text:p>
          </table:table-cell>
          <table:table-cell table:formula="of:=([.AA12]+[.AA13]+[.AA14])/3-0.089" office:value-type="float" office:value="1.237" calcext:value-type="float">
            <text:p>1,237</text:p>
          </table:table-cell>
          <table:table-cell table:formula="of:=([.AB12]+[.AB13]+[.AB14])/3-0.089" office:value-type="float" office:value="1.24" calcext:value-type="float">
            <text:p>1,24</text:p>
          </table:table-cell>
          <table:table-cell table:formula="of:=([.AC12]+[.AC13]+[.AC14])/3-0.089" office:value-type="float" office:value="1.227" calcext:value-type="float">
            <text:p>1,227</text:p>
          </table:table-cell>
          <table:table-cell table:formula="of:=([.AD12]+[.AD13]+[.AD14])/3-0.089" office:value-type="float" office:value="1.229" calcext:value-type="float">
            <text:p>1,229</text:p>
          </table:table-cell>
          <table:table-cell table:formula="of:=([.AE12]+[.AE13]+[.AE14])/3-0.089" office:value-type="float" office:value="1.23366666666667" calcext:value-type="float">
            <text:p>1,23366666666667</text:p>
          </table:table-cell>
          <table:table-cell table:formula="of:=([.AF12]+[.AF13]+[.AF14])/3-0.089" office:value-type="float" office:value="1.23133333333333" calcext:value-type="float">
            <text:p>1,23133333333333</text:p>
          </table:table-cell>
          <table:table-cell table:formula="of:=([.AG12]+[.AG13]+[.AG14])/3-0.089" office:value-type="float" office:value="1.21" calcext:value-type="float">
            <text:p>1,21</text:p>
          </table:table-cell>
          <table:table-cell table:formula="of:=([.AH12]+[.AH13]+[.AH14])/3-0.089" office:value-type="float" office:value="1.192" calcext:value-type="float">
            <text:p>1,192</text:p>
          </table:table-cell>
          <table:table-cell table:formula="of:=([.AI12]+[.AI13]+[.AI14])/3-0.089" office:value-type="float" office:value="1.186" calcext:value-type="float">
            <text:p>1,186</text:p>
          </table:table-cell>
          <table:table-cell table:formula="of:=([.AJ12]+[.AJ13]+[.AJ14])/3-0.089" office:value-type="float" office:value="1.16566666666667" calcext:value-type="float">
            <text:p>1,16566666666667</text:p>
          </table:table-cell>
          <table:table-cell table:formula="of:=([.AK12]+[.AK13]+[.AK14])/3-0.089" office:value-type="float" office:value="1.15166666666667" calcext:value-type="float">
            <text:p>1,15166666666667</text:p>
          </table:table-cell>
          <table:table-cell table:formula="of:=([.AL12]+[.AL13]+[.AL14])/3-0.089" office:value-type="float" office:value="1.13533333333333" calcext:value-type="float">
            <text:p>1,13533333333333</text:p>
          </table:table-cell>
          <table:table-cell table:formula="of:=([.AM12]+[.AM13]+[.AM14])/3-0.089" office:value-type="float" office:value="1.12266666666667" calcext:value-type="float">
            <text:p>1,12266666666667</text:p>
          </table:table-cell>
          <table:table-cell table:formula="of:=([.AN12]+[.AN13]+[.AN14])/3-0.089" office:value-type="float" office:value="1.12166666666667" calcext:value-type="float">
            <text:p>1,12166666666667</text:p>
          </table:table-cell>
          <table:table-cell table:formula="of:=([.AO12]+[.AO13]+[.AO14])/3-0.089" office:value-type="float" office:value="1.12633333333333" calcext:value-type="float">
            <text:p>1,12633333333333</text:p>
          </table:table-cell>
          <table:table-cell table:formula="of:=([.AP12]+[.AP13]+[.AP14])/3-0.089" office:value-type="float" office:value="1.13" calcext:value-type="float">
            <text:p>1,13</text:p>
          </table:table-cell>
          <table:table-cell table:formula="of:=([.AQ12]+[.AQ13]+[.AQ14])/3-0.089" office:value-type="float" office:value="1.139" calcext:value-type="float">
            <text:p>1,139</text:p>
          </table:table-cell>
          <table:table-cell table:formula="of:=([.AR12]+[.AR13]+[.AR14])/3-0.089" office:value-type="float" office:value="1.137" calcext:value-type="float">
            <text:p>1,137</text:p>
          </table:table-cell>
          <table:table-cell table:formula="of:=([.AS12]+[.AS13]+[.AS14])/3-0.089" office:value-type="float" office:value="1.137" calcext:value-type="float">
            <text:p>1,137</text:p>
          </table:table-cell>
          <table:table-cell table:formula="of:=([.AT12]+[.AT13]+[.AT14])/3-0.089" office:value-type="float" office:value="1.13833333333333" calcext:value-type="float">
            <text:p>1,13833333333333</text:p>
          </table:table-cell>
          <table:table-cell table:formula="of:=([.AU12]+[.AU13]+[.AU14])/3-0.089" office:value-type="float" office:value="1.13766666666667" calcext:value-type="float">
            <text:p>1,13766666666667</text:p>
          </table:table-cell>
          <table:table-cell table:formula="of:=([.AV12]+[.AV13]+[.AV14])/3-0.089" office:value-type="float" office:value="1.137" calcext:value-type="float">
            <text:p>1,137</text:p>
          </table:table-cell>
          <table:table-cell table:formula="of:=([.AW12]+[.AW13]+[.AW14])/3-0.089" office:value-type="float" office:value="1.13133333333333" calcext:value-type="float">
            <text:p>1,13133333333333</text:p>
          </table:table-cell>
          <table:table-cell table:formula="of:=([.AX12]+[.AX13]+[.AX14])/3-0.089" office:value-type="float" office:value="1.13" calcext:value-type="float">
            <text:p>1,13</text:p>
          </table:table-cell>
          <table:table-cell table:formula="of:=([.AY12]+[.AY13]+[.AY14])/3-0.089" office:value-type="float" office:value="1.123" calcext:value-type="float">
            <text:p>1,123</text:p>
          </table:table-cell>
          <table:table-cell table:formula="of:=([.AZ12]+[.AZ13]+[.AZ14])/3-0.089" office:value-type="float" office:value="1.116" calcext:value-type="float">
            <text:p>1,116</text:p>
          </table:table-cell>
          <table:table-cell table:formula="of:=([.BA12]+[.BA13]+[.BA14])/3-0.089" office:value-type="float" office:value="1.10633333333333" calcext:value-type="float">
            <text:p>1,10633333333333</text:p>
          </table:table-cell>
          <table:table-cell table:formula="of:=([.BB12]+[.BB13]+[.BB14])/3-0.089" office:value-type="float" office:value="1.10066666666667" calcext:value-type="float">
            <text:p>1,10066666666667</text:p>
          </table:table-cell>
          <table:table-cell table:formula="of:=([.BC12]+[.BC13]+[.BC14])/3-0.089" office:value-type="float" office:value="1.09533333333333" calcext:value-type="float">
            <text:p>1,09533333333333</text:p>
          </table:table-cell>
          <table:table-cell table:formula="of:=([.BD12]+[.BD13]+[.BD14])/3-0.089" office:value-type="float" office:value="1.08966666666667" calcext:value-type="float">
            <text:p>1,08966666666667</text:p>
          </table:table-cell>
          <table:table-cell table:formula="of:=([.BE12]+[.BE13]+[.BE14])/3-0.089" office:value-type="float" office:value="1.08966666666667" calcext:value-type="float">
            <text:p>1,08966666666667</text:p>
          </table:table-cell>
          <table:table-cell table:formula="of:=([.BF12]+[.BF13]+[.BF14])/3-0.089" office:value-type="float" office:value="1.08633333333333" calcext:value-type="float">
            <text:p>1,08633333333333</text:p>
          </table:table-cell>
          <table:table-cell table:formula="of:=([.BG12]+[.BG13]+[.BG14])/3-0.089" office:value-type="float" office:value="1.084" calcext:value-type="float">
            <text:p>1,084</text:p>
          </table:table-cell>
          <table:table-cell table:formula="of:=([.BH12]+[.BH13]+[.BH14])/3-0.089" office:value-type="float" office:value="1.08033333333333" calcext:value-type="float">
            <text:p>1,08033333333333</text:p>
          </table:table-cell>
          <table:table-cell table:formula="of:=([.BI12]+[.BI13]+[.BI14])/3-0.089" office:value-type="float" office:value="1.07966666666667" calcext:value-type="float">
            <text:p>1,07966666666667</text:p>
          </table:table-cell>
          <table:table-cell table:formula="of:=([.BJ12]+[.BJ13]+[.BJ14])/3-0.089" office:value-type="float" office:value="1.078" calcext:value-type="float">
            <text:p>1,078</text:p>
          </table:table-cell>
          <table:table-cell table:formula="of:=([.BK12]+[.BK13]+[.BK14])/3-0.089" office:value-type="float" office:value="1.07533333333333" calcext:value-type="float">
            <text:p>1,07533333333333</text:p>
          </table:table-cell>
          <table:table-cell table:formula="of:=([.BL12]+[.BL13]+[.BL14])/3-0.089" office:value-type="float" office:value="1.074" calcext:value-type="float">
            <text:p>1,074</text:p>
          </table:table-cell>
          <table:table-cell table:formula="of:=([.BM12]+[.BM13]+[.BM14])/3-0.089" office:value-type="float" office:value="1.07466666666667" calcext:value-type="float">
            <text:p>1,07466666666667</text:p>
          </table:table-cell>
          <table:table-cell table:formula="of:=([.BN12]+[.BN13]+[.BN14])/3-0.089" office:value-type="float" office:value="1.073" calcext:value-type="float">
            <text:p>1,073</text:p>
          </table:table-cell>
          <table:table-cell table:formula="of:=([.BO12]+[.BO13]+[.BO14])/3-0.089" office:value-type="float" office:value="1.07166666666667" calcext:value-type="float">
            <text:p>1,07166666666667</text:p>
          </table:table-cell>
          <table:table-cell table:formula="of:=([.BP12]+[.BP13]+[.BP14])/3-0.089" office:value-type="float" office:value="1.06833333333333" calcext:value-type="float">
            <text:p>1,06833333333333</text:p>
          </table:table-cell>
          <table:table-cell table:formula="of:=([.BQ12]+[.BQ13]+[.BQ14])/3-0.089" office:value-type="float" office:value="1.06666666666667" calcext:value-type="float">
            <text:p>1,06666666666667</text:p>
          </table:table-cell>
          <table:table-cell table:formula="of:=([.BR12]+[.BR13]+[.BR14])/3-0.089" office:value-type="float" office:value="1.064" calcext:value-type="float">
            <text:p>1,064</text:p>
          </table:table-cell>
          <table:table-cell table:formula="of:=([.BS12]+[.BS13]+[.BS14])/3-0.089" office:value-type="float" office:value="1.06033333333333" calcext:value-type="float">
            <text:p>1,06033333333333</text:p>
          </table:table-cell>
          <table:table-cell table:formula="of:=([.BT12]+[.BT13]+[.BT14])/3-0.089" office:value-type="float" office:value="1.05466666666667" calcext:value-type="float">
            <text:p>1,05466666666667</text:p>
          </table:table-cell>
          <table:table-cell table:formula="of:=([.BU12]+[.BU13]+[.BU14])/3-0.089" office:value-type="float" office:value="1.05166666666667" calcext:value-type="float">
            <text:p>1,05166666666667</text:p>
          </table:table-cell>
          <table:table-cell table:formula="of:=([.BV12]+[.BV13]+[.BV14])/3-0.089" office:value-type="float" office:value="1.04633333333333" calcext:value-type="float">
            <text:p>1,04633333333333</text:p>
          </table:table-cell>
          <table:table-cell table:formula="of:=([.BW12]+[.BW13]+[.BW14])/3-0.089" office:value-type="float" office:value="1.042" calcext:value-type="float">
            <text:p>1,042</text:p>
          </table:table-cell>
          <table:table-cell table:formula="of:=([.BX12]+[.BX13]+[.BX14])/3-0.089" office:value-type="float" office:value="1.03666666666667" calcext:value-type="float">
            <text:p>1,03666666666667</text:p>
          </table:table-cell>
          <table:table-cell table:formula="of:=([.BY12]+[.BY13]+[.BY14])/3-0.089" office:value-type="float" office:value="1.03233333333333" calcext:value-type="float">
            <text:p>1,03233333333333</text:p>
          </table:table-cell>
          <table:table-cell table:formula="of:=([.BZ12]+[.BZ13]+[.BZ14])/3-0.089" office:value-type="float" office:value="1.03" calcext:value-type="float">
            <text:p>1,03</text:p>
          </table:table-cell>
          <table:table-cell table:formula="of:=([.CA12]+[.CA13]+[.CA14])/3-0.089" office:value-type="float" office:value="1.026" calcext:value-type="float">
            <text:p>1,026</text:p>
          </table:table-cell>
          <table:table-cell table:formula="of:=([.CB12]+[.CB13]+[.CB14])/3-0.089" office:value-type="float" office:value="1.02433333333333" calcext:value-type="float">
            <text:p>1,02433333333333</text:p>
          </table:table-cell>
          <table:table-cell table:formula="of:=([.CC12]+[.CC13]+[.CC14])/3-0.089" office:value-type="float" office:value="1.021" calcext:value-type="float">
            <text:p>1,021</text:p>
          </table:table-cell>
          <table:table-cell table:formula="of:=([.CD12]+[.CD13]+[.CD14])/3-0.089" office:value-type="float" office:value="1.01866666666667" calcext:value-type="float">
            <text:p>1,01866666666667</text:p>
          </table:table-cell>
          <table:table-cell table:formula="of:=([.CE12]+[.CE13]+[.CE14])/3-0.089" office:value-type="float" office:value="1.01466666666667" calcext:value-type="float">
            <text:p>1,01466666666667</text:p>
          </table:table-cell>
          <table:table-cell table:formula="of:=([.CF12]+[.CF13]+[.CF14])/3-0.089" office:value-type="float" office:value="1.011" calcext:value-type="float">
            <text:p>1,011</text:p>
          </table:table-cell>
          <table:table-cell table:formula="of:=([.CG12]+[.CG13]+[.CG14])/3-0.089" office:value-type="float" office:value="1.007" calcext:value-type="float">
            <text:p>1,007</text:p>
          </table:table-cell>
          <table:table-cell table:formula="of:=([.CH12]+[.CH13]+[.CH14])/3-0.089" office:value-type="float" office:value="1" calcext:value-type="float">
            <text:p>1</text:p>
          </table:table-cell>
          <table:table-cell table:formula="of:=([.CI12]+[.CI13]+[.CI14])/3-0.089" office:value-type="float" office:value="0.995666666666667" calcext:value-type="float">
            <text:p>0,995666666666667</text:p>
          </table:table-cell>
          <table:table-cell table:formula="of:=([.CJ12]+[.CJ13]+[.CJ14])/3-0.089" office:value-type="float" office:value="0.989333333333333" calcext:value-type="float">
            <text:p>0,989333333333333</text:p>
          </table:table-cell>
          <table:table-cell table:formula="of:=([.CK12]+[.CK13]+[.CK14])/3-0.089" office:value-type="float" office:value="0.983" calcext:value-type="float">
            <text:p>0,983</text:p>
          </table:table-cell>
          <table:table-cell table:formula="of:=([.CL12]+[.CL13]+[.CL14])/3-0.089" office:value-type="float" office:value="0.976333333333333" calcext:value-type="float">
            <text:p>0,976333333333333</text:p>
          </table:table-cell>
          <table:table-cell table:formula="of:=([.CM12]+[.CM13]+[.CM14])/3-0.089" office:value-type="float" office:value="0.970666666666667" calcext:value-type="float">
            <text:p>0,970666666666667</text:p>
          </table:table-cell>
          <table:table-cell table:formula="of:=([.CN12]+[.CN13]+[.CN14])/3-0.089" office:value-type="float" office:value="0.966666666666666" calcext:value-type="float">
            <text:p>0,966666666666666</text:p>
          </table:table-cell>
          <table:table-cell table:formula="of:=([.CO12]+[.CO13]+[.CO14])/3-0.089" office:value-type="float" office:value="0.961" calcext:value-type="float">
            <text:p>0,961</text:p>
          </table:table-cell>
          <table:table-cell table:formula="of:=([.CP12]+[.CP13]+[.CP14])/3-0.089" office:value-type="float" office:value="0.956666666666667" calcext:value-type="float">
            <text:p>0,956666666666667</text:p>
          </table:table-cell>
          <table:table-cell table:formula="of:=([.CQ12]+[.CQ13]+[.CQ14])/3-0.089" office:value-type="float" office:value="0.952333333333333" calcext:value-type="float">
            <text:p>0,952333333333333</text:p>
          </table:table-cell>
          <table:table-cell table:formula="of:=([.CR12]+[.CR13]+[.CR14])/3-0.089" office:value-type="float" office:value="0.950333333333333" calcext:value-type="float">
            <text:p>0,950333333333333</text:p>
          </table:table-cell>
          <table:table-cell table:formula="of:=([.CS12]+[.CS13]+[.CS14])/3-0.089" office:value-type="float" office:value="0.946333333333333" calcext:value-type="float">
            <text:p>0,946333333333333</text:p>
          </table:table-cell>
          <table:table-cell table:formula="of:=([.CT12]+[.CT13]+[.CT14])/3-0.089" office:value-type="float" office:value="0.943666666666667" calcext:value-type="float">
            <text:p>0,943666666666667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15]+[.B16]+[.B17])/3-0.089" office:value-type="float" office:value="0.02" calcext:value-type="float">
            <text:p>0,02</text:p>
          </table:table-cell>
          <table:table-cell table:formula="of:=([.C15]+[.C16]+[.C17])/3-0.089" office:value-type="float" office:value="0.0253333333333333" calcext:value-type="float">
            <text:p>0,025333333333333</text:p>
          </table:table-cell>
          <table:table-cell table:formula="of:=([.D15]+[.D16]+[.D17])/3-0.089" office:value-type="float" office:value="0.0296666666666667" calcext:value-type="float">
            <text:p>0,029666666666667</text:p>
          </table:table-cell>
          <table:table-cell table:formula="of:=([.E15]+[.E16]+[.E17])/3-0.089" office:value-type="float" office:value="0.0283333333333333" calcext:value-type="float">
            <text:p>0,028333333333333</text:p>
          </table:table-cell>
          <table:table-cell table:formula="of:=([.F15]+[.F16]+[.F17])/3-0.089" office:value-type="float" office:value="0.03" calcext:value-type="float">
            <text:p>0,03</text:p>
          </table:table-cell>
          <table:table-cell table:formula="of:=([.G15]+[.G16]+[.G17])/3-0.089" office:value-type="float" office:value="0.0326666666666667" calcext:value-type="float">
            <text:p>0,032666666666667</text:p>
          </table:table-cell>
          <table:table-cell table:formula="of:=([.H15]+[.H16]+[.H17])/3-0.089" office:value-type="float" office:value="0.0426666666666667" calcext:value-type="float">
            <text:p>0,042666666666667</text:p>
          </table:table-cell>
          <table:table-cell table:formula="of:=([.I15]+[.I16]+[.I17])/3-0.089" office:value-type="float" office:value="0.0593333333333333" calcext:value-type="float">
            <text:p>0,059333333333333</text:p>
          </table:table-cell>
          <table:table-cell table:formula="of:=([.J15]+[.J16]+[.J17])/3-0.089" office:value-type="float" office:value="0.0736666666666667" calcext:value-type="float">
            <text:p>0,073666666666667</text:p>
          </table:table-cell>
          <table:table-cell table:formula="of:=([.K15]+[.K16]+[.K17])/3-0.089" office:value-type="float" office:value="0.107" calcext:value-type="float">
            <text:p>0,107</text:p>
          </table:table-cell>
          <table:table-cell table:formula="of:=([.L15]+[.L16]+[.L17])/3-0.089" office:value-type="float" office:value="0.150666666666667" calcext:value-type="float">
            <text:p>0,150666666666667</text:p>
          </table:table-cell>
          <table:table-cell table:formula="of:=([.M15]+[.M16]+[.M17])/3-0.089" office:value-type="float" office:value="0.203666666666667" calcext:value-type="float">
            <text:p>0,203666666666667</text:p>
          </table:table-cell>
          <table:table-cell table:formula="of:=([.N15]+[.N16]+[.N17])/3-0.089" office:value-type="float" office:value="0.276" calcext:value-type="float">
            <text:p>0,276</text:p>
          </table:table-cell>
          <table:table-cell table:formula="of:=([.O15]+[.O16]+[.O17])/3-0.089" office:value-type="float" office:value="0.365333333333333" calcext:value-type="float">
            <text:p>0,365333333333333</text:p>
          </table:table-cell>
          <table:table-cell table:formula="of:=([.P15]+[.P16]+[.P17])/3-0.089" office:value-type="float" office:value="0.448" calcext:value-type="float">
            <text:p>0,448</text:p>
          </table:table-cell>
          <table:table-cell table:formula="of:=([.Q15]+[.Q16]+[.Q17])/3-0.089" office:value-type="float" office:value="0.528333333333333" calcext:value-type="float">
            <text:p>0,528333333333333</text:p>
          </table:table-cell>
          <table:table-cell table:formula="of:=([.R15]+[.R16]+[.R17])/3-0.089" office:value-type="float" office:value="0.627" calcext:value-type="float">
            <text:p>0,627</text:p>
          </table:table-cell>
          <table:table-cell table:formula="of:=([.S15]+[.S16]+[.S17])/3-0.089" office:value-type="float" office:value="0.7" calcext:value-type="float">
            <text:p>0,7</text:p>
          </table:table-cell>
          <table:table-cell table:formula="of:=([.T15]+[.T16]+[.T17])/3-0.089" office:value-type="float" office:value="0.816666666666667" calcext:value-type="float">
            <text:p>0,816666666666667</text:p>
          </table:table-cell>
          <table:table-cell table:formula="of:=([.U15]+[.U16]+[.U17])/3-0.089" office:value-type="float" office:value="0.933333333333333" calcext:value-type="float">
            <text:p>0,933333333333333</text:p>
          </table:table-cell>
          <table:table-cell table:formula="of:=([.V15]+[.V16]+[.V17])/3-0.089" office:value-type="float" office:value="0.998" calcext:value-type="float">
            <text:p>0,998</text:p>
          </table:table-cell>
          <table:table-cell table:formula="of:=([.W15]+[.W16]+[.W17])/3-0.089" office:value-type="float" office:value="1.05266666666667" calcext:value-type="float">
            <text:p>1,05266666666667</text:p>
          </table:table-cell>
          <table:table-cell table:formula="of:=([.X15]+[.X16]+[.X17])/3-0.089" office:value-type="float" office:value="1.09133333333333" calcext:value-type="float">
            <text:p>1,09133333333333</text:p>
          </table:table-cell>
          <table:table-cell table:formula="of:=([.Y15]+[.Y16]+[.Y17])/3-0.089" office:value-type="float" office:value="1.127" calcext:value-type="float">
            <text:p>1,127</text:p>
          </table:table-cell>
          <table:table-cell table:formula="of:=([.Z15]+[.Z16]+[.Z17])/3-0.089" office:value-type="float" office:value="1.155" calcext:value-type="float">
            <text:p>1,155</text:p>
          </table:table-cell>
          <table:table-cell table:formula="of:=([.AA15]+[.AA16]+[.AA17])/3-0.089" office:value-type="float" office:value="1.17866666666667" calcext:value-type="float">
            <text:p>1,17866666666667</text:p>
          </table:table-cell>
          <table:table-cell table:formula="of:=([.AB15]+[.AB16]+[.AB17])/3-0.089" office:value-type="float" office:value="1.19966666666667" calcext:value-type="float">
            <text:p>1,19966666666667</text:p>
          </table:table-cell>
          <table:table-cell table:formula="of:=([.AC15]+[.AC16]+[.AC17])/3-0.089" office:value-type="float" office:value="1.193" calcext:value-type="float">
            <text:p>1,193</text:p>
          </table:table-cell>
          <table:table-cell table:formula="of:=([.AD15]+[.AD16]+[.AD17])/3-0.089" office:value-type="float" office:value="1.20133333333333" calcext:value-type="float">
            <text:p>1,20133333333333</text:p>
          </table:table-cell>
          <table:table-cell table:formula="of:=([.AE15]+[.AE16]+[.AE17])/3-0.089" office:value-type="float" office:value="1.203" calcext:value-type="float">
            <text:p>1,203</text:p>
          </table:table-cell>
          <table:table-cell table:formula="of:=([.AF15]+[.AF16]+[.AF17])/3-0.089" office:value-type="float" office:value="1.224" calcext:value-type="float">
            <text:p>1,224</text:p>
          </table:table-cell>
          <table:table-cell table:formula="of:=([.AG15]+[.AG16]+[.AG17])/3-0.089" office:value-type="float" office:value="1.224" calcext:value-type="float">
            <text:p>1,224</text:p>
          </table:table-cell>
          <table:table-cell table:formula="of:=([.AH15]+[.AH16]+[.AH17])/3-0.089" office:value-type="float" office:value="1.21333333333333" calcext:value-type="float">
            <text:p>1,21333333333333</text:p>
          </table:table-cell>
          <table:table-cell table:formula="of:=([.AI15]+[.AI16]+[.AI17])/3-0.089" office:value-type="float" office:value="1.19866666666667" calcext:value-type="float">
            <text:p>1,19866666666667</text:p>
          </table:table-cell>
          <table:table-cell table:formula="of:=([.AJ15]+[.AJ16]+[.AJ17])/3-0.089" office:value-type="float" office:value="1.17433333333333" calcext:value-type="float">
            <text:p>1,17433333333333</text:p>
          </table:table-cell>
          <table:table-cell table:formula="of:=([.AK15]+[.AK16]+[.AK17])/3-0.089" office:value-type="float" office:value="1.157" calcext:value-type="float">
            <text:p>1,157</text:p>
          </table:table-cell>
          <table:table-cell table:formula="of:=([.AL15]+[.AL16]+[.AL17])/3-0.089" office:value-type="float" office:value="1.14766666666667" calcext:value-type="float">
            <text:p>1,14766666666667</text:p>
          </table:table-cell>
          <table:table-cell table:formula="of:=([.AM15]+[.AM16]+[.AM17])/3-0.089" office:value-type="float" office:value="1.13433333333333" calcext:value-type="float">
            <text:p>1,13433333333333</text:p>
          </table:table-cell>
          <table:table-cell table:formula="of:=([.AN15]+[.AN16]+[.AN17])/3-0.089" office:value-type="float" office:value="1.12766666666667" calcext:value-type="float">
            <text:p>1,12766666666667</text:p>
          </table:table-cell>
          <table:table-cell table:formula="of:=([.AO15]+[.AO16]+[.AO17])/3-0.089" office:value-type="float" office:value="1.133" calcext:value-type="float">
            <text:p>1,133</text:p>
          </table:table-cell>
          <table:table-cell table:formula="of:=([.AP15]+[.AP16]+[.AP17])/3-0.089" office:value-type="float" office:value="1.12266666666667" calcext:value-type="float">
            <text:p>1,12266666666667</text:p>
          </table:table-cell>
          <table:table-cell table:formula="of:=([.AQ15]+[.AQ16]+[.AQ17])/3-0.089" office:value-type="float" office:value="1.12233333333333" calcext:value-type="float">
            <text:p>1,12233333333333</text:p>
          </table:table-cell>
          <table:table-cell table:formula="of:=([.AR15]+[.AR16]+[.AR17])/3-0.089" office:value-type="float" office:value="1.126" calcext:value-type="float">
            <text:p>1,126</text:p>
          </table:table-cell>
          <table:table-cell table:formula="of:=([.AS15]+[.AS16]+[.AS17])/3-0.089" office:value-type="float" office:value="1.12866666666667" calcext:value-type="float">
            <text:p>1,12866666666667</text:p>
          </table:table-cell>
          <table:table-cell table:formula="of:=([.AT15]+[.AT16]+[.AT17])/3-0.089" office:value-type="float" office:value="1.13533333333333" calcext:value-type="float">
            <text:p>1,13533333333333</text:p>
          </table:table-cell>
          <table:table-cell table:formula="of:=([.AU15]+[.AU16]+[.AU17])/3-0.089" office:value-type="float" office:value="1.13333333333333" calcext:value-type="float">
            <text:p>1,13333333333333</text:p>
          </table:table-cell>
          <table:table-cell table:formula="of:=([.AV15]+[.AV16]+[.AV17])/3-0.089" office:value-type="float" office:value="1.13266666666667" calcext:value-type="float">
            <text:p>1,13266666666667</text:p>
          </table:table-cell>
          <table:table-cell table:formula="of:=([.AW15]+[.AW16]+[.AW17])/3-0.089" office:value-type="float" office:value="1.12866666666667" calcext:value-type="float">
            <text:p>1,12866666666667</text:p>
          </table:table-cell>
          <table:table-cell table:formula="of:=([.AX15]+[.AX16]+[.AX17])/3-0.089" office:value-type="float" office:value="1.13466666666667" calcext:value-type="float">
            <text:p>1,13466666666667</text:p>
          </table:table-cell>
          <table:table-cell table:formula="of:=([.AY15]+[.AY16]+[.AY17])/3-0.089" office:value-type="float" office:value="1.13566666666667" calcext:value-type="float">
            <text:p>1,13566666666667</text:p>
          </table:table-cell>
          <table:table-cell table:formula="of:=([.AZ15]+[.AZ16]+[.AZ17])/3-0.089" office:value-type="float" office:value="1.12233333333333" calcext:value-type="float">
            <text:p>1,12233333333333</text:p>
          </table:table-cell>
          <table:table-cell table:formula="of:=([.BA15]+[.BA16]+[.BA17])/3-0.089" office:value-type="float" office:value="1.118" calcext:value-type="float">
            <text:p>1,118</text:p>
          </table:table-cell>
          <table:table-cell table:formula="of:=([.BB15]+[.BB16]+[.BB17])/3-0.089" office:value-type="float" office:value="1.11166666666667" calcext:value-type="float">
            <text:p>1,11166666666667</text:p>
          </table:table-cell>
          <table:table-cell table:formula="of:=([.BC15]+[.BC16]+[.BC17])/3-0.089" office:value-type="float" office:value="1.10033333333333" calcext:value-type="float">
            <text:p>1,10033333333333</text:p>
          </table:table-cell>
          <table:table-cell table:formula="of:=([.BD15]+[.BD16]+[.BD17])/3-0.089" office:value-type="float" office:value="1.091" calcext:value-type="float">
            <text:p>1,091</text:p>
          </table:table-cell>
          <table:table-cell table:formula="of:=([.BE15]+[.BE16]+[.BE17])/3-0.089" office:value-type="float" office:value="1.08833333333333" calcext:value-type="float">
            <text:p>1,08833333333333</text:p>
          </table:table-cell>
          <table:table-cell table:formula="of:=([.BF15]+[.BF16]+[.BF17])/3-0.089" office:value-type="float" office:value="1.081" calcext:value-type="float">
            <text:p>1,081</text:p>
          </table:table-cell>
          <table:table-cell table:formula="of:=([.BG15]+[.BG16]+[.BG17])/3-0.089" office:value-type="float" office:value="1.078" calcext:value-type="float">
            <text:p>1,078</text:p>
          </table:table-cell>
          <table:table-cell table:formula="of:=([.BH15]+[.BH16]+[.BH17])/3-0.089" office:value-type="float" office:value="1.07533333333333" calcext:value-type="float">
            <text:p>1,07533333333333</text:p>
          </table:table-cell>
          <table:table-cell table:formula="of:=([.BI15]+[.BI16]+[.BI17])/3-0.089" office:value-type="float" office:value="1.07466666666667" calcext:value-type="float">
            <text:p>1,07466666666667</text:p>
          </table:table-cell>
          <table:table-cell table:formula="of:=([.BJ15]+[.BJ16]+[.BJ17])/3-0.089" office:value-type="float" office:value="1.07066666666667" calcext:value-type="float">
            <text:p>1,07066666666667</text:p>
          </table:table-cell>
          <table:table-cell table:formula="of:=([.BK15]+[.BK16]+[.BK17])/3-0.089" office:value-type="float" office:value="1.06733333333333" calcext:value-type="float">
            <text:p>1,06733333333333</text:p>
          </table:table-cell>
          <table:table-cell table:formula="of:=([.BL15]+[.BL16]+[.BL17])/3-0.089" office:value-type="float" office:value="1.065" calcext:value-type="float">
            <text:p>1,065</text:p>
          </table:table-cell>
          <table:table-cell table:formula="of:=([.BM15]+[.BM16]+[.BM17])/3-0.089" office:value-type="float" office:value="1.06666666666667" calcext:value-type="float">
            <text:p>1,06666666666667</text:p>
          </table:table-cell>
          <table:table-cell table:formula="of:=([.BN15]+[.BN16]+[.BN17])/3-0.089" office:value-type="float" office:value="1.06233333333333" calcext:value-type="float">
            <text:p>1,06233333333333</text:p>
          </table:table-cell>
          <table:table-cell table:formula="of:=([.BO15]+[.BO16]+[.BO17])/3-0.089" office:value-type="float" office:value="1.057" calcext:value-type="float">
            <text:p>1,057</text:p>
          </table:table-cell>
          <table:table-cell table:formula="of:=([.BP15]+[.BP16]+[.BP17])/3-0.089" office:value-type="float" office:value="1.05533333333333" calcext:value-type="float">
            <text:p>1,05533333333333</text:p>
          </table:table-cell>
          <table:table-cell table:formula="of:=([.BQ15]+[.BQ16]+[.BQ17])/3-0.089" office:value-type="float" office:value="1.055" calcext:value-type="float">
            <text:p>1,055</text:p>
          </table:table-cell>
          <table:table-cell table:formula="of:=([.BR15]+[.BR16]+[.BR17])/3-0.089" office:value-type="float" office:value="1.05233333333333" calcext:value-type="float">
            <text:p>1,05233333333333</text:p>
          </table:table-cell>
          <table:table-cell table:formula="of:=([.BS15]+[.BS16]+[.BS17])/3-0.089" office:value-type="float" office:value="1.04966666666667" calcext:value-type="float">
            <text:p>1,04966666666667</text:p>
          </table:table-cell>
          <table:table-cell table:formula="of:=([.BT15]+[.BT16]+[.BT17])/3-0.089" office:value-type="float" office:value="1.04766666666667" calcext:value-type="float">
            <text:p>1,04766666666667</text:p>
          </table:table-cell>
          <table:table-cell table:formula="of:=([.BU15]+[.BU16]+[.BU17])/3-0.089" office:value-type="float" office:value="1.04866666666667" calcext:value-type="float">
            <text:p>1,04866666666667</text:p>
          </table:table-cell>
          <table:table-cell table:formula="of:=([.BV15]+[.BV16]+[.BV17])/3-0.089" office:value-type="float" office:value="1.046" calcext:value-type="float">
            <text:p>1,046</text:p>
          </table:table-cell>
          <table:table-cell table:formula="of:=([.BW15]+[.BW16]+[.BW17])/3-0.089" office:value-type="float" office:value="1.041" calcext:value-type="float">
            <text:p>1,041</text:p>
          </table:table-cell>
          <table:table-cell table:formula="of:=([.BX15]+[.BX16]+[.BX17])/3-0.089" office:value-type="float" office:value="1.03666666666667" calcext:value-type="float">
            <text:p>1,03666666666667</text:p>
          </table:table-cell>
          <table:table-cell table:formula="of:=([.BY15]+[.BY16]+[.BY17])/3-0.089" office:value-type="float" office:value="1.03433333333333" calcext:value-type="float">
            <text:p>1,03433333333333</text:p>
          </table:table-cell>
          <table:table-cell table:formula="of:=([.BZ15]+[.BZ16]+[.BZ17])/3-0.089" office:value-type="float" office:value="1.03" calcext:value-type="float">
            <text:p>1,03</text:p>
          </table:table-cell>
          <table:table-cell table:formula="of:=([.CA15]+[.CA16]+[.CA17])/3-0.089" office:value-type="float" office:value="1.02266666666667" calcext:value-type="float">
            <text:p>1,02266666666667</text:p>
          </table:table-cell>
          <table:table-cell table:formula="of:=([.CB15]+[.CB16]+[.CB17])/3-0.089" office:value-type="float" office:value="1.017" calcext:value-type="float">
            <text:p>1,017</text:p>
          </table:table-cell>
          <table:table-cell table:formula="of:=([.CC15]+[.CC16]+[.CC17])/3-0.089" office:value-type="float" office:value="1.01166666666667" calcext:value-type="float">
            <text:p>1,01166666666667</text:p>
          </table:table-cell>
          <table:table-cell table:formula="of:=([.CD15]+[.CD16]+[.CD17])/3-0.089" office:value-type="float" office:value="1.00566666666667" calcext:value-type="float">
            <text:p>1,00566666666667</text:p>
          </table:table-cell>
          <table:table-cell table:formula="of:=([.CE15]+[.CE16]+[.CE17])/3-0.089" office:value-type="float" office:value="1.001" calcext:value-type="float">
            <text:p>1,001</text:p>
          </table:table-cell>
          <table:table-cell table:formula="of:=([.CF15]+[.CF16]+[.CF17])/3-0.089" office:value-type="float" office:value="0.996" calcext:value-type="float">
            <text:p>0,996</text:p>
          </table:table-cell>
          <table:table-cell table:formula="of:=([.CG15]+[.CG16]+[.CG17])/3-0.089" office:value-type="float" office:value="0.991" calcext:value-type="float">
            <text:p>0,991</text:p>
          </table:table-cell>
          <table:table-cell table:formula="of:=([.CH15]+[.CH16]+[.CH17])/3-0.089" office:value-type="float" office:value="0.985333333333333" calcext:value-type="float">
            <text:p>0,985333333333333</text:p>
          </table:table-cell>
          <table:table-cell table:formula="of:=([.CI15]+[.CI16]+[.CI17])/3-0.089" office:value-type="float" office:value="0.982333333333333" calcext:value-type="float">
            <text:p>0,982333333333333</text:p>
          </table:table-cell>
          <table:table-cell table:formula="of:=([.CJ15]+[.CJ16]+[.CJ17])/3-0.089" office:value-type="float" office:value="0.979" calcext:value-type="float">
            <text:p>0,979</text:p>
          </table:table-cell>
          <table:table-cell table:formula="of:=([.CK15]+[.CK16]+[.CK17])/3-0.089" office:value-type="float" office:value="0.974333333333333" calcext:value-type="float">
            <text:p>0,974333333333333</text:p>
          </table:table-cell>
          <table:table-cell table:formula="of:=([.CL15]+[.CL16]+[.CL17])/3-0.089" office:value-type="float" office:value="0.974333333333333" calcext:value-type="float">
            <text:p>0,974333333333333</text:p>
          </table:table-cell>
          <table:table-cell table:formula="of:=([.CM15]+[.CM16]+[.CM17])/3-0.089" office:value-type="float" office:value="0.971666666666667" calcext:value-type="float">
            <text:p>0,971666666666667</text:p>
          </table:table-cell>
          <table:table-cell table:formula="of:=([.CN15]+[.CN16]+[.CN17])/3-0.089" office:value-type="float" office:value="0.969" calcext:value-type="float">
            <text:p>0,969</text:p>
          </table:table-cell>
          <table:table-cell table:formula="of:=([.CO15]+[.CO16]+[.CO17])/3-0.089" office:value-type="float" office:value="0.966" calcext:value-type="float">
            <text:p>0,966</text:p>
          </table:table-cell>
          <table:table-cell table:formula="of:=([.CP15]+[.CP16]+[.CP17])/3-0.089" office:value-type="float" office:value="0.962666666666667" calcext:value-type="float">
            <text:p>0,962666666666667</text:p>
          </table:table-cell>
          <table:table-cell table:formula="of:=([.CQ15]+[.CQ16]+[.CQ17])/3-0.089" office:value-type="float" office:value="0.958333333333333" calcext:value-type="float">
            <text:p>0,958333333333333</text:p>
          </table:table-cell>
          <table:table-cell table:formula="of:=([.CR15]+[.CR16]+[.CR17])/3-0.089" office:value-type="float" office:value="0.955" calcext:value-type="float">
            <text:p>0,955</text:p>
          </table:table-cell>
          <table:table-cell table:formula="of:=([.CS15]+[.CS16]+[.CS17])/3-0.089" office:value-type="float" office:value="0.947" calcext:value-type="float">
            <text:p>0,947</text:p>
          </table:table-cell>
          <table:table-cell table:formula="of:=([.CT15]+[.CT16]+[.CT17])/3-0.089" office:value-type="float" office:value="0.942333333333333" calcext:value-type="float">
            <text:p>0,942333333333333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21]+[.B22]+[.B23])/3-0.09" office:value-type="float" office:value="0.0253333333333333" calcext:value-type="float">
            <text:p>0,025333333333333</text:p>
          </table:table-cell>
          <table:table-cell table:formula="of:=([.C21]+[.C22]+[.C23])/3-0.09" office:value-type="float" office:value="0.0233333333333333" calcext:value-type="float">
            <text:p>0,023333333333333</text:p>
          </table:table-cell>
          <table:table-cell table:formula="of:=([.D21]+[.D22]+[.D23])/3-0.09" office:value-type="float" office:value="0.0243333333333333" calcext:value-type="float">
            <text:p>0,024333333333333</text:p>
          </table:table-cell>
          <table:table-cell table:formula="of:=([.E21]+[.E22]+[.E23])/3-0.09" office:value-type="float" office:value="0.023" calcext:value-type="float">
            <text:p>0,023</text:p>
          </table:table-cell>
          <table:table-cell table:formula="of:=([.F21]+[.F22]+[.F23])/3-0.09" office:value-type="float" office:value="0.0203333333333333" calcext:value-type="float">
            <text:p>0,020333333333333</text:p>
          </table:table-cell>
          <table:table-cell table:formula="of:=([.G21]+[.G22]+[.G23])/3-0.09" office:value-type="float" office:value="0.0186666666666667" calcext:value-type="float">
            <text:p>0,018666666666667</text:p>
          </table:table-cell>
          <table:table-cell table:formula="of:=([.H21]+[.H22]+[.H23])/3-0.09" office:value-type="float" office:value="0.0186666666666667" calcext:value-type="float">
            <text:p>0,018666666666667</text:p>
          </table:table-cell>
          <table:table-cell table:formula="of:=([.I21]+[.I22]+[.I23])/3-0.09" office:value-type="float" office:value="0.0183333333333333" calcext:value-type="float">
            <text:p>0,018333333333333</text:p>
          </table:table-cell>
          <table:table-cell table:formula="of:=([.J21]+[.J22]+[.J23])/3-0.09" office:value-type="float" office:value="0.0173333333333333" calcext:value-type="float">
            <text:p>0,017333333333333</text:p>
          </table:table-cell>
          <table:table-cell table:formula="of:=([.K21]+[.K22]+[.K23])/3-0.09" office:value-type="float" office:value="0.0183333333333333" calcext:value-type="float">
            <text:p>0,018333333333333</text:p>
          </table:table-cell>
          <table:table-cell table:formula="of:=([.L21]+[.L22]+[.L23])/3-0.09" office:value-type="float" office:value="0.0176666666666667" calcext:value-type="float">
            <text:p>0,017666666666667</text:p>
          </table:table-cell>
          <table:table-cell table:formula="of:=([.M21]+[.M22]+[.M23])/3-0.09" office:value-type="float" office:value="0.0183333333333333" calcext:value-type="float">
            <text:p>0,018333333333333</text:p>
          </table:table-cell>
          <table:table-cell table:formula="of:=([.N21]+[.N22]+[.N23])/3-0.09" office:value-type="float" office:value="0.017" calcext:value-type="float">
            <text:p>0,017</text:p>
          </table:table-cell>
          <table:table-cell table:formula="of:=([.O21]+[.O22]+[.O23])/3-0.09" office:value-type="float" office:value="0.0173333333333333" calcext:value-type="float">
            <text:p>0,017333333333333</text:p>
          </table:table-cell>
          <table:table-cell table:formula="of:=([.P21]+[.P22]+[.P23])/3-0.09" office:value-type="float" office:value="0.0173333333333333" calcext:value-type="float">
            <text:p>0,017333333333333</text:p>
          </table:table-cell>
          <table:table-cell table:formula="of:=([.Q21]+[.Q22]+[.Q23])/3-0.09" office:value-type="float" office:value="0.0166666666666667" calcext:value-type="float">
            <text:p>0,016666666666667</text:p>
          </table:table-cell>
          <table:table-cell table:formula="of:=([.R21]+[.R22]+[.R23])/3-0.09" office:value-type="float" office:value="0.0173333333333333" calcext:value-type="float">
            <text:p>0,017333333333333</text:p>
          </table:table-cell>
          <table:table-cell table:formula="of:=([.S21]+[.S22]+[.S23])/3-0.09" office:value-type="float" office:value="0.017" calcext:value-type="float">
            <text:p>0,017</text:p>
          </table:table-cell>
          <table:table-cell table:formula="of:=([.T21]+[.T22]+[.T23])/3-0.09" office:value-type="float" office:value="0.0166666666666667" calcext:value-type="float">
            <text:p>0,016666666666667</text:p>
          </table:table-cell>
          <table:table-cell table:formula="of:=([.U21]+[.U22]+[.U23])/3-0.09" office:value-type="float" office:value="0.0176666666666667" calcext:value-type="float">
            <text:p>0,017666666666667</text:p>
          </table:table-cell>
          <table:table-cell table:formula="of:=([.V21]+[.V22]+[.V23])/3-0.09" office:value-type="float" office:value="0.017" calcext:value-type="float">
            <text:p>0,017</text:p>
          </table:table-cell>
          <table:table-cell table:formula="of:=([.W21]+[.W22]+[.W23])/3-0.09" office:value-type="float" office:value="0.0166666666666667" calcext:value-type="float">
            <text:p>0,016666666666667</text:p>
          </table:table-cell>
          <table:table-cell table:formula="of:=([.X21]+[.X22]+[.X23])/3-0.09" office:value-type="float" office:value="0.017" calcext:value-type="float">
            <text:p>0,017</text:p>
          </table:table-cell>
          <table:table-cell table:formula="of:=([.Y21]+[.Y22]+[.Y23])/3-0.09" office:value-type="float" office:value="0.0166666666666667" calcext:value-type="float">
            <text:p>0,016666666666667</text:p>
          </table:table-cell>
          <table:table-cell table:formula="of:=([.Z21]+[.Z22]+[.Z23])/3-0.09" office:value-type="float" office:value="0.0156666666666667" calcext:value-type="float">
            <text:p>0,015666666666667</text:p>
          </table:table-cell>
          <table:table-cell table:formula="of:=([.AA21]+[.AA22]+[.AA23])/3-0.09" office:value-type="float" office:value="0.0156666666666667" calcext:value-type="float">
            <text:p>0,015666666666667</text:p>
          </table:table-cell>
          <table:table-cell table:formula="of:=([.AB21]+[.AB22]+[.AB23])/3-0.09" office:value-type="float" office:value="0.0163333333333333" calcext:value-type="float">
            <text:p>0,016333333333333</text:p>
          </table:table-cell>
          <table:table-cell table:formula="of:=([.AC21]+[.AC22]+[.AC23])/3-0.09" office:value-type="float" office:value="0.0156666666666667" calcext:value-type="float">
            <text:p>0,015666666666667</text:p>
          </table:table-cell>
          <table:table-cell table:formula="of:=([.AD21]+[.AD22]+[.AD23])/3-0.09" office:value-type="float" office:value="0.0156666666666667" calcext:value-type="float">
            <text:p>0,015666666666667</text:p>
          </table:table-cell>
          <table:table-cell table:formula="of:=([.AE21]+[.AE22]+[.AE23])/3-0.09" office:value-type="float" office:value="0.0163333333333333" calcext:value-type="float">
            <text:p>0,016333333333333</text:p>
          </table:table-cell>
          <table:table-cell table:formula="of:=([.AF21]+[.AF22]+[.AF23])/3-0.09" office:value-type="float" office:value="0.0156666666666667" calcext:value-type="float">
            <text:p>0,015666666666667</text:p>
          </table:table-cell>
          <table:table-cell table:formula="of:=([.AG21]+[.AG22]+[.AG23])/3-0.09" office:value-type="float" office:value="0.0156666666666667" calcext:value-type="float">
            <text:p>0,015666666666667</text:p>
          </table:table-cell>
          <table:table-cell table:formula="of:=([.AH21]+[.AH22]+[.AH23])/3-0.09" office:value-type="float" office:value="0.0146666666666667" calcext:value-type="float">
            <text:p>0,014666666666667</text:p>
          </table:table-cell>
          <table:table-cell table:formula="of:=([.AI21]+[.AI22]+[.AI23])/3-0.09" office:value-type="float" office:value="0.015" calcext:value-type="float">
            <text:p>0,015</text:p>
          </table:table-cell>
          <table:table-cell table:formula="of:=([.AJ21]+[.AJ22]+[.AJ23])/3-0.09" office:value-type="float" office:value="0.0146666666666667" calcext:value-type="float">
            <text:p>0,014666666666667</text:p>
          </table:table-cell>
          <table:table-cell table:formula="of:=([.AK21]+[.AK22]+[.AK23])/3-0.09" office:value-type="float" office:value="0.0143333333333334" calcext:value-type="float">
            <text:p>0,014333333333333</text:p>
          </table:table-cell>
          <table:table-cell table:formula="of:=([.AL21]+[.AL22]+[.AL23])/3-0.09" office:value-type="float" office:value="0.014" calcext:value-type="float">
            <text:p>0,014</text:p>
          </table:table-cell>
          <table:table-cell table:formula="of:=([.AM21]+[.AM22]+[.AM23])/3-0.09" office:value-type="float" office:value="0.0136666666666667" calcext:value-type="float">
            <text:p>0,013666666666667</text:p>
          </table:table-cell>
          <table:table-cell table:formula="of:=([.AN21]+[.AN22]+[.AN23])/3-0.09" office:value-type="float" office:value="0.015" calcext:value-type="float">
            <text:p>0,015</text:p>
          </table:table-cell>
          <table:table-cell table:formula="of:=([.AO21]+[.AO22]+[.AO23])/3-0.09" office:value-type="float" office:value="0.0146666666666667" calcext:value-type="float">
            <text:p>0,014666666666667</text:p>
          </table:table-cell>
          <table:table-cell table:formula="of:=([.AP21]+[.AP22]+[.AP23])/3-0.09" office:value-type="float" office:value="0.0136666666666667" calcext:value-type="float">
            <text:p>0,013666666666667</text:p>
          </table:table-cell>
          <table:table-cell table:formula="of:=([.AQ21]+[.AQ22]+[.AQ23])/3-0.09" office:value-type="float" office:value="0.015" calcext:value-type="float">
            <text:p>0,015</text:p>
          </table:table-cell>
          <table:table-cell table:formula="of:=([.AR21]+[.AR22]+[.AR23])/3-0.09" office:value-type="float" office:value="0.0143333333333333" calcext:value-type="float">
            <text:p>0,014333333333333</text:p>
          </table:table-cell>
          <table:table-cell table:formula="of:=([.AS21]+[.AS22]+[.AS23])/3-0.09" office:value-type="float" office:value="0.015" calcext:value-type="float">
            <text:p>0,015</text:p>
          </table:table-cell>
          <table:table-cell table:formula="of:=([.AT21]+[.AT22]+[.AT23])/3-0.09" office:value-type="float" office:value="0.0153333333333333" calcext:value-type="float">
            <text:p>0,015333333333333</text:p>
          </table:table-cell>
          <table:table-cell table:formula="of:=([.AU21]+[.AU22]+[.AU23])/3-0.09" office:value-type="float" office:value="0.0153333333333333" calcext:value-type="float">
            <text:p>0,015333333333333</text:p>
          </table:table-cell>
          <table:table-cell table:formula="of:=([.AV21]+[.AV22]+[.AV23])/3-0.09" office:value-type="float" office:value="0.0146666666666667" calcext:value-type="float">
            <text:p>0,014666666666667</text:p>
          </table:table-cell>
          <table:table-cell table:formula="of:=([.AW21]+[.AW22]+[.AW23])/3-0.09" office:value-type="float" office:value="0.015" calcext:value-type="float">
            <text:p>0,015</text:p>
          </table:table-cell>
          <table:table-cell table:formula="of:=([.AX21]+[.AX22]+[.AX23])/3-0.09" office:value-type="float" office:value="0.0146666666666667" calcext:value-type="float">
            <text:p>0,014666666666667</text:p>
          </table:table-cell>
          <table:table-cell table:formula="of:=([.AY21]+[.AY22]+[.AY23])/3-0.09" office:value-type="float" office:value="0.0146666666666667" calcext:value-type="float">
            <text:p>0,014666666666667</text:p>
          </table:table-cell>
          <table:table-cell table:formula="of:=([.AZ21]+[.AZ22]+[.AZ23])/3-0.09" office:value-type="float" office:value="0.0153333333333333" calcext:value-type="float">
            <text:p>0,015333333333333</text:p>
          </table:table-cell>
          <table:table-cell table:formula="of:=([.BA21]+[.BA22]+[.BA23])/3-0.09" office:value-type="float" office:value="0.0153333333333333" calcext:value-type="float">
            <text:p>0,015333333333333</text:p>
          </table:table-cell>
          <table:table-cell table:formula="of:=([.BB21]+[.BB22]+[.BB23])/3-0.09" office:value-type="float" office:value="0.0143333333333334" calcext:value-type="float">
            <text:p>0,014333333333333</text:p>
          </table:table-cell>
          <table:table-cell table:formula="of:=([.BC21]+[.BC22]+[.BC23])/3-0.09" office:value-type="float" office:value="0.0143333333333333" calcext:value-type="float">
            <text:p>0,014333333333333</text:p>
          </table:table-cell>
          <table:table-cell table:formula="of:=([.BD21]+[.BD22]+[.BD23])/3-0.09" office:value-type="float" office:value="0.0136666666666667" calcext:value-type="float">
            <text:p>0,013666666666667</text:p>
          </table:table-cell>
          <table:table-cell table:formula="of:=([.BE21]+[.BE22]+[.BE23])/3-0.09" office:value-type="float" office:value="0.0136666666666667" calcext:value-type="float">
            <text:p>0,013666666666667</text:p>
          </table:table-cell>
          <table:table-cell table:formula="of:=([.BF21]+[.BF22]+[.BF23])/3-0.09" office:value-type="float" office:value="0.014" calcext:value-type="float">
            <text:p>0,014</text:p>
          </table:table-cell>
          <table:table-cell table:formula="of:=([.BG21]+[.BG22]+[.BG23])/3-0.09" office:value-type="float" office:value="0.0133333333333334" calcext:value-type="float">
            <text:p>0,013333333333333</text:p>
          </table:table-cell>
          <table:table-cell table:formula="of:=([.BH21]+[.BH22]+[.BH23])/3-0.09" office:value-type="float" office:value="0.013" calcext:value-type="float">
            <text:p>0,013</text:p>
          </table:table-cell>
          <table:table-cell table:formula="of:=([.BI21]+[.BI22]+[.BI23])/3-0.09" office:value-type="float" office:value="0.0123333333333334" calcext:value-type="float">
            <text:p>0,012333333333333</text:p>
          </table:table-cell>
          <table:table-cell table:formula="of:=([.BJ21]+[.BJ22]+[.BJ23])/3-0.09" office:value-type="float" office:value="0.0123333333333334" calcext:value-type="float">
            <text:p>0,012333333333333</text:p>
          </table:table-cell>
          <table:table-cell table:formula="of:=([.BK21]+[.BK22]+[.BK23])/3-0.09" office:value-type="float" office:value="0.0103333333333333" calcext:value-type="float">
            <text:p>0,010333333333333</text:p>
          </table:table-cell>
          <table:table-cell table:formula="of:=([.BL21]+[.BL22]+[.BL23])/3-0.09" office:value-type="float" office:value="0.0116666666666667" calcext:value-type="float">
            <text:p>0,011666666666667</text:p>
          </table:table-cell>
          <table:table-cell table:formula="of:=([.BM21]+[.BM22]+[.BM23])/3-0.09" office:value-type="float" office:value="0.012" calcext:value-type="float">
            <text:p>0,012</text:p>
          </table:table-cell>
          <table:table-cell table:formula="of:=([.BN21]+[.BN22]+[.BN23])/3-0.09" office:value-type="float" office:value="0.0113333333333333" calcext:value-type="float">
            <text:p>0,011333333333333</text:p>
          </table:table-cell>
          <table:table-cell table:formula="of:=([.BO21]+[.BO22]+[.BO23])/3-0.09" office:value-type="float" office:value="0.012" calcext:value-type="float">
            <text:p>0,012</text:p>
          </table:table-cell>
          <table:table-cell table:formula="of:=([.BP21]+[.BP22]+[.BP23])/3-0.09" office:value-type="float" office:value="0.0113333333333333" calcext:value-type="float">
            <text:p>0,011333333333333</text:p>
          </table:table-cell>
          <table:table-cell table:formula="of:=([.BQ21]+[.BQ22]+[.BQ23])/3-0.09" office:value-type="float" office:value="0.0123333333333334" calcext:value-type="float">
            <text:p>0,012333333333333</text:p>
          </table:table-cell>
          <table:table-cell table:formula="of:=([.BR21]+[.BR22]+[.BR23])/3-0.09" office:value-type="float" office:value="0.0113333333333333" calcext:value-type="float">
            <text:p>0,011333333333333</text:p>
          </table:table-cell>
          <table:table-cell table:formula="of:=([.BS21]+[.BS22]+[.BS23])/3-0.09" office:value-type="float" office:value="0.0103333333333333" calcext:value-type="float">
            <text:p>0,010333333333333</text:p>
          </table:table-cell>
          <table:table-cell table:formula="of:=([.BT21]+[.BT22]+[.BT23])/3-0.09" office:value-type="float" office:value="0.0113333333333333" calcext:value-type="float">
            <text:p>0,011333333333333</text:p>
          </table:table-cell>
          <table:table-cell table:formula="of:=([.BU21]+[.BU22]+[.BU23])/3-0.09" office:value-type="float" office:value="0.011" calcext:value-type="float">
            <text:p>0,011</text:p>
          </table:table-cell>
          <table:table-cell table:formula="of:=([.BV21]+[.BV22]+[.BV23])/3-0.09" office:value-type="float" office:value="0.0113333333333333" calcext:value-type="float">
            <text:p>0,011333333333333</text:p>
          </table:table-cell>
          <table:table-cell table:formula="of:=([.BW21]+[.BW22]+[.BW23])/3-0.09" office:value-type="float" office:value="0.0106666666666667" calcext:value-type="float">
            <text:p>0,010666666666667</text:p>
          </table:table-cell>
          <table:table-cell table:formula="of:=([.BX21]+[.BX22]+[.BX23])/3-0.09" office:value-type="float" office:value="0.0103333333333333" calcext:value-type="float">
            <text:p>0,010333333333333</text:p>
          </table:table-cell>
          <table:table-cell table:formula="of:=([.BY21]+[.BY22]+[.BY23])/3-0.09" office:value-type="float" office:value="0.0103333333333333" calcext:value-type="float">
            <text:p>0,010333333333333</text:p>
          </table:table-cell>
          <table:table-cell table:formula="of:=([.BZ21]+[.BZ22]+[.BZ23])/3-0.09" office:value-type="float" office:value="0.0106666666666667" calcext:value-type="float">
            <text:p>0,010666666666667</text:p>
          </table:table-cell>
          <table:table-cell table:formula="of:=([.CA21]+[.CA22]+[.CA23])/3-0.09" office:value-type="float" office:value="0.0106666666666667" calcext:value-type="float">
            <text:p>0,010666666666667</text:p>
          </table:table-cell>
          <table:table-cell table:formula="of:=([.CB21]+[.CB22]+[.CB23])/3-0.09" office:value-type="float" office:value="0.01" calcext:value-type="float">
            <text:p>0,01</text:p>
          </table:table-cell>
          <table:table-cell table:formula="of:=([.CC21]+[.CC22]+[.CC23])/3-0.09" office:value-type="float" office:value="0.01" calcext:value-type="float">
            <text:p>0,01</text:p>
          </table:table-cell>
          <table:table-cell table:formula="of:=([.CD21]+[.CD22]+[.CD23])/3-0.09" office:value-type="float" office:value="0.00933333333333335" calcext:value-type="float">
            <text:p>0,009333333333333</text:p>
          </table:table-cell>
          <table:table-cell table:formula="of:=([.CE21]+[.CE22]+[.CE23])/3-0.09" office:value-type="float" office:value="0.00966666666666668" calcext:value-type="float">
            <text:p>0,009666666666667</text:p>
          </table:table-cell>
          <table:table-cell table:formula="of:=([.CF21]+[.CF22]+[.CF23])/3-0.09" office:value-type="float" office:value="0.01" calcext:value-type="float">
            <text:p>0,01</text:p>
          </table:table-cell>
          <table:table-cell table:formula="of:=([.CG21]+[.CG22]+[.CG23])/3-0.09" office:value-type="float" office:value="0.00933333333333335" calcext:value-type="float">
            <text:p>0,009333333333333</text:p>
          </table:table-cell>
          <table:table-cell table:formula="of:=([.CH21]+[.CH22]+[.CH23])/3-0.09" office:value-type="float" office:value="0.00900000000000002" calcext:value-type="float">
            <text:p>0,009</text:p>
          </table:table-cell>
          <table:table-cell table:formula="of:=([.CI21]+[.CI22]+[.CI23])/3-0.09" office:value-type="float" office:value="0.00900000000000002" calcext:value-type="float">
            <text:p>0,009</text:p>
          </table:table-cell>
          <table:table-cell table:formula="of:=([.CJ21]+[.CJ22]+[.CJ23])/3-0.09" office:value-type="float" office:value="0.01" calcext:value-type="float">
            <text:p>0,01</text:p>
          </table:table-cell>
          <table:table-cell table:formula="of:=([.CK21]+[.CK22]+[.CK23])/3-0.09" office:value-type="float" office:value="0.00866666666666668" calcext:value-type="float">
            <text:p>0,008666666666667</text:p>
          </table:table-cell>
          <table:table-cell table:formula="of:=([.CL21]+[.CL22]+[.CL23])/3-0.09" office:value-type="float" office:value="0.00900000000000002" calcext:value-type="float">
            <text:p>0,009</text:p>
          </table:table-cell>
          <table:table-cell table:formula="of:=([.CM21]+[.CM22]+[.CM23])/3-0.09" office:value-type="float" office:value="0.00933333333333335" calcext:value-type="float">
            <text:p>0,009333333333333</text:p>
          </table:table-cell>
          <table:table-cell table:formula="of:=([.CN21]+[.CN22]+[.CN23])/3-0.09" office:value-type="float" office:value="0.00900000000000002" calcext:value-type="float">
            <text:p>0,009</text:p>
          </table:table-cell>
          <table:table-cell table:formula="of:=([.CO21]+[.CO22]+[.CO23])/3-0.09" office:value-type="float" office:value="0.00900000000000002" calcext:value-type="float">
            <text:p>0,009</text:p>
          </table:table-cell>
          <table:table-cell table:formula="of:=([.CP21]+[.CP22]+[.CP23])/3-0.09" office:value-type="float" office:value="0.0103333333333333" calcext:value-type="float">
            <text:p>0,010333333333333</text:p>
          </table:table-cell>
          <table:table-cell table:formula="of:=([.CQ21]+[.CQ22]+[.CQ23])/3-0.09" office:value-type="float" office:value="0.00933333333333335" calcext:value-type="float">
            <text:p>0,009333333333333</text:p>
          </table:table-cell>
          <table:table-cell table:formula="of:=([.CR21]+[.CR22]+[.CR23])/3-0.09" office:value-type="float" office:value="0.00933333333333335" calcext:value-type="float">
            <text:p>0,009333333333333</text:p>
          </table:table-cell>
          <table:table-cell table:formula="of:=([.CS21]+[.CS22]+[.CS23])/3-0.09" office:value-type="float" office:value="0.00900000000000002" calcext:value-type="float">
            <text:p>0,009</text:p>
          </table:table-cell>
          <table:table-cell table:formula="of:=([.CT21]+[.CT22]+[.CT23])/3-0.09" office:value-type="float" office:value="0.00800000000000002" calcext:value-type="float">
            <text:p>0,008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24]+[.B25]+[.B26])/3-0.09" office:value-type="float" office:value="0.0193333333333333" calcext:value-type="float">
            <text:p>0,019333333333333</text:p>
          </table:table-cell>
          <table:table-cell table:formula="of:=([.C24]+[.C25]+[.C26])/3-0.09" office:value-type="float" office:value="0.0183333333333333" calcext:value-type="float">
            <text:p>0,018333333333333</text:p>
          </table:table-cell>
          <table:table-cell table:formula="of:=([.D24]+[.D25]+[.D26])/3-0.09" office:value-type="float" office:value="0.018" calcext:value-type="float">
            <text:p>0,018</text:p>
          </table:table-cell>
          <table:table-cell table:formula="of:=([.E24]+[.E25]+[.E26])/3-0.09" office:value-type="float" office:value="0.0166666666666667" calcext:value-type="float">
            <text:p>0,016666666666667</text:p>
          </table:table-cell>
          <table:table-cell table:formula="of:=([.F24]+[.F25]+[.F26])/3-0.09" office:value-type="float" office:value="0.0173333333333333" calcext:value-type="float">
            <text:p>0,017333333333333</text:p>
          </table:table-cell>
          <table:table-cell table:formula="of:=([.G24]+[.G25]+[.G26])/3-0.09" office:value-type="float" office:value="0.0156666666666667" calcext:value-type="float">
            <text:p>0,015666666666667</text:p>
          </table:table-cell>
          <table:table-cell table:formula="of:=([.H24]+[.H25]+[.H26])/3-0.09" office:value-type="float" office:value="0.0156666666666667" calcext:value-type="float">
            <text:p>0,015666666666667</text:p>
          </table:table-cell>
          <table:table-cell table:formula="of:=([.I24]+[.I25]+[.I26])/3-0.09" office:value-type="float" office:value="0.0153333333333333" calcext:value-type="float">
            <text:p>0,015333333333333</text:p>
          </table:table-cell>
          <table:table-cell table:formula="of:=([.J24]+[.J25]+[.J26])/3-0.09" office:value-type="float" office:value="0.0143333333333333" calcext:value-type="float">
            <text:p>0,014333333333333</text:p>
          </table:table-cell>
          <table:table-cell table:formula="of:=([.K24]+[.K25]+[.K26])/3-0.09" office:value-type="float" office:value="0.0156666666666667" calcext:value-type="float">
            <text:p>0,015666666666667</text:p>
          </table:table-cell>
          <table:table-cell table:formula="of:=([.L24]+[.L25]+[.L26])/3-0.09" office:value-type="float" office:value="0.0163333333333333" calcext:value-type="float">
            <text:p>0,016333333333333</text:p>
          </table:table-cell>
          <table:table-cell table:formula="of:=([.M24]+[.M25]+[.M26])/3-0.09" office:value-type="float" office:value="0.0166666666666667" calcext:value-type="float">
            <text:p>0,016666666666667</text:p>
          </table:table-cell>
          <table:table-cell table:formula="of:=([.N24]+[.N25]+[.N26])/3-0.09" office:value-type="float" office:value="0.0156666666666667" calcext:value-type="float">
            <text:p>0,015666666666667</text:p>
          </table:table-cell>
          <table:table-cell table:formula="of:=([.O24]+[.O25]+[.O26])/3-0.09" office:value-type="float" office:value="0.0166666666666667" calcext:value-type="float">
            <text:p>0,016666666666667</text:p>
          </table:table-cell>
          <table:table-cell table:formula="of:=([.P24]+[.P25]+[.P26])/3-0.09" office:value-type="float" office:value="0.0166666666666667" calcext:value-type="float">
            <text:p>0,016666666666667</text:p>
          </table:table-cell>
          <table:table-cell table:formula="of:=([.Q24]+[.Q25]+[.Q26])/3-0.09" office:value-type="float" office:value="0.017" calcext:value-type="float">
            <text:p>0,017</text:p>
          </table:table-cell>
          <table:table-cell table:formula="of:=([.R24]+[.R25]+[.R26])/3-0.09" office:value-type="float" office:value="0.017" calcext:value-type="float">
            <text:p>0,017</text:p>
          </table:table-cell>
          <table:table-cell table:formula="of:=([.S24]+[.S25]+[.S26])/3-0.09" office:value-type="float" office:value="0.0186666666666667" calcext:value-type="float">
            <text:p>0,018666666666667</text:p>
          </table:table-cell>
          <table:table-cell table:formula="of:=([.T24]+[.T25]+[.T26])/3-0.09" office:value-type="float" office:value="0.018" calcext:value-type="float">
            <text:p>0,018</text:p>
          </table:table-cell>
          <table:table-cell table:formula="of:=([.U24]+[.U25]+[.U26])/3-0.09" office:value-type="float" office:value="0.0193333333333333" calcext:value-type="float">
            <text:p>0,019333333333333</text:p>
          </table:table-cell>
          <table:table-cell table:formula="of:=([.V24]+[.V25]+[.V26])/3-0.09" office:value-type="float" office:value="0.0216666666666667" calcext:value-type="float">
            <text:p>0,021666666666667</text:p>
          </table:table-cell>
          <table:table-cell table:formula="of:=([.W24]+[.W25]+[.W26])/3-0.09" office:value-type="float" office:value="0.023" calcext:value-type="float">
            <text:p>0,023</text:p>
          </table:table-cell>
          <table:table-cell table:formula="of:=([.X24]+[.X25]+[.X26])/3-0.09" office:value-type="float" office:value="0.028" calcext:value-type="float">
            <text:p>0,028</text:p>
          </table:table-cell>
          <table:table-cell table:formula="of:=([.Y24]+[.Y25]+[.Y26])/3-0.09" office:value-type="float" office:value="0.033" calcext:value-type="float">
            <text:p>0,033</text:p>
          </table:table-cell>
          <table:table-cell table:formula="of:=([.Z24]+[.Z25]+[.Z26])/3-0.09" office:value-type="float" office:value="0.0393333333333333" calcext:value-type="float">
            <text:p>0,039333333333333</text:p>
          </table:table-cell>
          <table:table-cell table:formula="of:=([.AA24]+[.AA25]+[.AA26])/3-0.09" office:value-type="float" office:value="0.0456666666666667" calcext:value-type="float">
            <text:p>0,045666666666667</text:p>
          </table:table-cell>
          <table:table-cell table:formula="of:=([.AB24]+[.AB25]+[.AB26])/3-0.09" office:value-type="float" office:value="0.054" calcext:value-type="float">
            <text:p>0,054</text:p>
          </table:table-cell>
          <table:table-cell table:formula="of:=([.AC24]+[.AC25]+[.AC26])/3-0.09" office:value-type="float" office:value="0.0623333333333333" calcext:value-type="float">
            <text:p>0,062333333333333</text:p>
          </table:table-cell>
          <table:table-cell table:formula="of:=([.AD24]+[.AD25]+[.AD26])/3-0.09" office:value-type="float" office:value="0.071" calcext:value-type="float">
            <text:p>0,071</text:p>
          </table:table-cell>
          <table:table-cell table:formula="of:=([.AE24]+[.AE25]+[.AE26])/3-0.09" office:value-type="float" office:value="0.0803333333333333" calcext:value-type="float">
            <text:p>0,080333333333333</text:p>
          </table:table-cell>
          <table:table-cell table:formula="of:=([.AF24]+[.AF25]+[.AF26])/3-0.09" office:value-type="float" office:value="0.0973333333333334" calcext:value-type="float">
            <text:p>0,097333333333333</text:p>
          </table:table-cell>
          <table:table-cell table:formula="of:=([.AG24]+[.AG25]+[.AG26])/3-0.09" office:value-type="float" office:value="0.112" calcext:value-type="float">
            <text:p>0,112</text:p>
          </table:table-cell>
          <table:table-cell table:formula="of:=([.AH24]+[.AH25]+[.AH26])/3-0.09" office:value-type="float" office:value="0.126333333333333" calcext:value-type="float">
            <text:p>0,126333333333333</text:p>
          </table:table-cell>
          <table:table-cell table:formula="of:=([.AI24]+[.AI25]+[.AI26])/3-0.09" office:value-type="float" office:value="0.143333333333333" calcext:value-type="float">
            <text:p>0,143333333333333</text:p>
          </table:table-cell>
          <table:table-cell table:formula="of:=([.AJ24]+[.AJ25]+[.AJ26])/3-0.09" office:value-type="float" office:value="0.159666666666667" calcext:value-type="float">
            <text:p>0,159666666666667</text:p>
          </table:table-cell>
          <table:table-cell table:formula="of:=([.AK24]+[.AK25]+[.AK26])/3-0.09" office:value-type="float" office:value="0.182" calcext:value-type="float">
            <text:p>0,182</text:p>
          </table:table-cell>
          <table:table-cell table:formula="of:=([.AL24]+[.AL25]+[.AL26])/3-0.09" office:value-type="float" office:value="0.207333333333333" calcext:value-type="float">
            <text:p>0,207333333333333</text:p>
          </table:table-cell>
          <table:table-cell table:formula="of:=([.AM24]+[.AM25]+[.AM26])/3-0.09" office:value-type="float" office:value="0.233333333333333" calcext:value-type="float">
            <text:p>0,233333333333333</text:p>
          </table:table-cell>
          <table:table-cell table:formula="of:=([.AN24]+[.AN25]+[.AN26])/3-0.09" office:value-type="float" office:value="0.265666666666667" calcext:value-type="float">
            <text:p>0,265666666666667</text:p>
          </table:table-cell>
          <table:table-cell table:formula="of:=([.AO24]+[.AO25]+[.AO26])/3-0.09" office:value-type="float" office:value="0.301666666666667" calcext:value-type="float">
            <text:p>0,301666666666667</text:p>
          </table:table-cell>
          <table:table-cell table:formula="of:=([.AP24]+[.AP25]+[.AP26])/3-0.09" office:value-type="float" office:value="0.335666666666667" calcext:value-type="float">
            <text:p>0,335666666666667</text:p>
          </table:table-cell>
          <table:table-cell table:formula="of:=([.AQ24]+[.AQ25]+[.AQ26])/3-0.09" office:value-type="float" office:value="0.377" calcext:value-type="float">
            <text:p>0,377</text:p>
          </table:table-cell>
          <table:table-cell table:formula="of:=([.AR24]+[.AR25]+[.AR26])/3-0.09" office:value-type="float" office:value="0.422" calcext:value-type="float">
            <text:p>0,422</text:p>
          </table:table-cell>
          <table:table-cell table:formula="of:=([.AS24]+[.AS25]+[.AS26])/3-0.09" office:value-type="float" office:value="0.462666666666667" calcext:value-type="float">
            <text:p>0,462666666666667</text:p>
          </table:table-cell>
          <table:table-cell table:formula="of:=([.AT24]+[.AT25]+[.AT26])/3-0.09" office:value-type="float" office:value="0.498333333333333" calcext:value-type="float">
            <text:p>0,498333333333333</text:p>
          </table:table-cell>
          <table:table-cell table:formula="of:=([.AU24]+[.AU25]+[.AU26])/3-0.09" office:value-type="float" office:value="0.532" calcext:value-type="float">
            <text:p>0,532</text:p>
          </table:table-cell>
          <table:table-cell table:formula="of:=([.AV24]+[.AV25]+[.AV26])/3-0.09" office:value-type="float" office:value="0.562333333333333" calcext:value-type="float">
            <text:p>0,562333333333333</text:p>
          </table:table-cell>
          <table:table-cell table:formula="of:=([.AW24]+[.AW25]+[.AW26])/3-0.09" office:value-type="float" office:value="0.594666666666667" calcext:value-type="float">
            <text:p>0,594666666666667</text:p>
          </table:table-cell>
          <table:table-cell table:formula="of:=([.AX24]+[.AX25]+[.AX26])/3-0.09" office:value-type="float" office:value="0.623" calcext:value-type="float">
            <text:p>0,623</text:p>
          </table:table-cell>
          <table:table-cell table:formula="of:=([.AY24]+[.AY25]+[.AY26])/3-0.09" office:value-type="float" office:value="0.648333333333333" calcext:value-type="float">
            <text:p>0,648333333333333</text:p>
          </table:table-cell>
          <table:table-cell table:formula="of:=([.AZ24]+[.AZ25]+[.AZ26])/3-0.09" office:value-type="float" office:value="0.681666666666667" calcext:value-type="float">
            <text:p>0,681666666666667</text:p>
          </table:table-cell>
          <table:table-cell table:formula="of:=([.BA24]+[.BA25]+[.BA26])/3-0.09" office:value-type="float" office:value="0.705666666666667" calcext:value-type="float">
            <text:p>0,705666666666667</text:p>
          </table:table-cell>
          <table:table-cell table:formula="of:=([.BB24]+[.BB25]+[.BB26])/3-0.09" office:value-type="float" office:value="0.731" calcext:value-type="float">
            <text:p>0,731</text:p>
          </table:table-cell>
          <table:table-cell table:formula="of:=([.BC24]+[.BC25]+[.BC26])/3-0.09" office:value-type="float" office:value="0.756666666666667" calcext:value-type="float">
            <text:p>0,756666666666667</text:p>
          </table:table-cell>
          <table:table-cell table:formula="of:=([.BD24]+[.BD25]+[.BD26])/3-0.09" office:value-type="float" office:value="0.769" calcext:value-type="float">
            <text:p>0,769</text:p>
          </table:table-cell>
          <table:table-cell table:formula="of:=([.BE24]+[.BE25]+[.BE26])/3-0.09" office:value-type="float" office:value="0.780333333333333" calcext:value-type="float">
            <text:p>0,780333333333333</text:p>
          </table:table-cell>
          <table:table-cell table:formula="of:=([.BF24]+[.BF25]+[.BF26])/3-0.09" office:value-type="float" office:value="0.780666666666667" calcext:value-type="float">
            <text:p>0,780666666666667</text:p>
          </table:table-cell>
          <table:table-cell table:formula="of:=([.BG24]+[.BG25]+[.BG26])/3-0.09" office:value-type="float" office:value="0.751" calcext:value-type="float">
            <text:p>0,751</text:p>
          </table:table-cell>
          <table:table-cell table:formula="of:=([.BH24]+[.BH25]+[.BH26])/3-0.09" office:value-type="float" office:value="0.734333333333333" calcext:value-type="float">
            <text:p>0,734333333333333</text:p>
          </table:table-cell>
          <table:table-cell table:formula="of:=([.BI24]+[.BI25]+[.BI26])/3-0.09" office:value-type="float" office:value="0.694" calcext:value-type="float">
            <text:p>0,694</text:p>
          </table:table-cell>
          <table:table-cell table:formula="of:=([.BJ24]+[.BJ25]+[.BJ26])/3-0.09" office:value-type="float" office:value="0.688333333333333" calcext:value-type="float">
            <text:p>0,688333333333333</text:p>
          </table:table-cell>
          <table:table-cell table:formula="of:=([.BK24]+[.BK25]+[.BK26])/3-0.09" office:value-type="float" office:value="0.696666666666667" calcext:value-type="float">
            <text:p>0,696666666666667</text:p>
          </table:table-cell>
          <table:table-cell table:formula="of:=([.BL24]+[.BL25]+[.BL26])/3-0.09" office:value-type="float" office:value="0.733666666666667" calcext:value-type="float">
            <text:p>0,733666666666667</text:p>
          </table:table-cell>
          <table:table-cell table:formula="of:=([.BM24]+[.BM25]+[.BM26])/3-0.09" office:value-type="float" office:value="0.765333333333333" calcext:value-type="float">
            <text:p>0,765333333333333</text:p>
          </table:table-cell>
          <table:table-cell table:formula="of:=([.BN24]+[.BN25]+[.BN26])/3-0.09" office:value-type="float" office:value="0.774666666666667" calcext:value-type="float">
            <text:p>0,774666666666667</text:p>
          </table:table-cell>
          <table:table-cell table:formula="of:=([.BO24]+[.BO25]+[.BO26])/3-0.09" office:value-type="float" office:value="0.753333333333333" calcext:value-type="float">
            <text:p>0,753333333333333</text:p>
          </table:table-cell>
          <table:table-cell table:formula="of:=([.BP24]+[.BP25]+[.BP26])/3-0.09" office:value-type="float" office:value="0.743333333333333" calcext:value-type="float">
            <text:p>0,743333333333333</text:p>
          </table:table-cell>
          <table:table-cell table:formula="of:=([.BQ24]+[.BQ25]+[.BQ26])/3-0.09" office:value-type="float" office:value="0.745" calcext:value-type="float">
            <text:p>0,745</text:p>
          </table:table-cell>
          <table:table-cell table:formula="of:=([.BR24]+[.BR25]+[.BR26])/3-0.09" office:value-type="float" office:value="0.731" calcext:value-type="float">
            <text:p>0,731</text:p>
          </table:table-cell>
          <table:table-cell table:formula="of:=([.BS24]+[.BS25]+[.BS26])/3-0.09" office:value-type="float" office:value="0.715" calcext:value-type="float">
            <text:p>0,715</text:p>
          </table:table-cell>
          <table:table-cell table:formula="of:=([.BT24]+[.BT25]+[.BT26])/3-0.09" office:value-type="float" office:value="0.704333333333333" calcext:value-type="float">
            <text:p>0,704333333333333</text:p>
          </table:table-cell>
          <table:table-cell table:formula="of:=([.BU24]+[.BU25]+[.BU26])/3-0.09" office:value-type="float" office:value="0.7" calcext:value-type="float">
            <text:p>0,7</text:p>
          </table:table-cell>
          <table:table-cell table:formula="of:=([.BV24]+[.BV25]+[.BV26])/3-0.09" office:value-type="float" office:value="0.687333333333333" calcext:value-type="float">
            <text:p>0,687333333333333</text:p>
          </table:table-cell>
          <table:table-cell table:formula="of:=([.BW24]+[.BW25]+[.BW26])/3-0.09" office:value-type="float" office:value="0.671333333333333" calcext:value-type="float">
            <text:p>0,671333333333333</text:p>
          </table:table-cell>
          <table:table-cell table:formula="of:=([.BX24]+[.BX25]+[.BX26])/3-0.09" office:value-type="float" office:value="0.658666666666667" calcext:value-type="float">
            <text:p>0,658666666666667</text:p>
          </table:table-cell>
          <table:table-cell table:formula="of:=([.BY24]+[.BY25]+[.BY26])/3-0.09" office:value-type="float" office:value="0.651" calcext:value-type="float">
            <text:p>0,651</text:p>
          </table:table-cell>
          <table:table-cell table:formula="of:=([.BZ24]+[.BZ25]+[.BZ26])/3-0.09" office:value-type="float" office:value="0.645" calcext:value-type="float">
            <text:p>0,645</text:p>
          </table:table-cell>
          <table:table-cell table:formula="of:=([.CA24]+[.CA25]+[.CA26])/3-0.09" office:value-type="float" office:value="0.629666666666667" calcext:value-type="float">
            <text:p>0,629666666666667</text:p>
          </table:table-cell>
          <table:table-cell table:formula="of:=([.CB24]+[.CB25]+[.CB26])/3-0.09" office:value-type="float" office:value="0.623" calcext:value-type="float">
            <text:p>0,623</text:p>
          </table:table-cell>
          <table:table-cell table:formula="of:=([.CC24]+[.CC25]+[.CC26])/3-0.09" office:value-type="float" office:value="0.618" calcext:value-type="float">
            <text:p>0,618</text:p>
          </table:table-cell>
          <table:table-cell table:formula="of:=([.CD24]+[.CD25]+[.CD26])/3-0.09" office:value-type="float" office:value="0.610333333333333" calcext:value-type="float">
            <text:p>0,610333333333333</text:p>
          </table:table-cell>
          <table:table-cell table:formula="of:=([.CE24]+[.CE25]+[.CE26])/3-0.09" office:value-type="float" office:value="0.607333333333333" calcext:value-type="float">
            <text:p>0,607333333333333</text:p>
          </table:table-cell>
          <table:table-cell table:formula="of:=([.CF24]+[.CF25]+[.CF26])/3-0.09" office:value-type="float" office:value="0.601333333333333" calcext:value-type="float">
            <text:p>0,601333333333333</text:p>
          </table:table-cell>
          <table:table-cell table:formula="of:=([.CG24]+[.CG25]+[.CG26])/3-0.09" office:value-type="float" office:value="0.595666666666667" calcext:value-type="float">
            <text:p>0,595666666666667</text:p>
          </table:table-cell>
          <table:table-cell table:formula="of:=([.CH24]+[.CH25]+[.CH26])/3-0.09" office:value-type="float" office:value="0.588333333333333" calcext:value-type="float">
            <text:p>0,588333333333333</text:p>
          </table:table-cell>
          <table:table-cell table:formula="of:=([.CI24]+[.CI25]+[.CI26])/3-0.09" office:value-type="float" office:value="0.584666666666667" calcext:value-type="float">
            <text:p>0,584666666666667</text:p>
          </table:table-cell>
          <table:table-cell table:formula="of:=([.CJ24]+[.CJ25]+[.CJ26])/3-0.09" office:value-type="float" office:value="0.583666666666667" calcext:value-type="float">
            <text:p>0,583666666666667</text:p>
          </table:table-cell>
          <table:table-cell table:formula="of:=([.CK24]+[.CK25]+[.CK26])/3-0.09" office:value-type="float" office:value="0.578333333333333" calcext:value-type="float">
            <text:p>0,578333333333333</text:p>
          </table:table-cell>
          <table:table-cell table:formula="of:=([.CL24]+[.CL25]+[.CL26])/3-0.09" office:value-type="float" office:value="0.575666666666667" calcext:value-type="float">
            <text:p>0,575666666666667</text:p>
          </table:table-cell>
          <table:table-cell table:formula="of:=([.CM24]+[.CM25]+[.CM26])/3-0.09" office:value-type="float" office:value="0.572666666666667" calcext:value-type="float">
            <text:p>0,572666666666667</text:p>
          </table:table-cell>
          <table:table-cell table:formula="of:=([.CN24]+[.CN25]+[.CN26])/3-0.09" office:value-type="float" office:value="0.569333333333333" calcext:value-type="float">
            <text:p>0,569333333333333</text:p>
          </table:table-cell>
          <table:table-cell table:formula="of:=([.CO24]+[.CO25]+[.CO26])/3-0.09" office:value-type="float" office:value="0.567" calcext:value-type="float">
            <text:p>0,567</text:p>
          </table:table-cell>
          <table:table-cell table:formula="of:=([.CP24]+[.CP25]+[.CP26])/3-0.09" office:value-type="float" office:value="0.563666666666667" calcext:value-type="float">
            <text:p>0,563666666666667</text:p>
          </table:table-cell>
          <table:table-cell table:formula="of:=([.CQ24]+[.CQ25]+[.CQ26])/3-0.09" office:value-type="float" office:value="0.559" calcext:value-type="float">
            <text:p>0,559</text:p>
          </table:table-cell>
          <table:table-cell table:formula="of:=([.CR24]+[.CR25]+[.CR26])/3-0.09" office:value-type="float" office:value="0.557333333333333" calcext:value-type="float">
            <text:p>0,557333333333333</text:p>
          </table:table-cell>
          <table:table-cell table:formula="of:=([.CS24]+[.CS25]+[.CS26])/3-0.09" office:value-type="float" office:value="0.553" calcext:value-type="float">
            <text:p>0,553</text:p>
          </table:table-cell>
          <table:table-cell table:formula="of:=([.CT24]+[.CT25]+[.CT26])/3-0.09" office:value-type="float" office:value="0.550666666666667" calcext:value-type="float">
            <text:p>0,550666666666667</text:p>
          </table:table-cell>
        </table:table-row>
        <table:table-row table:style-name="ro1">
          <table:table-cell office:value-type="string" calcext:value-type="string">
            <text:p>P. putida KT 2440 (C-)</text:p>
          </table:table-cell>
          <table:table-cell table:formula="of:=([.B30]+[.B31]+[.B32])/3-0.09" office:value-type="float" office:value="0.0356666666666667" calcext:value-type="float">
            <text:p>0,035666666666667</text:p>
          </table:table-cell>
          <table:table-cell table:formula="of:=([.C30]+[.C31]+[.C32])/3-0.09" office:value-type="float" office:value="0.033" calcext:value-type="float">
            <text:p>0,033</text:p>
          </table:table-cell>
          <table:table-cell table:formula="of:=([.D30]+[.D31]+[.D32])/3-0.09" office:value-type="float" office:value="0.0343333333333333" calcext:value-type="float">
            <text:p>0,034333333333333</text:p>
          </table:table-cell>
          <table:table-cell table:formula="of:=([.E30]+[.E31]+[.E32])/3-0.09" office:value-type="float" office:value="0.0326666666666667" calcext:value-type="float">
            <text:p>0,032666666666667</text:p>
          </table:table-cell>
          <table:table-cell table:formula="of:=([.F30]+[.F31]+[.F32])/3-0.09" office:value-type="float" office:value="0.033" calcext:value-type="float">
            <text:p>0,033</text:p>
          </table:table-cell>
          <table:table-cell table:formula="of:=([.G30]+[.G31]+[.G32])/3-0.09" office:value-type="float" office:value="0.03" calcext:value-type="float">
            <text:p>0,03</text:p>
          </table:table-cell>
          <table:table-cell table:formula="of:=([.H30]+[.H31]+[.H32])/3-0.09" office:value-type="float" office:value="0.03" calcext:value-type="float">
            <text:p>0,03</text:p>
          </table:table-cell>
          <table:table-cell table:formula="of:=([.I30]+[.I31]+[.I32])/3-0.09" office:value-type="float" office:value="0.0293333333333333" calcext:value-type="float">
            <text:p>0,029333333333333</text:p>
          </table:table-cell>
          <table:table-cell table:formula="of:=([.J30]+[.J31]+[.J32])/3-0.09" office:value-type="float" office:value="0.028" calcext:value-type="float">
            <text:p>0,028</text:p>
          </table:table-cell>
          <table:table-cell table:formula="of:=([.K30]+[.K31]+[.K32])/3-0.09" office:value-type="float" office:value="0.0273333333333333" calcext:value-type="float">
            <text:p>0,027333333333333</text:p>
          </table:table-cell>
          <table:table-cell table:formula="of:=([.L30]+[.L31]+[.L32])/3-0.09" office:value-type="float" office:value="0.029" calcext:value-type="float">
            <text:p>0,029</text:p>
          </table:table-cell>
          <table:table-cell table:formula="of:=([.M30]+[.M31]+[.M32])/3-0.09" office:value-type="float" office:value="0.0283333333333333" calcext:value-type="float">
            <text:p>0,028333333333333</text:p>
          </table:table-cell>
          <table:table-cell table:formula="of:=([.N30]+[.N31]+[.N32])/3-0.09" office:value-type="float" office:value="0.0273333333333333" calcext:value-type="float">
            <text:p>0,027333333333333</text:p>
          </table:table-cell>
          <table:table-cell table:formula="of:=([.O30]+[.O31]+[.O32])/3-0.09" office:value-type="float" office:value="0.0273333333333333" calcext:value-type="float">
            <text:p>0,027333333333333</text:p>
          </table:table-cell>
          <table:table-cell table:formula="of:=([.P30]+[.P31]+[.P32])/3-0.09" office:value-type="float" office:value="0.0273333333333333" calcext:value-type="float">
            <text:p>0,027333333333333</text:p>
          </table:table-cell>
          <table:table-cell table:formula="of:=([.Q30]+[.Q31]+[.Q32])/3-0.09" office:value-type="float" office:value="0.0263333333333333" calcext:value-type="float">
            <text:p>0,026333333333333</text:p>
          </table:table-cell>
          <table:table-cell table:formula="of:=([.R30]+[.R31]+[.R32])/3-0.09" office:value-type="float" office:value="0.0273333333333333" calcext:value-type="float">
            <text:p>0,027333333333333</text:p>
          </table:table-cell>
          <table:table-cell table:formula="of:=([.S30]+[.S31]+[.S32])/3-0.09" office:value-type="float" office:value="0.0276666666666667" calcext:value-type="float">
            <text:p>0,027666666666667</text:p>
          </table:table-cell>
          <table:table-cell table:formula="of:=([.T30]+[.T31]+[.T32])/3-0.09" office:value-type="float" office:value="0.0263333333333333" calcext:value-type="float">
            <text:p>0,026333333333333</text:p>
          </table:table-cell>
          <table:table-cell table:formula="of:=([.U30]+[.U31]+[.U32])/3-0.09" office:value-type="float" office:value="0.0263333333333333" calcext:value-type="float">
            <text:p>0,026333333333333</text:p>
          </table:table-cell>
          <table:table-cell table:formula="of:=([.V30]+[.V31]+[.V32])/3-0.09" office:value-type="float" office:value="0.0263333333333333" calcext:value-type="float">
            <text:p>0,026333333333333</text:p>
          </table:table-cell>
          <table:table-cell table:formula="of:=([.W30]+[.W31]+[.W32])/3-0.09" office:value-type="float" office:value="0.026" calcext:value-type="float">
            <text:p>0,026</text:p>
          </table:table-cell>
          <table:table-cell table:formula="of:=([.X30]+[.X31]+[.X32])/3-0.09" office:value-type="float" office:value="0.0263333333333333" calcext:value-type="float">
            <text:p>0,026333333333333</text:p>
          </table:table-cell>
          <table:table-cell table:formula="of:=([.Y30]+[.Y31]+[.Y32])/3-0.09" office:value-type="float" office:value="0.025" calcext:value-type="float">
            <text:p>0,025</text:p>
          </table:table-cell>
          <table:table-cell table:formula="of:=([.Z30]+[.Z31]+[.Z32])/3-0.09" office:value-type="float" office:value="0.0256666666666667" calcext:value-type="float">
            <text:p>0,025666666666667</text:p>
          </table:table-cell>
          <table:table-cell table:formula="of:=([.AA30]+[.AA31]+[.AA32])/3-0.09" office:value-type="float" office:value="0.0246666666666667" calcext:value-type="float">
            <text:p>0,024666666666667</text:p>
          </table:table-cell>
          <table:table-cell table:formula="of:=([.AB30]+[.AB31]+[.AB32])/3-0.09" office:value-type="float" office:value="0.025" calcext:value-type="float">
            <text:p>0,025</text:p>
          </table:table-cell>
          <table:table-cell table:formula="of:=([.AC30]+[.AC31]+[.AC32])/3-0.09" office:value-type="float" office:value="0.0246666666666667" calcext:value-type="float">
            <text:p>0,024666666666667</text:p>
          </table:table-cell>
          <table:table-cell table:formula="of:=([.AD30]+[.AD31]+[.AD32])/3-0.09" office:value-type="float" office:value="0.0246666666666667" calcext:value-type="float">
            <text:p>0,024666666666667</text:p>
          </table:table-cell>
          <table:table-cell table:formula="of:=([.AE30]+[.AE31]+[.AE32])/3-0.09" office:value-type="float" office:value="0.0256666666666667" calcext:value-type="float">
            <text:p>0,025666666666667</text:p>
          </table:table-cell>
          <table:table-cell table:formula="of:=([.AF30]+[.AF31]+[.AF32])/3-0.09" office:value-type="float" office:value="0.0243333333333333" calcext:value-type="float">
            <text:p>0,024333333333333</text:p>
          </table:table-cell>
          <table:table-cell table:formula="of:=([.AG30]+[.AG31]+[.AG32])/3-0.09" office:value-type="float" office:value="0.0243333333333333" calcext:value-type="float">
            <text:p>0,024333333333333</text:p>
          </table:table-cell>
          <table:table-cell table:formula="of:=([.AH30]+[.AH31]+[.AH32])/3-0.09" office:value-type="float" office:value="0.0236666666666667" calcext:value-type="float">
            <text:p>0,023666666666667</text:p>
          </table:table-cell>
          <table:table-cell table:formula="of:=([.AI30]+[.AI31]+[.AI32])/3-0.09" office:value-type="float" office:value="0.0243333333333333" calcext:value-type="float">
            <text:p>0,024333333333333</text:p>
          </table:table-cell>
          <table:table-cell table:formula="of:=([.AJ30]+[.AJ31]+[.AJ32])/3-0.09" office:value-type="float" office:value="0.023" calcext:value-type="float">
            <text:p>0,023</text:p>
          </table:table-cell>
          <table:table-cell table:formula="of:=([.AK30]+[.AK31]+[.AK32])/3-0.09" office:value-type="float" office:value="0.0233333333333333" calcext:value-type="float">
            <text:p>0,023333333333333</text:p>
          </table:table-cell>
          <table:table-cell table:formula="of:=([.AL30]+[.AL31]+[.AL32])/3-0.09" office:value-type="float" office:value="0.0226666666666667" calcext:value-type="float">
            <text:p>0,022666666666667</text:p>
          </table:table-cell>
          <table:table-cell table:formula="of:=([.AM30]+[.AM31]+[.AM32])/3-0.09" office:value-type="float" office:value="0.0223333333333333" calcext:value-type="float">
            <text:p>0,022333333333333</text:p>
          </table:table-cell>
          <table:table-cell table:formula="of:=([.AN30]+[.AN31]+[.AN32])/3-0.09" office:value-type="float" office:value="0.0236666666666667" calcext:value-type="float">
            <text:p>0,023666666666667</text:p>
          </table:table-cell>
          <table:table-cell table:formula="of:=([.AO30]+[.AO31]+[.AO32])/3-0.09" office:value-type="float" office:value="0.0233333333333333" calcext:value-type="float">
            <text:p>0,023333333333333</text:p>
          </table:table-cell>
          <table:table-cell table:formula="of:=([.AP30]+[.AP31]+[.AP32])/3-0.09" office:value-type="float" office:value="0.0233333333333333" calcext:value-type="float">
            <text:p>0,023333333333333</text:p>
          </table:table-cell>
          <table:table-cell table:formula="of:=([.AQ30]+[.AQ31]+[.AQ32])/3-0.09" office:value-type="float" office:value="0.0233333333333333" calcext:value-type="float">
            <text:p>0,023333333333333</text:p>
          </table:table-cell>
          <table:table-cell table:formula="of:=([.AR30]+[.AR31]+[.AR32])/3-0.09" office:value-type="float" office:value="0.0226666666666667" calcext:value-type="float">
            <text:p>0,022666666666667</text:p>
          </table:table-cell>
          <table:table-cell table:formula="of:=([.AS30]+[.AS31]+[.AS32])/3-0.09" office:value-type="float" office:value="0.0223333333333333" calcext:value-type="float">
            <text:p>0,022333333333333</text:p>
          </table:table-cell>
          <table:table-cell table:formula="of:=([.AT30]+[.AT31]+[.AT32])/3-0.09" office:value-type="float" office:value="0.023" calcext:value-type="float">
            <text:p>0,023</text:p>
          </table:table-cell>
          <table:table-cell table:formula="of:=([.AU30]+[.AU31]+[.AU32])/3-0.09" office:value-type="float" office:value="0.023" calcext:value-type="float">
            <text:p>0,023</text:p>
          </table:table-cell>
          <table:table-cell table:formula="of:=([.AV30]+[.AV31]+[.AV32])/3-0.09" office:value-type="float" office:value="0.0236666666666667" calcext:value-type="float">
            <text:p>0,023666666666667</text:p>
          </table:table-cell>
          <table:table-cell table:formula="of:=([.AW30]+[.AW31]+[.AW32])/3-0.09" office:value-type="float" office:value="0.0233333333333333" calcext:value-type="float">
            <text:p>0,023333333333333</text:p>
          </table:table-cell>
          <table:table-cell table:formula="of:=([.AX30]+[.AX31]+[.AX32])/3-0.09" office:value-type="float" office:value="0.023" calcext:value-type="float">
            <text:p>0,023</text:p>
          </table:table-cell>
          <table:table-cell table:formula="of:=([.AY30]+[.AY31]+[.AY32])/3-0.09" office:value-type="float" office:value="0.0226666666666667" calcext:value-type="float">
            <text:p>0,022666666666667</text:p>
          </table:table-cell>
          <table:table-cell table:formula="of:=([.AZ30]+[.AZ31]+[.AZ32])/3-0.09" office:value-type="float" office:value="0.024" calcext:value-type="float">
            <text:p>0,024</text:p>
          </table:table-cell>
          <table:table-cell table:formula="of:=([.BA30]+[.BA31]+[.BA32])/3-0.09" office:value-type="float" office:value="0.0236666666666667" calcext:value-type="float">
            <text:p>0,023666666666667</text:p>
          </table:table-cell>
          <table:table-cell table:formula="of:=([.BB30]+[.BB31]+[.BB32])/3-0.09" office:value-type="float" office:value="0.023" calcext:value-type="float">
            <text:p>0,023</text:p>
          </table:table-cell>
          <table:table-cell table:formula="of:=([.BC30]+[.BC31]+[.BC32])/3-0.09" office:value-type="float" office:value="0.0233333333333333" calcext:value-type="float">
            <text:p>0,023333333333333</text:p>
          </table:table-cell>
          <table:table-cell table:formula="of:=([.BD30]+[.BD31]+[.BD32])/3-0.09" office:value-type="float" office:value="0.0226666666666667" calcext:value-type="float">
            <text:p>0,022666666666667</text:p>
          </table:table-cell>
          <table:table-cell table:formula="of:=([.BE30]+[.BE31]+[.BE32])/3-0.09" office:value-type="float" office:value="0.0233333333333333" calcext:value-type="float">
            <text:p>0,023333333333333</text:p>
          </table:table-cell>
          <table:table-cell table:formula="of:=([.BF30]+[.BF31]+[.BF32])/3-0.09" office:value-type="float" office:value="0.0226666666666667" calcext:value-type="float">
            <text:p>0,022666666666667</text:p>
          </table:table-cell>
          <table:table-cell table:formula="of:=([.BG30]+[.BG31]+[.BG32])/3-0.09" office:value-type="float" office:value="0.0226666666666667" calcext:value-type="float">
            <text:p>0,022666666666667</text:p>
          </table:table-cell>
          <table:table-cell table:formula="of:=([.BH30]+[.BH31]+[.BH32])/3-0.09" office:value-type="float" office:value="0.0223333333333333" calcext:value-type="float">
            <text:p>0,022333333333333</text:p>
          </table:table-cell>
          <table:table-cell table:formula="of:=([.BI30]+[.BI31]+[.BI32])/3-0.09" office:value-type="float" office:value="0.0213333333333333" calcext:value-type="float">
            <text:p>0,021333333333333</text:p>
          </table:table-cell>
          <table:table-cell table:formula="of:=([.BJ30]+[.BJ31]+[.BJ32])/3-0.09" office:value-type="float" office:value="0.022" calcext:value-type="float">
            <text:p>0,022</text:p>
          </table:table-cell>
          <table:table-cell table:formula="of:=([.BK30]+[.BK31]+[.BK32])/3-0.09" office:value-type="float" office:value="0.021" calcext:value-type="float">
            <text:p>0,021</text:p>
          </table:table-cell>
          <table:table-cell table:formula="of:=([.BL30]+[.BL31]+[.BL32])/3-0.09" office:value-type="float" office:value="0.0216666666666667" calcext:value-type="float">
            <text:p>0,021666666666667</text:p>
          </table:table-cell>
          <table:table-cell table:formula="of:=([.BM30]+[.BM31]+[.BM32])/3-0.09" office:value-type="float" office:value="0.0216666666666667" calcext:value-type="float">
            <text:p>0,021666666666667</text:p>
          </table:table-cell>
          <table:table-cell table:formula="of:=([.BN30]+[.BN31]+[.BN32])/3-0.09" office:value-type="float" office:value="0.0193333333333333" calcext:value-type="float">
            <text:p>0,019333333333333</text:p>
          </table:table-cell>
          <table:table-cell table:formula="of:=([.BO30]+[.BO31]+[.BO32])/3-0.09" office:value-type="float" office:value="0.0216666666666667" calcext:value-type="float">
            <text:p>0,021666666666667</text:p>
          </table:table-cell>
          <table:table-cell table:formula="of:=([.BP30]+[.BP31]+[.BP32])/3-0.09" office:value-type="float" office:value="0.0203333333333333" calcext:value-type="float">
            <text:p>0,020333333333333</text:p>
          </table:table-cell>
          <table:table-cell table:formula="of:=([.BQ30]+[.BQ31]+[.BQ32])/3-0.09" office:value-type="float" office:value="0.0213333333333333" calcext:value-type="float">
            <text:p>0,021333333333333</text:p>
          </table:table-cell>
          <table:table-cell table:formula="of:=([.BR30]+[.BR31]+[.BR32])/3-0.09" office:value-type="float" office:value="0.0206666666666667" calcext:value-type="float">
            <text:p>0,020666666666667</text:p>
          </table:table-cell>
          <table:table-cell table:formula="of:=([.BS30]+[.BS31]+[.BS32])/3-0.09" office:value-type="float" office:value="0.0206666666666667" calcext:value-type="float">
            <text:p>0,020666666666667</text:p>
          </table:table-cell>
          <table:table-cell table:formula="of:=([.BT30]+[.BT31]+[.BT32])/3-0.09" office:value-type="float" office:value="0.0206666666666667" calcext:value-type="float">
            <text:p>0,020666666666667</text:p>
          </table:table-cell>
          <table:table-cell table:formula="of:=([.BU30]+[.BU31]+[.BU32])/3-0.09" office:value-type="float" office:value="0.0196666666666667" calcext:value-type="float">
            <text:p>0,019666666666667</text:p>
          </table:table-cell>
          <table:table-cell table:formula="of:=([.BV30]+[.BV31]+[.BV32])/3-0.09" office:value-type="float" office:value="0.0203333333333333" calcext:value-type="float">
            <text:p>0,020333333333333</text:p>
          </table:table-cell>
          <table:table-cell table:formula="of:=([.BW30]+[.BW31]+[.BW32])/3-0.09" office:value-type="float" office:value="0.02" calcext:value-type="float">
            <text:p>0,02</text:p>
          </table:table-cell>
          <table:table-cell table:formula="of:=([.BX30]+[.BX31]+[.BX32])/3-0.09" office:value-type="float" office:value="0.019" calcext:value-type="float">
            <text:p>0,019</text:p>
          </table:table-cell>
          <table:table-cell table:formula="of:=([.BY30]+[.BY31]+[.BY32])/3-0.09" office:value-type="float" office:value="0.0193333333333333" calcext:value-type="float">
            <text:p>0,019333333333333</text:p>
          </table:table-cell>
          <table:table-cell table:formula="of:=([.BZ30]+[.BZ31]+[.BZ32])/3-0.09" office:value-type="float" office:value="0.0186666666666667" calcext:value-type="float">
            <text:p>0,018666666666667</text:p>
          </table:table-cell>
          <table:table-cell table:formula="of:=([.CA30]+[.CA31]+[.CA32])/3-0.09" office:value-type="float" office:value="0.0196666666666667" calcext:value-type="float">
            <text:p>0,019666666666667</text:p>
          </table:table-cell>
          <table:table-cell table:formula="of:=([.CB30]+[.CB31]+[.CB32])/3-0.09" office:value-type="float" office:value="0.019" calcext:value-type="float">
            <text:p>0,019</text:p>
          </table:table-cell>
          <table:table-cell table:formula="of:=([.CC30]+[.CC31]+[.CC32])/3-0.09" office:value-type="float" office:value="0.019" calcext:value-type="float">
            <text:p>0,019</text:p>
          </table:table-cell>
          <table:table-cell table:formula="of:=([.CD30]+[.CD31]+[.CD32])/3-0.09" office:value-type="float" office:value="0.018" calcext:value-type="float">
            <text:p>0,018</text:p>
          </table:table-cell>
          <table:table-cell table:formula="of:=([.CE30]+[.CE31]+[.CE32])/3-0.09" office:value-type="float" office:value="0.018" calcext:value-type="float">
            <text:p>0,018</text:p>
          </table:table-cell>
          <table:table-cell table:formula="of:=([.CF30]+[.CF31]+[.CF32])/3-0.09" office:value-type="float" office:value="0.018" calcext:value-type="float">
            <text:p>0,018</text:p>
          </table:table-cell>
          <table:table-cell table:formula="of:=([.CG30]+[.CG31]+[.CG32])/3-0.09" office:value-type="float" office:value="0.0176666666666667" calcext:value-type="float">
            <text:p>0,017666666666667</text:p>
          </table:table-cell>
          <table:table-cell table:formula="of:=([.CH30]+[.CH31]+[.CH32])/3-0.09" office:value-type="float" office:value="0.0176666666666667" calcext:value-type="float">
            <text:p>0,017666666666667</text:p>
          </table:table-cell>
          <table:table-cell table:formula="of:=([.CI30]+[.CI31]+[.CI32])/3-0.09" office:value-type="float" office:value="0.0163333333333333" calcext:value-type="float">
            <text:p>0,016333333333333</text:p>
          </table:table-cell>
          <table:table-cell table:formula="of:=([.CJ30]+[.CJ31]+[.CJ32])/3-0.09" office:value-type="float" office:value="0.0183333333333333" calcext:value-type="float">
            <text:p>0,018333333333333</text:p>
          </table:table-cell>
          <table:table-cell table:formula="of:=([.CK30]+[.CK31]+[.CK32])/3-0.09" office:value-type="float" office:value="0.0176666666666667" calcext:value-type="float">
            <text:p>0,017666666666667</text:p>
          </table:table-cell>
          <table:table-cell table:formula="of:=([.CL30]+[.CL31]+[.CL32])/3-0.09" office:value-type="float" office:value="0.0176666666666667" calcext:value-type="float">
            <text:p>0,017666666666667</text:p>
          </table:table-cell>
          <table:table-cell table:formula="of:=([.CM30]+[.CM31]+[.CM32])/3-0.09" office:value-type="float" office:value="0.0173333333333333" calcext:value-type="float">
            <text:p>0,017333333333333</text:p>
          </table:table-cell>
          <table:table-cell table:formula="of:=([.CN30]+[.CN31]+[.CN32])/3-0.09" office:value-type="float" office:value="0.0176666666666667" calcext:value-type="float">
            <text:p>0,017666666666667</text:p>
          </table:table-cell>
          <table:table-cell table:formula="of:=([.CO30]+[.CO31]+[.CO32])/3-0.09" office:value-type="float" office:value="0.0196666666666667" calcext:value-type="float">
            <text:p>0,019666666666667</text:p>
          </table:table-cell>
          <table:table-cell table:formula="of:=([.CP30]+[.CP31]+[.CP32])/3-0.09" office:value-type="float" office:value="0.0203333333333333" calcext:value-type="float">
            <text:p>0,020333333333333</text:p>
          </table:table-cell>
          <table:table-cell table:formula="of:=([.CQ30]+[.CQ31]+[.CQ32])/3-0.09" office:value-type="float" office:value="0.021" calcext:value-type="float">
            <text:p>0,021</text:p>
          </table:table-cell>
          <table:table-cell table:formula="of:=([.CR30]+[.CR31]+[.CR32])/3-0.09" office:value-type="float" office:value="0.0226666666666667" calcext:value-type="float">
            <text:p>0,022666666666667</text:p>
          </table:table-cell>
          <table:table-cell table:formula="of:=([.CS30]+[.CS31]+[.CS32])/3-0.09" office:value-type="float" office:value="0.0226666666666667" calcext:value-type="float">
            <text:p>0,022666666666667</text:p>
          </table:table-cell>
          <table:table-cell table:formula="of:=([.CT30]+[.CT31]+[.CT32])/3-0.09" office:value-type="float" office:value="0.0236666666666667" calcext:value-type="float">
            <text:p>0,023666666666667</text:p>
          </table:table-cell>
        </table:table-row>
        <table:table-row table:style-name="ro1">
          <table:table-cell office:value-type="string" calcext:value-type="string">
            <text:p>P. putida KT ΔgclR (C+)</text:p>
          </table:table-cell>
          <table:table-cell table:formula="of:=([.B33]+[.B34]+[.B35])/3-0.09" office:value-type="float" office:value="0.0343333333333333" calcext:value-type="float">
            <text:p>0,034333333333333</text:p>
          </table:table-cell>
          <table:table-cell table:formula="of:=([.C33]+[.C34]+[.C35])/3-0.09" office:value-type="float" office:value="0.0303333333333333" calcext:value-type="float">
            <text:p>0,030333333333333</text:p>
          </table:table-cell>
          <table:table-cell table:formula="of:=([.D33]+[.D34]+[.D35])/3-0.09" office:value-type="float" office:value="0.0326666666666667" calcext:value-type="float">
            <text:p>0,032666666666667</text:p>
          </table:table-cell>
          <table:table-cell table:formula="of:=([.E33]+[.E34]+[.E35])/3-0.09" office:value-type="float" office:value="0.031" calcext:value-type="float">
            <text:p>0,031</text:p>
          </table:table-cell>
          <table:table-cell table:formula="of:=([.F33]+[.F34]+[.F35])/3-0.09" office:value-type="float" office:value="0.0313333333333333" calcext:value-type="float">
            <text:p>0,031333333333333</text:p>
          </table:table-cell>
          <table:table-cell table:formula="of:=([.G33]+[.G34]+[.G35])/3-0.09" office:value-type="float" office:value="0.029" calcext:value-type="float">
            <text:p>0,029</text:p>
          </table:table-cell>
          <table:table-cell table:formula="of:=([.H33]+[.H34]+[.H35])/3-0.09" office:value-type="float" office:value="0.0296666666666667" calcext:value-type="float">
            <text:p>0,029666666666667</text:p>
          </table:table-cell>
          <table:table-cell table:formula="of:=([.I33]+[.I34]+[.I35])/3-0.09" office:value-type="float" office:value="0.0296666666666667" calcext:value-type="float">
            <text:p>0,029666666666667</text:p>
          </table:table-cell>
          <table:table-cell table:formula="of:=([.J33]+[.J34]+[.J35])/3-0.09" office:value-type="float" office:value="0.0276666666666667" calcext:value-type="float">
            <text:p>0,027666666666667</text:p>
          </table:table-cell>
          <table:table-cell table:formula="of:=([.K33]+[.K34]+[.K35])/3-0.09" office:value-type="float" office:value="0.028" calcext:value-type="float">
            <text:p>0,028</text:p>
          </table:table-cell>
          <table:table-cell table:formula="of:=([.L33]+[.L34]+[.L35])/3-0.09" office:value-type="float" office:value="0.028" calcext:value-type="float">
            <text:p>0,028</text:p>
          </table:table-cell>
          <table:table-cell table:formula="of:=([.M33]+[.M34]+[.M35])/3-0.09" office:value-type="float" office:value="0.0286666666666667" calcext:value-type="float">
            <text:p>0,028666666666667</text:p>
          </table:table-cell>
          <table:table-cell table:formula="of:=([.N33]+[.N34]+[.N35])/3-0.09" office:value-type="float" office:value="0.0273333333333333" calcext:value-type="float">
            <text:p>0,027333333333333</text:p>
          </table:table-cell>
          <table:table-cell table:formula="of:=([.O33]+[.O34]+[.O35])/3-0.09" office:value-type="float" office:value="0.0273333333333333" calcext:value-type="float">
            <text:p>0,027333333333333</text:p>
          </table:table-cell>
          <table:table-cell table:formula="of:=([.P33]+[.P34]+[.P35])/3-0.09" office:value-type="float" office:value="0.0263333333333333" calcext:value-type="float">
            <text:p>0,026333333333333</text:p>
          </table:table-cell>
          <table:table-cell table:formula="of:=([.Q33]+[.Q34]+[.Q35])/3-0.09" office:value-type="float" office:value="0.0273333333333333" calcext:value-type="float">
            <text:p>0,027333333333333</text:p>
          </table:table-cell>
          <table:table-cell table:formula="of:=([.R33]+[.R34]+[.R35])/3-0.09" office:value-type="float" office:value="0.0286666666666667" calcext:value-type="float">
            <text:p>0,028666666666667</text:p>
          </table:table-cell>
          <table:table-cell table:formula="of:=([.S33]+[.S34]+[.S35])/3-0.09" office:value-type="float" office:value="0.0306666666666667" calcext:value-type="float">
            <text:p>0,030666666666667</text:p>
          </table:table-cell>
          <table:table-cell table:formula="of:=([.T33]+[.T34]+[.T35])/3-0.09" office:value-type="float" office:value="0.0323333333333333" calcext:value-type="float">
            <text:p>0,032333333333333</text:p>
          </table:table-cell>
          <table:table-cell table:formula="of:=([.U33]+[.U34]+[.U35])/3-0.09" office:value-type="float" office:value="0.0353333333333333" calcext:value-type="float">
            <text:p>0,035333333333333</text:p>
          </table:table-cell>
          <table:table-cell table:formula="of:=([.V33]+[.V34]+[.V35])/3-0.09" office:value-type="float" office:value="0.0386666666666667" calcext:value-type="float">
            <text:p>0,038666666666667</text:p>
          </table:table-cell>
          <table:table-cell table:formula="of:=([.W33]+[.W34]+[.W35])/3-0.09" office:value-type="float" office:value="0.0436666666666667" calcext:value-type="float">
            <text:p>0,043666666666667</text:p>
          </table:table-cell>
          <table:table-cell table:formula="of:=([.X33]+[.X34]+[.X35])/3-0.09" office:value-type="float" office:value="0.0516666666666667" calcext:value-type="float">
            <text:p>0,051666666666667</text:p>
          </table:table-cell>
          <table:table-cell table:formula="of:=([.Y33]+[.Y34]+[.Y35])/3-0.09" office:value-type="float" office:value="0.0613333333333333" calcext:value-type="float">
            <text:p>0,061333333333333</text:p>
          </table:table-cell>
          <table:table-cell table:formula="of:=([.Z33]+[.Z34]+[.Z35])/3-0.09" office:value-type="float" office:value="0.0703333333333333" calcext:value-type="float">
            <text:p>0,070333333333333</text:p>
          </table:table-cell>
          <table:table-cell table:formula="of:=([.AA33]+[.AA34]+[.AA35])/3-0.09" office:value-type="float" office:value="0.0853333333333334" calcext:value-type="float">
            <text:p>0,085333333333333</text:p>
          </table:table-cell>
          <table:table-cell table:formula="of:=([.AB33]+[.AB34]+[.AB35])/3-0.09" office:value-type="float" office:value="0.0943333333333333" calcext:value-type="float">
            <text:p>0,094333333333333</text:p>
          </table:table-cell>
          <table:table-cell table:formula="of:=([.AC33]+[.AC34]+[.AC35])/3-0.09" office:value-type="float" office:value="0.106333333333333" calcext:value-type="float">
            <text:p>0,106333333333333</text:p>
          </table:table-cell>
          <table:table-cell table:formula="of:=([.AD33]+[.AD34]+[.AD35])/3-0.09" office:value-type="float" office:value="0.124" calcext:value-type="float">
            <text:p>0,124</text:p>
          </table:table-cell>
          <table:table-cell table:formula="of:=([.AE33]+[.AE34]+[.AE35])/3-0.09" office:value-type="float" office:value="0.138666666666667" calcext:value-type="float">
            <text:p>0,138666666666667</text:p>
          </table:table-cell>
          <table:table-cell table:formula="of:=([.AF33]+[.AF34]+[.AF35])/3-0.09" office:value-type="float" office:value="0.153666666666667" calcext:value-type="float">
            <text:p>0,153666666666667</text:p>
          </table:table-cell>
          <table:table-cell table:formula="of:=([.AG33]+[.AG34]+[.AG35])/3-0.09" office:value-type="float" office:value="0.173333333333333" calcext:value-type="float">
            <text:p>0,173333333333333</text:p>
          </table:table-cell>
          <table:table-cell table:formula="of:=([.AH33]+[.AH34]+[.AH35])/3-0.09" office:value-type="float" office:value="0.195333333333333" calcext:value-type="float">
            <text:p>0,195333333333333</text:p>
          </table:table-cell>
          <table:table-cell table:formula="of:=([.AI33]+[.AI34]+[.AI35])/3-0.09" office:value-type="float" office:value="0.219" calcext:value-type="float">
            <text:p>0,219</text:p>
          </table:table-cell>
          <table:table-cell table:formula="of:=([.AJ33]+[.AJ34]+[.AJ35])/3-0.09" office:value-type="float" office:value="0.244" calcext:value-type="float">
            <text:p>0,244</text:p>
          </table:table-cell>
          <table:table-cell table:formula="of:=([.AK33]+[.AK34]+[.AK35])/3-0.09" office:value-type="float" office:value="0.270666666666667" calcext:value-type="float">
            <text:p>0,270666666666667</text:p>
          </table:table-cell>
          <table:table-cell table:formula="of:=([.AL33]+[.AL34]+[.AL35])/3-0.09" office:value-type="float" office:value="0.301333333333333" calcext:value-type="float">
            <text:p>0,301333333333333</text:p>
          </table:table-cell>
          <table:table-cell table:formula="of:=([.AM33]+[.AM34]+[.AM35])/3-0.09" office:value-type="float" office:value="0.329666666666667" calcext:value-type="float">
            <text:p>0,329666666666667</text:p>
          </table:table-cell>
          <table:table-cell table:formula="of:=([.AN33]+[.AN34]+[.AN35])/3-0.09" office:value-type="float" office:value="0.371333333333333" calcext:value-type="float">
            <text:p>0,371333333333333</text:p>
          </table:table-cell>
          <table:table-cell table:formula="of:=([.AO33]+[.AO34]+[.AO35])/3-0.09" office:value-type="float" office:value="0.420333333333333" calcext:value-type="float">
            <text:p>0,420333333333333</text:p>
          </table:table-cell>
          <table:table-cell table:formula="of:=([.AP33]+[.AP34]+[.AP35])/3-0.09" office:value-type="float" office:value="0.463666666666667" calcext:value-type="float">
            <text:p>0,463666666666667</text:p>
          </table:table-cell>
          <table:table-cell table:formula="of:=([.AQ33]+[.AQ34]+[.AQ35])/3-0.09" office:value-type="float" office:value="0.49" calcext:value-type="float">
            <text:p>0,49</text:p>
          </table:table-cell>
          <table:table-cell table:formula="of:=([.AR33]+[.AR34]+[.AR35])/3-0.09" office:value-type="float" office:value="0.527333333333333" calcext:value-type="float">
            <text:p>0,527333333333333</text:p>
          </table:table-cell>
          <table:table-cell table:formula="of:=([.AS33]+[.AS34]+[.AS35])/3-0.09" office:value-type="float" office:value="0.560333333333333" calcext:value-type="float">
            <text:p>0,560333333333333</text:p>
          </table:table-cell>
          <table:table-cell table:formula="of:=([.AT33]+[.AT34]+[.AT35])/3-0.09" office:value-type="float" office:value="0.592666666666667" calcext:value-type="float">
            <text:p>0,592666666666667</text:p>
          </table:table-cell>
          <table:table-cell table:formula="of:=([.AU33]+[.AU34]+[.AU35])/3-0.09" office:value-type="float" office:value="0.622" calcext:value-type="float">
            <text:p>0,622</text:p>
          </table:table-cell>
          <table:table-cell table:formula="of:=([.AV33]+[.AV34]+[.AV35])/3-0.09" office:value-type="float" office:value="0.647" calcext:value-type="float">
            <text:p>0,647</text:p>
          </table:table-cell>
          <table:table-cell table:formula="of:=([.AW33]+[.AW34]+[.AW35])/3-0.09" office:value-type="float" office:value="0.674666666666667" calcext:value-type="float">
            <text:p>0,674666666666667</text:p>
          </table:table-cell>
          <table:table-cell table:formula="of:=([.AX33]+[.AX34]+[.AX35])/3-0.09" office:value-type="float" office:value="0.702" calcext:value-type="float">
            <text:p>0,702</text:p>
          </table:table-cell>
          <table:table-cell table:formula="of:=([.AY33]+[.AY34]+[.AY35])/3-0.09" office:value-type="float" office:value="0.727" calcext:value-type="float">
            <text:p>0,727</text:p>
          </table:table-cell>
          <table:table-cell table:formula="of:=([.AZ33]+[.AZ34]+[.AZ35])/3-0.09" office:value-type="float" office:value="0.763666666666667" calcext:value-type="float">
            <text:p>0,763666666666667</text:p>
          </table:table-cell>
          <table:table-cell table:formula="of:=([.BA33]+[.BA34]+[.BA35])/3-0.09" office:value-type="float" office:value="0.799333333333333" calcext:value-type="float">
            <text:p>0,799333333333333</text:p>
          </table:table-cell>
          <table:table-cell table:formula="of:=([.BB33]+[.BB34]+[.BB35])/3-0.09" office:value-type="float" office:value="0.802666666666667" calcext:value-type="float">
            <text:p>0,802666666666667</text:p>
          </table:table-cell>
          <table:table-cell table:formula="of:=([.BC33]+[.BC34]+[.BC35])/3-0.09" office:value-type="float" office:value="0.819" calcext:value-type="float">
            <text:p>0,819</text:p>
          </table:table-cell>
          <table:table-cell table:formula="of:=([.BD33]+[.BD34]+[.BD35])/3-0.09" office:value-type="float" office:value="0.824666666666667" calcext:value-type="float">
            <text:p>0,824666666666667</text:p>
          </table:table-cell>
          <table:table-cell table:formula="of:=([.BE33]+[.BE34]+[.BE35])/3-0.09" office:value-type="float" office:value="0.814666666666667" calcext:value-type="float">
            <text:p>0,814666666666667</text:p>
          </table:table-cell>
          <table:table-cell table:formula="of:=([.BF33]+[.BF34]+[.BF35])/3-0.09" office:value-type="float" office:value="0.787333333333333" calcext:value-type="float">
            <text:p>0,787333333333333</text:p>
          </table:table-cell>
          <table:table-cell table:formula="of:=([.BG33]+[.BG34]+[.BG35])/3-0.09" office:value-type="float" office:value="0.765333333333333" calcext:value-type="float">
            <text:p>0,765333333333333</text:p>
          </table:table-cell>
          <table:table-cell table:formula="of:=([.BH33]+[.BH34]+[.BH35])/3-0.09" office:value-type="float" office:value="0.776" calcext:value-type="float">
            <text:p>0,776</text:p>
          </table:table-cell>
          <table:table-cell table:formula="of:=([.BI33]+[.BI34]+[.BI35])/3-0.09" office:value-type="float" office:value="0.796666666666667" calcext:value-type="float">
            <text:p>0,796666666666667</text:p>
          </table:table-cell>
          <table:table-cell table:formula="of:=([.BJ33]+[.BJ34]+[.BJ35])/3-0.09" office:value-type="float" office:value="0.801" calcext:value-type="float">
            <text:p>0,801</text:p>
          </table:table-cell>
          <table:table-cell table:formula="of:=([.BK33]+[.BK34]+[.BK35])/3-0.09" office:value-type="float" office:value="0.783333333333333" calcext:value-type="float">
            <text:p>0,783333333333333</text:p>
          </table:table-cell>
          <table:table-cell table:formula="of:=([.BL33]+[.BL34]+[.BL35])/3-0.09" office:value-type="float" office:value="0.784" calcext:value-type="float">
            <text:p>0,784</text:p>
          </table:table-cell>
          <table:table-cell table:formula="of:=([.BM33]+[.BM34]+[.BM35])/3-0.09" office:value-type="float" office:value="0.781" calcext:value-type="float">
            <text:p>0,781</text:p>
          </table:table-cell>
          <table:table-cell table:formula="of:=([.BN33]+[.BN34]+[.BN35])/3-0.09" office:value-type="float" office:value="0.764333333333333" calcext:value-type="float">
            <text:p>0,764333333333333</text:p>
          </table:table-cell>
          <table:table-cell table:formula="of:=([.BO33]+[.BO34]+[.BO35])/3-0.09" office:value-type="float" office:value="0.748333333333333" calcext:value-type="float">
            <text:p>0,748333333333333</text:p>
          </table:table-cell>
          <table:table-cell table:formula="of:=([.BP33]+[.BP34]+[.BP35])/3-0.09" office:value-type="float" office:value="0.741" calcext:value-type="float">
            <text:p>0,741</text:p>
          </table:table-cell>
          <table:table-cell table:formula="of:=([.BQ33]+[.BQ34]+[.BQ35])/3-0.09" office:value-type="float" office:value="0.736" calcext:value-type="float">
            <text:p>0,736</text:p>
          </table:table-cell>
          <table:table-cell table:formula="of:=([.BR33]+[.BR34]+[.BR35])/3-0.09" office:value-type="float" office:value="0.723333333333333" calcext:value-type="float">
            <text:p>0,723333333333333</text:p>
          </table:table-cell>
          <table:table-cell table:formula="of:=([.BS33]+[.BS34]+[.BS35])/3-0.09" office:value-type="float" office:value="0.710666666666667" calcext:value-type="float">
            <text:p>0,710666666666667</text:p>
          </table:table-cell>
          <table:table-cell table:formula="of:=([.BT33]+[.BT34]+[.BT35])/3-0.09" office:value-type="float" office:value="0.696666666666667" calcext:value-type="float">
            <text:p>0,696666666666667</text:p>
          </table:table-cell>
          <table:table-cell table:formula="of:=([.BU33]+[.BU34]+[.BU35])/3-0.09" office:value-type="float" office:value="0.686" calcext:value-type="float">
            <text:p>0,686</text:p>
          </table:table-cell>
          <table:table-cell table:formula="of:=([.BV33]+[.BV34]+[.BV35])/3-0.09" office:value-type="float" office:value="0.677" calcext:value-type="float">
            <text:p>0,677</text:p>
          </table:table-cell>
          <table:table-cell table:formula="of:=([.BW33]+[.BW34]+[.BW35])/3-0.09" office:value-type="float" office:value="0.668" calcext:value-type="float">
            <text:p>0,668</text:p>
          </table:table-cell>
          <table:table-cell table:formula="of:=([.BX33]+[.BX34]+[.BX35])/3-0.09" office:value-type="float" office:value="0.66" calcext:value-type="float">
            <text:p>0,66</text:p>
          </table:table-cell>
          <table:table-cell table:formula="of:=([.BY33]+[.BY34]+[.BY35])/3-0.09" office:value-type="float" office:value="0.654333333333333" calcext:value-type="float">
            <text:p>0,654333333333333</text:p>
          </table:table-cell>
          <table:table-cell table:formula="of:=([.BZ33]+[.BZ34]+[.BZ35])/3-0.09" office:value-type="float" office:value="0.651666666666667" calcext:value-type="float">
            <text:p>0,651666666666667</text:p>
          </table:table-cell>
          <table:table-cell table:formula="of:=([.CA33]+[.CA34]+[.CA35])/3-0.09" office:value-type="float" office:value="0.644" calcext:value-type="float">
            <text:p>0,644</text:p>
          </table:table-cell>
          <table:table-cell table:formula="of:=([.CB33]+[.CB34]+[.CB35])/3-0.09" office:value-type="float" office:value="0.640666666666667" calcext:value-type="float">
            <text:p>0,640666666666667</text:p>
          </table:table-cell>
          <table:table-cell table:formula="of:=([.CC33]+[.CC34]+[.CC35])/3-0.09" office:value-type="float" office:value="0.637333333333333" calcext:value-type="float">
            <text:p>0,637333333333333</text:p>
          </table:table-cell>
          <table:table-cell table:formula="of:=([.CD33]+[.CD34]+[.CD35])/3-0.09" office:value-type="float" office:value="0.633" calcext:value-type="float">
            <text:p>0,633</text:p>
          </table:table-cell>
          <table:table-cell table:formula="of:=([.CE33]+[.CE34]+[.CE35])/3-0.09" office:value-type="float" office:value="0.631333333333333" calcext:value-type="float">
            <text:p>0,631333333333333</text:p>
          </table:table-cell>
          <table:table-cell table:formula="of:=([.CF33]+[.CF34]+[.CF35])/3-0.09" office:value-type="float" office:value="0.627333333333333" calcext:value-type="float">
            <text:p>0,627333333333333</text:p>
          </table:table-cell>
          <table:table-cell table:formula="of:=([.CG33]+[.CG34]+[.CG35])/3-0.09" office:value-type="float" office:value="0.625" calcext:value-type="float">
            <text:p>0,625</text:p>
          </table:table-cell>
          <table:table-cell table:formula="of:=([.CH33]+[.CH34]+[.CH35])/3-0.09" office:value-type="float" office:value="0.62" calcext:value-type="float">
            <text:p>0,62</text:p>
          </table:table-cell>
          <table:table-cell table:formula="of:=([.CI33]+[.CI34]+[.CI35])/3-0.09" office:value-type="float" office:value="0.617666666666667" calcext:value-type="float">
            <text:p>0,617666666666667</text:p>
          </table:table-cell>
          <table:table-cell table:formula="of:=([.CJ33]+[.CJ34]+[.CJ35])/3-0.09" office:value-type="float" office:value="0.618666666666667" calcext:value-type="float">
            <text:p>0,618666666666667</text:p>
          </table:table-cell>
          <table:table-cell table:formula="of:=([.CK33]+[.CK34]+[.CK35])/3-0.09" office:value-type="float" office:value="0.615666666666667" calcext:value-type="float">
            <text:p>0,615666666666667</text:p>
          </table:table-cell>
          <table:table-cell table:formula="of:=([.CL33]+[.CL34]+[.CL35])/3-0.09" office:value-type="float" office:value="0.614" calcext:value-type="float">
            <text:p>0,614</text:p>
          </table:table-cell>
          <table:table-cell table:formula="of:=([.CM33]+[.CM34]+[.CM35])/3-0.09" office:value-type="float" office:value="0.612" calcext:value-type="float">
            <text:p>0,612</text:p>
          </table:table-cell>
          <table:table-cell table:formula="of:=([.CN33]+[.CN34]+[.CN35])/3-0.09" office:value-type="float" office:value="0.609666666666667" calcext:value-type="float">
            <text:p>0,609666666666667</text:p>
          </table:table-cell>
          <table:table-cell table:formula="of:=([.CO33]+[.CO34]+[.CO35])/3-0.09" office:value-type="float" office:value="0.609333333333333" calcext:value-type="float">
            <text:p>0,609333333333333</text:p>
          </table:table-cell>
          <table:table-cell table:formula="of:=([.CP33]+[.CP34]+[.CP35])/3-0.09" office:value-type="float" office:value="0.608" calcext:value-type="float">
            <text:p>0,608</text:p>
          </table:table-cell>
          <table:table-cell table:formula="of:=([.CQ33]+[.CQ34]+[.CQ35])/3-0.09" office:value-type="float" office:value="0.604666666666667" calcext:value-type="float">
            <text:p>0,604666666666667</text:p>
          </table:table-cell>
          <table:table-cell table:formula="of:=([.CR33]+[.CR34]+[.CR35])/3-0.09" office:value-type="float" office:value="0.603333333333333" calcext:value-type="float">
            <text:p>0,603333333333333</text:p>
          </table:table-cell>
          <table:table-cell table:formula="of:=([.CS33]+[.CS34]+[.CS35])/3-0.09" office:value-type="float" office:value="0.601" calcext:value-type="float">
            <text:p>0,601</text:p>
          </table:table-cell>
          <table:table-cell table:formula="of:=([.CT33]+[.CT34]+[.CT35])/3-0.09" office:value-type="float" office:value="0.599666666666667" calcext:value-type="float">
            <text:p>0,599666666666667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7" calcext:value-type="float">
            <text:p>0,087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6"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number-columns-repeated="2"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4" table:style-name="ce1" office:value-type="float" office:value="0.089" calcext:value-type="float">
            <text:p>0,089</text:p>
          </table:table-cell>
          <table:table-cell table:number-columns-repeated="4"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number-columns-repeated="3" table:style-name="ce1" office:value-type="float" office:value="0.088" calcext:value-type="float">
            <text:p>0,088</text:p>
          </table:table-cell>
          <table:table-cell table:number-columns-repeated="3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9" calcext:value-type="float">
            <text:p>0,09</text:p>
          </table:table-cell>
          <table:table-cell table:number-columns-repeated="2" table:style-name="ce1" office:value-type="float" office:value="0.089" calcext:value-type="float">
            <text:p>0,089</text:p>
          </table:table-cell>
          <table:table-cell table:style-name="ce1" office:value-type="float" office:value="0.088" calcext:value-type="float">
            <text:p>0,088</text:p>
          </table:table-cell>
          <table:table-cell table:style-name="ce1" office:value-type="float" office:value="0.089" calcext:value-type="float">
            <text:p>0,089</text:p>
          </table:table-cell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6" calcext:value-type="float">
            <text:p>0,116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132" calcext:value-type="float">
            <text:p>0,13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168" calcext:value-type="float">
            <text:p>0,168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55" calcext:value-type="float">
            <text:p>0,255</text:p>
          </table:table-cell>
          <table:table-cell table:style-name="ce2" office:value-type="float" office:value="0.302" calcext:value-type="float">
            <text:p>0,302</text:p>
          </table:table-cell>
          <table:table-cell table:style-name="ce2" office:value-type="float" office:value="0.371" calcext:value-type="float">
            <text:p>0,371</text:p>
          </table:table-cell>
          <table:table-cell table:style-name="ce2" office:value-type="float" office:value="0.446" calcext:value-type="float">
            <text:p>0,446</text:p>
          </table:table-cell>
          <table:table-cell table:style-name="ce2" office:value-type="float" office:value="0.537" calcext:value-type="float">
            <text:p>0,537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744" calcext:value-type="float">
            <text:p>0,744</text:p>
          </table:table-cell>
          <table:table-cell table:style-name="ce2" office:value-type="float" office:value="0.839" calcext:value-type="float">
            <text:p>0,839</text:p>
          </table:table-cell>
          <table:table-cell table:style-name="ce2" office:value-type="float" office:value="0.945" calcext:value-type="float">
            <text:p>0,945</text:p>
          </table:table-cell>
          <table:table-cell table:style-name="ce2" office:value-type="float" office:value="1.024" calcext:value-type="float">
            <text:p>1,024</text:p>
          </table:table-cell>
          <table:table-cell table:style-name="ce2" office:value-type="float" office:value="1.103" calcext:value-type="float">
            <text:p>1,103</text:p>
          </table:table-cell>
          <table:table-cell table:style-name="ce2" office:value-type="float" office:value="1.163" calcext:value-type="float">
            <text:p>1,163</text:p>
          </table:table-cell>
          <table:table-cell table:style-name="ce2" office:value-type="float" office:value="1.215" calcext:value-type="float">
            <text:p>1,215</text:p>
          </table:table-cell>
          <table:table-cell table:style-name="ce2" office:value-type="float" office:value="1.26" calcext:value-type="float">
            <text:p>1,26</text:p>
          </table:table-cell>
          <table:table-cell table:style-name="ce2" office:value-type="float" office:value="1.307" calcext:value-type="float">
            <text:p>1,307</text:p>
          </table:table-cell>
          <table:table-cell table:style-name="ce2" office:value-type="float" office:value="1.321" calcext:value-type="float">
            <text:p>1,321</text:p>
          </table:table-cell>
          <table:table-cell table:style-name="ce2" office:value-type="float" office:value="1.339" calcext:value-type="float">
            <text:p>1,339</text:p>
          </table:table-cell>
          <table:table-cell table:style-name="ce2" office:value-type="float" office:value="1.351" calcext:value-type="float">
            <text:p>1,351</text:p>
          </table:table-cell>
          <table:table-cell table:style-name="ce2" office:value-type="float" office:value="1.325" calcext:value-type="float">
            <text:p>1,325</text:p>
          </table:table-cell>
          <table:table-cell table:style-name="ce2" office:value-type="float" office:value="1.322" calcext:value-type="float">
            <text:p>1,322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291" calcext:value-type="float">
            <text:p>1,291</text:p>
          </table:table-cell>
          <table:table-cell table:style-name="ce2" office:value-type="float" office:value="1.272" calcext:value-type="float">
            <text:p>1,272</text:p>
          </table:table-cell>
          <table:table-cell table:style-name="ce2" office:value-type="float" office:value="1.263" calcext:value-type="float">
            <text:p>1,263</text:p>
          </table:table-cell>
          <table:table-cell table:style-name="ce2" office:value-type="float" office:value="1.253" calcext:value-type="float">
            <text:p>1,253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17" calcext:value-type="float">
            <text:p>1,217</text:p>
          </table:table-cell>
          <table:table-cell table:style-name="ce2" office:value-type="float" office:value="1.199" calcext:value-type="float">
            <text:p>1,199</text:p>
          </table:table-cell>
          <table:table-cell table:style-name="ce2" office:value-type="float" office:value="1.192" calcext:value-type="float">
            <text:p>1,192</text:p>
          </table:table-cell>
          <table:table-cell table:style-name="ce2" office:value-type="float" office:value="1.204" calcext:value-type="float">
            <text:p>1,204</text:p>
          </table:table-cell>
          <table:table-cell table:style-name="ce2" office:value-type="float" office:value="1.211" calcext:value-type="float">
            <text:p>1,211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17" calcext:value-type="float">
            <text:p>1,217</text:p>
          </table:table-cell>
          <table:table-cell table:number-columns-repeated="2" table:style-name="ce2" office:value-type="float" office:value="1.215" calcext:value-type="float">
            <text:p>1,215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06" calcext:value-type="float">
            <text:p>1,206</text:p>
          </table:table-cell>
          <table:table-cell table:style-name="ce2" office:value-type="float" office:value="1.203" calcext:value-type="float">
            <text:p>1,203</text:p>
          </table:table-cell>
          <table:table-cell table:style-name="ce2" office:value-type="float" office:value="1.195" calcext:value-type="float">
            <text:p>1,195</text:p>
          </table:table-cell>
          <table:table-cell table:style-name="ce2" office:value-type="float" office:value="1.185" calcext:value-type="float">
            <text:p>1,185</text:p>
          </table:table-cell>
          <table:table-cell table:style-name="ce2" office:value-type="float" office:value="1.176" calcext:value-type="float">
            <text:p>1,176</text:p>
          </table:table-cell>
          <table:table-cell table:style-name="ce2" office:value-type="float" office:value="1.172" calcext:value-type="float">
            <text:p>1,172</text:p>
          </table:table-cell>
          <table:table-cell table:style-name="ce2" office:value-type="float" office:value="1.167" calcext:value-type="float">
            <text:p>1,167</text:p>
          </table:table-cell>
          <table:table-cell table:number-columns-repeated="2" table:style-name="ce2" office:value-type="float" office:value="1.165" calcext:value-type="float">
            <text:p>1,165</text:p>
          </table:table-cell>
          <table:table-cell table:style-name="ce2" office:value-type="float" office:value="1.161" calcext:value-type="float">
            <text:p>1,161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1.155" calcext:value-type="float">
            <text:p>1,155</text:p>
          </table:table-cell>
          <table:table-cell table:style-name="ce2" office:value-type="float" office:value="1.152" calcext:value-type="float">
            <text:p>1,152</text:p>
          </table:table-cell>
          <table:table-cell table:style-name="ce2" office:value-type="float" office:value="1.151" calcext:value-type="float">
            <text:p>1,151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46" calcext:value-type="float">
            <text:p>1,146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1.136" calcext:value-type="float">
            <text:p>1,136</text:p>
          </table:table-cell>
          <table:table-cell table:style-name="ce2" office:value-type="float" office:value="1.133" calcext:value-type="float">
            <text:p>1,133</text:p>
          </table:table-cell>
          <table:table-cell table:style-name="ce2" office:value-type="float" office:value="1.129" calcext:value-type="float">
            <text:p>1,129</text:p>
          </table:table-cell>
          <table:table-cell table:style-name="ce2" office:value-type="float" office:value="1.123" calcext:value-type="float">
            <text:p>1,123</text:p>
          </table:table-cell>
          <table:table-cell table:style-name="ce2" office:value-type="float" office:value="1.119" calcext:value-type="float">
            <text:p>1,119</text:p>
          </table:table-cell>
          <table:table-cell table:style-name="ce2" office:value-type="float" office:value="1.115" calcext:value-type="float">
            <text:p>1,115</text:p>
          </table:table-cell>
          <table:table-cell table:style-name="ce2" office:value-type="float" office:value="1.11" calcext:value-type="float">
            <text:p>1,11</text:p>
          </table:table-cell>
          <table:table-cell table:style-name="ce2" office:value-type="float" office:value="1.105" calcext:value-type="float">
            <text:p>1,105</text:p>
          </table:table-cell>
          <table:table-cell table:style-name="ce2" office:value-type="float" office:value="1.099" calcext:value-type="float">
            <text:p>1,099</text:p>
          </table:table-cell>
          <table:table-cell table:style-name="ce2" office:value-type="float" office:value="1.098" calcext:value-type="float">
            <text:p>1,098</text:p>
          </table:table-cell>
          <table:table-cell table:style-name="ce2" office:value-type="float" office:value="1.096" calcext:value-type="float">
            <text:p>1,096</text:p>
          </table:table-cell>
          <table:table-cell table:style-name="ce2" office:value-type="float" office:value="1.094" calcext:value-type="float">
            <text:p>1,094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085" calcext:value-type="float">
            <text:p>1,085</text:p>
          </table:table-cell>
          <table:table-cell table:style-name="ce2" office:value-type="float" office:value="1.077" calcext:value-type="float">
            <text:p>1,077</text:p>
          </table:table-cell>
          <table:table-cell table:style-name="ce2" office:value-type="float" office:value="1.069" calcext:value-type="float">
            <text:p>1,069</text:p>
          </table:table-cell>
          <table:table-cell table:style-name="ce2" office:value-type="float" office:value="1.061" calcext:value-type="float">
            <text:p>1,061</text:p>
          </table:table-cell>
          <table:table-cell table:style-name="ce2" office:value-type="float" office:value="1.053" calcext:value-type="float">
            <text:p>1,053</text:p>
          </table:table-cell>
          <table:table-cell table:style-name="ce2" office:value-type="float" office:value="1.048" calcext:value-type="float">
            <text:p>1,048</text:p>
          </table:table-cell>
          <table:table-cell table:style-name="ce2" office:value-type="float" office:value="1.041" calcext:value-type="float">
            <text:p>1,041</text:p>
          </table:table-cell>
          <table:table-cell table:style-name="ce2" office:value-type="float" office:value="1.035" calcext:value-type="float">
            <text:p>1,035</text:p>
          </table:table-cell>
          <table:table-cell table:style-name="ce2" office:value-type="float" office:value="1.031" calcext:value-type="float">
            <text:p>1,031</text:p>
          </table:table-cell>
          <table:table-cell table:style-name="ce2" office:value-type="float" office:value="1.027" calcext:value-type="float">
            <text:p>1,027</text:p>
          </table:table-cell>
          <table:table-cell table:style-name="ce2" office:value-type="float" office:value="1.025" calcext:value-type="float">
            <text:p>1,025</text:p>
          </table:table-cell>
          <table:table-cell table:style-name="ce2" office:value-type="float" office:value="1.021" calcext:value-type="float">
            <text:p>1,021</text:p>
          </table:table-cell>
          <table:table-cell table:style-name="ce2" office:value-type="float" office:value="1.019" calcext:value-type="float">
            <text:p>1,019</text:p>
          </table:table-cell>
          <table:table-cell table:style-name="ce2" office:value-type="float" office:value="1.016" calcext:value-type="float">
            <text:p>1,016</text:p>
          </table:table-cell>
          <table:table-cell table:style-name="ce2" office:value-type="float" office:value="1.014" calcext:value-type="float">
            <text:p>1,014</text:p>
          </table:table-cell>
          <table:table-cell table:style-name="ce2" office:value-type="float" office:value="1.012" calcext:value-type="float">
            <text:p>1,012</text:p>
          </table:table-cell>
          <table:table-cell table:style-name="ce2" office:value-type="float" office:value="1.011" calcext:value-type="float">
            <text:p>1,011</text:p>
          </table:table-cell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float" office:value="0.109" calcext:value-type="float">
            <text:p>0,109</text:p>
          </table:table-cell>
          <table:table-cell table:style-name="ce2" office:value-type="float" office:value="0.113" calcext:value-type="float">
            <text:p>0,113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22" calcext:value-type="float">
            <text:p>0,122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office:value-type="float" office:value="0.129" calcext:value-type="float">
            <text:p>0,129</text:p>
          </table:table-cell>
          <table:table-cell table:style-name="ce2" office:value-type="float" office:value="0.147" calcext:value-type="float">
            <text:p>0,147</text:p>
          </table:table-cell>
          <table:table-cell table:style-name="ce2" office:value-type="float" office:value="0.169" calcext:value-type="float">
            <text:p>0,169</text:p>
          </table:table-cell>
          <table:table-cell table:style-name="ce2" office:value-type="float" office:value="0.213" calcext:value-type="float">
            <text:p>0,213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306" calcext:value-type="float">
            <text:p>0,306</text:p>
          </table:table-cell>
          <table:table-cell table:style-name="ce2" office:value-type="float" office:value="0.371" calcext:value-type="float">
            <text:p>0,371</text:p>
          </table:table-cell>
          <table:table-cell table:style-name="ce2" office:value-type="float" office:value="0.445" calcext:value-type="float">
            <text:p>0,445</text:p>
          </table:table-cell>
          <table:table-cell table:style-name="ce2" office:value-type="float" office:value="0.534" calcext:value-type="float">
            <text:p>0,534</text:p>
          </table:table-cell>
          <table:table-cell table:style-name="ce2" office:value-type="float" office:value="0.626" calcext:value-type="float">
            <text:p>0,626</text:p>
          </table:table-cell>
          <table:table-cell table:style-name="ce2" office:value-type="float" office:value="0.723" calcext:value-type="float">
            <text:p>0,723</text:p>
          </table:table-cell>
          <table:table-cell table:style-name="ce2" office:value-type="float" office:value="0.825" calcext:value-type="float">
            <text:p>0,825</text:p>
          </table:table-cell>
          <table:table-cell table:style-name="ce2" office:value-type="float" office:value="0.936" calcext:value-type="float">
            <text:p>0,936</text:p>
          </table:table-cell>
          <table:table-cell table:style-name="ce2" office:value-type="float" office:value="1.035" calcext:value-type="float">
            <text:p>1,035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201" calcext:value-type="float">
            <text:p>1,201</text:p>
          </table:table-cell>
          <table:table-cell table:style-name="ce2" office:value-type="float" office:value="1.237" calcext:value-type="float">
            <text:p>1,237</text:p>
          </table:table-cell>
          <table:table-cell table:style-name="ce2" office:value-type="float" office:value="1.276" calcext:value-type="float">
            <text:p>1,276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328" calcext:value-type="float">
            <text:p>1,328</text:p>
          </table:table-cell>
          <table:table-cell table:style-name="ce2" office:value-type="float" office:value="1.314" calcext:value-type="float">
            <text:p>1,314</text:p>
          </table:table-cell>
          <table:table-cell table:style-name="ce2" office:value-type="float" office:value="1.315" calcext:value-type="float">
            <text:p>1,315</text:p>
          </table:table-cell>
          <table:table-cell table:style-name="ce2" office:value-type="float" office:value="1.33" calcext:value-type="float">
            <text:p>1,33</text:p>
          </table:table-cell>
          <table:table-cell table:style-name="ce2" office:value-type="float" office:value="1.336" calcext:value-type="float">
            <text:p>1,336</text:p>
          </table:table-cell>
          <table:table-cell table:style-name="ce2" office:value-type="float" office:value="1.311" calcext:value-type="float">
            <text:p>1,311</text:p>
          </table:table-cell>
          <table:table-cell table:style-name="ce2" office:value-type="float" office:value="1.284" calcext:value-type="float">
            <text:p>1,284</text:p>
          </table:table-cell>
          <table:table-cell table:style-name="ce2" office:value-type="float" office:value="1.278" calcext:value-type="float">
            <text:p>1,278</text:p>
          </table:table-cell>
          <table:table-cell table:style-name="ce2" office:value-type="float" office:value="1.261" calcext:value-type="float">
            <text:p>1,261</text:p>
          </table:table-cell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.232" calcext:value-type="float">
            <text:p>1,232</text:p>
          </table:table-cell>
          <table:table-cell table:style-name="ce2" office:value-type="float" office:value="1.216" calcext:value-type="float">
            <text:p>1,216</text:p>
          </table:table-cell>
          <table:table-cell table:style-name="ce2" office:value-type="float" office:value="1.209" calcext:value-type="float">
            <text:p>1,209</text:p>
          </table:table-cell>
          <table:table-cell table:style-name="ce2" office:value-type="float" office:value="1.208" calcext:value-type="float">
            <text:p>1,208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19" calcext:value-type="float">
            <text:p>1,219</text:p>
          </table:table-cell>
          <table:table-cell table:number-columns-repeated="2" table:style-name="ce2" office:value-type="float" office:value="1.22" calcext:value-type="float">
            <text:p>1,22</text:p>
          </table:table-cell>
          <table:table-cell table:style-name="ce2" office:value-type="float" office:value="1.223" calcext:value-type="float">
            <text:p>1,223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23" calcext:value-type="float">
            <text:p>1,223</text:p>
          </table:table-cell>
          <table:table-cell table:number-columns-repeated="2" table:style-name="ce2" office:value-type="float" office:value="1.218" calcext:value-type="float">
            <text:p>1,218</text:p>
          </table:table-cell>
          <table:table-cell table:style-name="ce2" office:value-type="float" office:value="1.213" calcext:value-type="float">
            <text:p>1,213</text:p>
          </table:table-cell>
          <table:table-cell table:style-name="ce2" office:value-type="float" office:value="1.209" calcext:value-type="float">
            <text:p>1,209</text:p>
          </table:table-cell>
          <table:table-cell table:style-name="ce2" office:value-type="float" office:value="1.198" calcext:value-type="float">
            <text:p>1,198</text:p>
          </table:table-cell>
          <table:table-cell table:style-name="ce2" office:value-type="float" office:value="1.192" calcext:value-type="float">
            <text:p>1,192</text:p>
          </table:table-cell>
          <table:table-cell table:style-name="ce2" office:value-type="float" office:value="1.185" calcext:value-type="float">
            <text:p>1,185</text:p>
          </table:table-cell>
          <table:table-cell table:number-columns-repeated="2" table:style-name="ce2" office:value-type="float" office:value="1.178" calcext:value-type="float">
            <text:p>1,178</text:p>
          </table:table-cell>
          <table:table-cell table:style-name="ce2" office:value-type="float" office:value="1.174" calcext:value-type="float">
            <text:p>1,174</text:p>
          </table:table-cell>
          <table:table-cell table:style-name="ce2" office:value-type="float" office:value="1.172" calcext:value-type="float">
            <text:p>1,172</text:p>
          </table:table-cell>
          <table:table-cell table:number-columns-repeated="2" table:style-name="ce2" office:value-type="float" office:value="1.17" calcext:value-type="float">
            <text:p>1,17</text:p>
          </table:table-cell>
          <table:table-cell table:style-name="ce2" office:value-type="float" office:value="1.166" calcext:value-type="float">
            <text:p>1,166</text:p>
          </table:table-cell>
          <table:table-cell table:style-name="ce2" office:value-type="float" office:value="1.165" calcext:value-type="float">
            <text:p>1,165</text:p>
          </table:table-cell>
          <table:table-cell table:style-name="ce2" office:value-type="float" office:value="1.164" calcext:value-type="float">
            <text:p>1,164</text:p>
          </table:table-cell>
          <table:table-cell table:style-name="ce2" office:value-type="float" office:value="1.163" calcext:value-type="float">
            <text:p>1,163</text:p>
          </table:table-cell>
          <table:table-cell table:number-columns-repeated="2" table:style-name="ce2" office:value-type="float" office:value="1.161" calcext:value-type="float">
            <text:p>1,161</text:p>
          </table:table-cell>
          <table:table-cell table:style-name="ce2" office:value-type="float" office:value="1.159" calcext:value-type="float">
            <text:p>1,159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1.157" calcext:value-type="float">
            <text:p>1,157</text:p>
          </table:table-cell>
          <table:table-cell table:style-name="ce2" office:value-type="float" office:value="1.155" calcext:value-type="float">
            <text:p>1,155</text:p>
          </table:table-cell>
          <table:table-cell table:number-columns-repeated="2" table:style-name="ce2" office:value-type="float" office:value="1.149" calcext:value-type="float">
            <text:p>1,149</text:p>
          </table:table-cell>
          <table:table-cell table:style-name="ce2" office:value-type="float" office:value="1.143" calcext:value-type="float">
            <text:p>1,143</text:p>
          </table:table-cell>
          <table:table-cell table:style-name="ce2" office:value-type="float" office:value="1.138" calcext:value-type="float">
            <text:p>1,138</text:p>
          </table:table-cell>
          <table:table-cell table:style-name="ce2" office:value-type="float" office:value="1.133" calcext:value-type="float">
            <text:p>1,133</text:p>
          </table:table-cell>
          <table:table-cell table:style-name="ce2" office:value-type="float" office:value="1.131" calcext:value-type="float">
            <text:p>1,131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2" calcext:value-type="float">
            <text:p>1,122</text:p>
          </table:table-cell>
          <table:table-cell table:style-name="ce2" office:value-type="float" office:value="1.118" calcext:value-type="float">
            <text:p>1,118</text:p>
          </table:table-cell>
          <table:table-cell table:style-name="ce2" office:value-type="float" office:value="1.114" calcext:value-type="float">
            <text:p>1,114</text:p>
          </table:table-cell>
          <table:table-cell table:style-name="ce2" office:value-type="float" office:value="1.111" calcext:value-type="float">
            <text:p>1,111</text:p>
          </table:table-cell>
          <table:table-cell table:style-name="ce2" office:value-type="float" office:value="1.108" calcext:value-type="float">
            <text:p>1,108</text:p>
          </table:table-cell>
          <table:table-cell table:style-name="ce2" office:value-type="float" office:value="1.106" calcext:value-type="float">
            <text:p>1,106</text:p>
          </table:table-cell>
          <table:table-cell table:style-name="ce2" office:value-type="float" office:value="1.107" calcext:value-type="float">
            <text:p>1,107</text:p>
          </table:table-cell>
          <table:table-cell table:style-name="ce2" office:value-type="float" office:value="1.103" calcext:value-type="float">
            <text:p>1,103</text:p>
          </table:table-cell>
          <table:table-cell table:style-name="ce2" office:value-type="float" office:value="1.102" calcext:value-type="float">
            <text:p>1,102</text:p>
          </table:table-cell>
          <table:table-cell table:style-name="ce2" office:value-type="float" office:value="1.096" calcext:value-type="float">
            <text:p>1,096</text:p>
          </table:table-cell>
          <table:table-cell table:style-name="ce2" office:value-type="float" office:value="1.091" calcext:value-type="float">
            <text:p>1,091</text:p>
          </table:table-cell>
          <table:table-cell table:style-name="ce2" office:value-type="float" office:value="1.082" calcext:value-type="float">
            <text:p>1,082</text:p>
          </table:table-cell>
          <table:table-cell table:style-name="ce2" office:value-type="float" office:value="1.073" calcext:value-type="float">
            <text:p>1,073</text:p>
          </table:table-cell>
          <table:table-cell table:style-name="ce2" office:value-type="float" office:value="1.069" calcext:value-type="float">
            <text:p>1,069</text:p>
          </table:table-cell>
          <table:table-cell table:style-name="ce2" office:value-type="float" office:value="1.061" calcext:value-type="float">
            <text:p>1,061</text:p>
          </table:table-cell>
          <table:table-cell table:style-name="ce2" office:value-type="float" office:value="1.056" calcext:value-type="float">
            <text:p>1,056</text:p>
          </table:table-cell>
          <table:table-cell table:style-name="ce2" office:value-type="float" office:value="1.05" calcext:value-type="float">
            <text:p>1,05</text:p>
          </table:table-cell>
          <table:table-cell table:style-name="ce2" office:value-type="float" office:value="1.046" calcext:value-type="float">
            <text:p>1,046</text:p>
          </table:table-cell>
          <table:table-cell table:style-name="ce2" office:value-type="float" office:value="1.041" calcext:value-type="float">
            <text:p>1,041</text:p>
          </table:table-cell>
          <table:table-cell table:style-name="ce2" office:value-type="float" office:value="1.036" calcext:value-type="float">
            <text:p>1,036</text:p>
          </table:table-cell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float" office:value="0.111" calcext:value-type="float">
            <text:p>0,111</text:p>
          </table:table-cell>
          <table:table-cell table:style-name="ce2" office:value-type="float" office:value="0.116" calcext:value-type="float">
            <text:p>0,116</text:p>
          </table:table-cell>
          <table:table-cell table:number-columns-repeated="2" table:style-name="ce2" office:value-type="float" office:value="0.121" calcext:value-type="float">
            <text:p>0,121</text:p>
          </table:table-cell>
          <table:table-cell table:style-name="ce2" office:value-type="float" office:value="0.124" calcext:value-type="float">
            <text:p>0,124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48" calcext:value-type="float">
            <text:p>0,148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252" calcext:value-type="float">
            <text:p>0,252</text:p>
          </table:table-cell>
          <table:table-cell table:style-name="ce2" office:value-type="float" office:value="0.307" calcext:value-type="float">
            <text:p>0,307</text:p>
          </table:table-cell>
          <table:table-cell table:style-name="ce2" office:value-type="float" office:value="0.374" calcext:value-type="float">
            <text:p>0,374</text:p>
          </table:table-cell>
          <table:table-cell table:style-name="ce2" office:value-type="float" office:value="0.447" calcext:value-type="float">
            <text:p>0,447</text:p>
          </table:table-cell>
          <table:table-cell table:style-name="ce2" office:value-type="float" office:value="0.536" calcext:value-type="float">
            <text:p>0,536</text:p>
          </table:table-cell>
          <table:table-cell table:style-name="ce2" office:value-type="float" office:value="0.625" calcext:value-type="float">
            <text:p>0,625</text:p>
          </table:table-cell>
          <table:table-cell table:style-name="ce2" office:value-type="float" office:value="0.735" calcext:value-type="float">
            <text:p>0,735</text:p>
          </table:table-cell>
          <table:table-cell table:style-name="ce2" office:value-type="float" office:value="0.823" calcext:value-type="float">
            <text:p>0,823</text:p>
          </table:table-cell>
          <table:table-cell table:style-name="ce2" office:value-type="float" office:value="0.934" calcext:value-type="float">
            <text:p>0,934</text:p>
          </table:table-cell>
          <table:table-cell table:style-name="ce2" office:value-type="float" office:value="1.034" calcext:value-type="float">
            <text:p>1,034</text:p>
          </table:table-cell>
          <table:table-cell table:style-name="ce2" office:value-type="float" office:value="1.095" calcext:value-type="float">
            <text:p>1,095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94" calcext:value-type="float">
            <text:p>1,194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74" calcext:value-type="float">
            <text:p>1,274</text:p>
          </table:table-cell>
          <table:table-cell table:style-name="ce2" office:value-type="float" office:value="1.297" calcext:value-type="float">
            <text:p>1,297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1.308" calcext:value-type="float">
            <text:p>1,308</text:p>
          </table:table-cell>
          <table:table-cell table:style-name="ce2" office:value-type="float" office:value="1.309" calcext:value-type="float">
            <text:p>1,309</text:p>
          </table:table-cell>
          <table:table-cell table:style-name="ce2" office:value-type="float" office:value="1.317" calcext:value-type="float">
            <text:p>1,317</text:p>
          </table:table-cell>
          <table:table-cell table:style-name="ce2" office:value-type="float" office:value="1.319" calcext:value-type="float">
            <text:p>1,319</text:p>
          </table:table-cell>
          <table:table-cell table:style-name="ce2" office:value-type="float" office:value="1.334" calcext:value-type="float">
            <text:p>1,334</text:p>
          </table:table-cell>
          <table:table-cell table:style-name="ce2" office:value-type="float" office:value="1.314" calcext:value-type="float">
            <text:p>1,314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1.294" calcext:value-type="float">
            <text:p>1,294</text:p>
          </table:table-cell>
          <table:table-cell table:style-name="ce2" office:value-type="float" office:value="1.27" calcext:value-type="float">
            <text:p>1,27</text:p>
          </table:table-cell>
          <table:table-cell table:style-name="ce2" office:value-type="float" office:value="1.255" calcext:value-type="float">
            <text:p>1,255</text:p>
          </table:table-cell>
          <table:table-cell table:style-name="ce2" office:value-type="float" office:value="1.242" calcext:value-type="float">
            <text:p>1,242</text:p>
          </table:table-cell>
          <table:table-cell table:style-name="ce2" office:value-type="float" office:value="1.227" calcext:value-type="float">
            <text:p>1,227</text:p>
          </table:table-cell>
          <table:table-cell table:style-name="ce2" office:value-type="float" office:value="1.219" calcext:value-type="float">
            <text:p>1,219</text:p>
          </table:table-cell>
          <table:table-cell table:style-name="ce2" office:value-type="float" office:value="1.227" calcext:value-type="float">
            <text:p>1,227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office:value-type="float" office:value="1.244" calcext:value-type="float">
            <text:p>1,244</text:p>
          </table:table-cell>
          <table:table-cell table:style-name="ce2" office:value-type="float" office:value="1.241" calcext:value-type="float">
            <text:p>1,241</text:p>
          </table:table-cell>
          <table:table-cell table:style-name="ce2" office:value-type="float" office:value="1.243" calcext:value-type="float">
            <text:p>1,243</text:p>
          </table:table-cell>
          <table:table-cell table:style-name="ce2" office:value-type="float" office:value="1.244" calcext:value-type="float">
            <text:p>1,244</text:p>
          </table:table-cell>
          <table:table-cell table:style-name="ce2" office:value-type="float" office:value="1.246" calcext:value-type="float">
            <text:p>1,246</text:p>
          </table:table-cell>
          <table:table-cell table:style-name="ce2" office:value-type="float" office:value="1.243" calcext:value-type="float">
            <text:p>1,243</text:p>
          </table:table-cell>
          <table:table-cell table:style-name="ce2" office:value-type="float" office:value="1.237" calcext:value-type="float">
            <text:p>1,237</text:p>
          </table:table-cell>
          <table:table-cell table:style-name="ce2" office:value-type="float" office:value="1.236" calcext:value-type="float">
            <text:p>1,236</text:p>
          </table:table-cell>
          <table:table-cell table:style-name="ce2" office:value-type="float" office:value="1.228" calcext:value-type="float">
            <text:p>1,228</text:p>
          </table:table-cell>
          <table:table-cell table:style-name="ce2" office:value-type="float" office:value="1.221" calcext:value-type="float">
            <text:p>1,221</text:p>
          </table:table-cell>
          <table:table-cell table:style-name="ce2" office:value-type="float" office:value="1.212" calcext:value-type="float">
            <text:p>1,212</text:p>
          </table:table-cell>
          <table:table-cell table:style-name="ce2" office:value-type="float" office:value="1.205" calcext:value-type="float">
            <text:p>1,205</text:p>
          </table:table-cell>
          <table:table-cell table:style-name="ce2" office:value-type="float" office:value="1.201" calcext:value-type="float">
            <text:p>1,201</text:p>
          </table:table-cell>
          <table:table-cell table:number-columns-repeated="2" table:style-name="ce2" office:value-type="float" office:value="1.193" calcext:value-type="float">
            <text:p>1,193</text:p>
          </table:table-cell>
          <table:table-cell table:style-name="ce2" office:value-type="float" office:value="1.191" calcext:value-type="float">
            <text:p>1,191</text:p>
          </table:table-cell>
          <table:table-cell table:style-name="ce2" office:value-type="float" office:value="1.187" calcext:value-type="float">
            <text:p>1,187</text:p>
          </table:table-cell>
          <table:table-cell table:style-name="ce2" office:value-type="float" office:value="1.183" calcext:value-type="float">
            <text:p>1,183</text:p>
          </table:table-cell>
          <table:table-cell table:number-columns-repeated="2" table:style-name="ce2" office:value-type="float" office:value="1.184" calcext:value-type="float">
            <text:p>1,184</text:p>
          </table:table-cell>
          <table:table-cell table:style-name="ce2" office:value-type="float" office:value="1.178" calcext:value-type="float">
            <text:p>1,178</text:p>
          </table:table-cell>
          <table:table-cell table:style-name="ce2" office:value-type="float" office:value="1.177" calcext:value-type="float">
            <text:p>1,177</text:p>
          </table:table-cell>
          <table:table-cell table:style-name="ce2" office:value-type="float" office:value="1.178" calcext:value-type="float">
            <text:p>1,178</text:p>
          </table:table-cell>
          <table:table-cell table:style-name="ce2" office:value-type="float" office:value="1.177" calcext:value-type="float">
            <text:p>1,177</text:p>
          </table:table-cell>
          <table:table-cell table:style-name="ce2" office:value-type="float" office:value="1.175" calcext:value-type="float">
            <text:p>1,175</text:p>
          </table:table-cell>
          <table:table-cell table:style-name="ce2" office:value-type="float" office:value="1.173" calcext:value-type="float">
            <text:p>1,173</text:p>
          </table:table-cell>
          <table:table-cell table:style-name="ce2" office:value-type="float" office:value="1.171" calcext:value-type="float">
            <text:p>1,171</text:p>
          </table:table-cell>
          <table:table-cell table:style-name="ce2" office:value-type="float" office:value="1.169" calcext:value-type="float">
            <text:p>1,169</text:p>
          </table:table-cell>
          <table:table-cell table:style-name="ce2" office:value-type="float" office:value="1.164" calcext:value-type="float">
            <text:p>1,164</text:p>
          </table:table-cell>
          <table:table-cell table:style-name="ce2" office:value-type="float" office:value="1.159" calcext:value-type="float">
            <text:p>1,159</text:p>
          </table:table-cell>
          <table:table-cell table:style-name="ce2" office:value-type="float" office:value="1.154" calcext:value-type="float">
            <text:p>1,154</text:p>
          </table:table-cell>
          <table:table-cell table:style-name="ce2" office:value-type="float" office:value="1.148" calcext:value-type="float">
            <text:p>1,148</text:p>
          </table:table-cell>
          <table:table-cell table:style-name="ce2" office:value-type="float" office:value="1.145" calcext:value-type="float">
            <text:p>1,145</text:p>
          </table:table-cell>
          <table:table-cell table:style-name="ce2" office:value-type="float" office:value="1.139" calcext:value-type="float">
            <text:p>1,139</text:p>
          </table:table-cell>
          <table:table-cell table:style-name="ce2" office:value-type="float" office:value="1.134" calcext:value-type="float">
            <text:p>1,134</text:p>
          </table:table-cell>
          <table:table-cell table:style-name="ce2" office:value-type="float" office:value="1.132" calcext:value-type="float">
            <text:p>1,132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8" calcext:value-type="float">
            <text:p>1,128</text:p>
          </table:table-cell>
          <table:table-cell table:style-name="ce2" office:value-type="float" office:value="1.125" calcext:value-type="float">
            <text:p>1,125</text:p>
          </table:table-cell>
          <table:table-cell table:style-name="ce2" office:value-type="float" office:value="1.127" calcext:value-type="float">
            <text:p>1,127</text:p>
          </table:table-cell>
          <table:table-cell table:style-name="ce2" office:value-type="float" office:value="1.126" calcext:value-type="float">
            <text:p>1,126</text:p>
          </table:table-cell>
          <table:table-cell table:style-name="ce2" office:value-type="float" office:value="1.125" calcext:value-type="float">
            <text:p>1,125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1.111" calcext:value-type="float">
            <text:p>1,111</text:p>
          </table:table-cell>
          <table:table-cell table:style-name="ce2" office:value-type="float" office:value="1.104" calcext:value-type="float">
            <text:p>1,104</text:p>
          </table:table-cell>
          <table:table-cell table:style-name="ce2" office:value-type="float" office:value="1.098" calcext:value-type="float">
            <text:p>1,098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1.083" calcext:value-type="float">
            <text:p>1,083</text:p>
          </table:table-cell>
          <table:table-cell table:style-name="ce2" office:value-type="float" office:value="1.079" calcext:value-type="float">
            <text:p>1,079</text:p>
          </table:table-cell>
          <table:table-cell table:style-name="ce2" office:value-type="float" office:value="1.073" calcext:value-type="float">
            <text:p>1,073</text:p>
          </table:table-cell>
          <table:table-cell table:style-name="ce2" office:value-type="float" office:value="1.068" calcext:value-type="float">
            <text:p>1,068</text:p>
          </table:table-cell>
          <table:table-cell table:style-name="ce2" office:value-type="float" office:value="1.062" calcext:value-type="float">
            <text:p>1,062</text:p>
          </table:table-cell>
          <table:table-cell table:number-columns-repeated="2" table:style-name="ce2" office:value-type="float" office:value="1.058" calcext:value-type="float">
            <text:p>1,058</text:p>
          </table:table-cell>
          <table:table-cell table:style-name="ce2" office:value-type="float" office:value="1.053" calcext:value-type="float">
            <text:p>1,053</text:p>
          </table:table-cell>
          <table:table-cell table:style-name="ce2" office:value-type="float" office:value="1.051" calcext:value-type="float">
            <text:p>1,051</text:p>
          </table:table-cell>
        </table:table-row>
        <table:table-row table:style-name="ro1">
          <table:table-cell table:style-name="ce3" office:value-type="string" calcext:value-type="string">
            <text:p>B5</text:p>
          </table:table-cell>
          <table:table-cell table:style-name="ce3" office:value-type="float" office:value="0.111" calcext:value-type="float">
            <text:p>0,111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22" calcext:value-type="float">
            <text:p>0,122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163" calcext:value-type="float">
            <text:p>0,16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41" calcext:value-type="float">
            <text:p>0,241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36" calcext:value-type="float">
            <text:p>0,536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716" calcext:value-type="float">
            <text:p>0,716</text:p>
          </table:table-cell>
          <table:table-cell table:style-name="ce3" office:value-type="float" office:value="0.795" calcext:value-type="float">
            <text:p>0,795</text:p>
          </table:table-cell>
          <table:table-cell table:style-name="ce3" office:value-type="float" office:value="0.919" calcext:value-type="float">
            <text:p>0,91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1.095" calcext:value-type="float">
            <text:p>1,095</text:p>
          </table:table-cell>
          <table:table-cell table:style-name="ce3" office:value-type="float" office:value="1.148" calcext:value-type="float">
            <text:p>1,148</text:p>
          </table:table-cell>
          <table:table-cell table:style-name="ce3" office:value-type="float" office:value="1.191" calcext:value-type="float">
            <text:p>1,191</text:p>
          </table:table-cell>
          <table:table-cell table:style-name="ce3" office:value-type="float" office:value="1.222" calcext:value-type="float">
            <text:p>1,222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28" calcext:value-type="float">
            <text:p>1,28</text:p>
          </table:table-cell>
          <table:table-cell table:number-columns-repeated="2" table:style-name="ce3" office:value-type="float" office:value="1.291" calcext:value-type="float">
            <text:p>1,291</text:p>
          </table:table-cell>
          <table:table-cell table:style-name="ce3" office:value-type="float" office:value="1.298" calcext:value-type="float">
            <text:p>1,298</text:p>
          </table:table-cell>
          <table:table-cell table:style-name="ce3" office:value-type="float" office:value="1.303" calcext:value-type="float">
            <text:p>1,303</text:p>
          </table:table-cell>
          <table:table-cell table:style-name="ce3" office:value-type="float" office:value="1.315" calcext:value-type="float">
            <text:p>1,315</text:p>
          </table:table-cell>
          <table:table-cell table:style-name="ce3" office:value-type="float" office:value="1.321" calcext:value-type="float">
            <text:p>1,321</text:p>
          </table:table-cell>
          <table:table-cell table:style-name="ce3" office:value-type="float" office:value="1.307" calcext:value-type="float">
            <text:p>1,307</text:p>
          </table:table-cell>
          <table:table-cell table:style-name="ce3" office:value-type="float" office:value="1.29" calcext:value-type="float">
            <text:p>1,29</text:p>
          </table:table-cell>
          <table:table-cell table:style-name="ce3" office:value-type="float" office:value="1.27" calcext:value-type="float">
            <text:p>1,27</text:p>
          </table:table-cell>
          <table:table-cell table:style-name="ce3" office:value-type="float" office:value="1.254" calcext:value-type="float">
            <text:p>1,254</text:p>
          </table:table-cell>
          <table:table-cell table:style-name="ce3" office:value-type="float" office:value="1.241" calcext:value-type="float">
            <text:p>1,241</text:p>
          </table:table-cell>
          <table:table-cell table:style-name="ce3" office:value-type="float" office:value="1.228" calcext:value-type="float">
            <text:p>1,228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14" calcext:value-type="float">
            <text:p>1,214</text:p>
          </table:table-cell>
          <table:table-cell table:style-name="ce3" office:value-type="float" office:value="1.203" calcext:value-type="float">
            <text:p>1,203</text:p>
          </table:table-cell>
          <table:table-cell table:style-name="ce3" office:value-type="float" office:value="1.206" calcext:value-type="float">
            <text:p>1,206</text:p>
          </table:table-cell>
          <table:table-cell table:style-name="ce3" office:value-type="float" office:value="1.211" calcext:value-type="float">
            <text:p>1,211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22" calcext:value-type="float">
            <text:p>1,2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09" calcext:value-type="float">
            <text:p>1,209</text:p>
          </table:table-cell>
          <table:table-cell table:style-name="ce3" office:value-type="float" office:value="1.204" calcext:value-type="float">
            <text:p>1,204</text:p>
          </table:table-cell>
          <table:table-cell table:style-name="ce3" office:value-type="float" office:value="1.196" calcext:value-type="float">
            <text:p>1,196</text:p>
          </table:table-cell>
          <table:table-cell table:style-name="ce3" office:value-type="float" office:value="1.188" calcext:value-type="float">
            <text:p>1,188</text:p>
          </table:table-cell>
          <table:table-cell table:style-name="ce3" office:value-type="float" office:value="1.179" calcext:value-type="float">
            <text:p>1,179</text:p>
          </table:table-cell>
          <table:table-cell table:style-name="ce3" office:value-type="float" office:value="1.177" calcext:value-type="float">
            <text:p>1,177</text:p>
          </table:table-cell>
          <table:table-cell table:style-name="ce3" office:value-type="float" office:value="1.173" calcext:value-type="float">
            <text:p>1,173</text:p>
          </table:table-cell>
          <table:table-cell table:style-name="ce3" office:value-type="float" office:value="1.168" calcext:value-type="float">
            <text:p>1,168</text:p>
          </table:table-cell>
          <table:table-cell table:style-name="ce3" office:value-type="float" office:value="1.165" calcext:value-type="float">
            <text:p>1,165</text:p>
          </table:table-cell>
          <table:table-cell table:style-name="ce3" office:value-type="float" office:value="1.166" calcext:value-type="float">
            <text:p>1,166</text:p>
          </table:table-cell>
          <table:table-cell table:style-name="ce3" office:value-type="float" office:value="1.164" calcext:value-type="float">
            <text:p>1,164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1.161" calcext:value-type="float">
            <text:p>1,161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1.16" calcext:value-type="float">
            <text:p>1,16</text:p>
          </table:table-cell>
          <table:table-cell table:number-columns-repeated="4" table:style-name="ce3" office:value-type="float" office:value="1.156" calcext:value-type="float">
            <text:p>1,156</text:p>
          </table:table-cell>
          <table:table-cell table:number-columns-repeated="2" table:style-name="ce3" office:value-type="float" office:value="1.155" calcext:value-type="float">
            <text:p>1,155</text:p>
          </table:table-cell>
          <table:table-cell table:style-name="ce3" office:value-type="float" office:value="1.157" calcext:value-type="float">
            <text:p>1,157</text:p>
          </table:table-cell>
          <table:table-cell table:style-name="ce3" office:value-type="float" office:value="1.154" calcext:value-type="float">
            <text:p>1,154</text:p>
          </table:table-cell>
          <table:table-cell table:style-name="ce3" office:value-type="float" office:value="1.148" calcext:value-type="float">
            <text:p>1,148</text:p>
          </table:table-cell>
          <table:table-cell table:style-name="ce3" office:value-type="float" office:value="1.145" calcext:value-type="float">
            <text:p>1,145</text:p>
          </table:table-cell>
          <table:table-cell table:style-name="ce3" office:value-type="float" office:value="1.142" calcext:value-type="float">
            <text:p>1,142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8" calcext:value-type="float">
            <text:p>1,128</text:p>
          </table:table-cell>
          <table:table-cell table:number-columns-repeated="2" table:style-name="ce3" office:value-type="float" office:value="1.121" calcext:value-type="float">
            <text:p>1,121</text:p>
          </table:table-cell>
          <table:table-cell table:style-name="ce3" office:value-type="float" office:value="1.116" calcext:value-type="float">
            <text:p>1,116</text:p>
          </table:table-cell>
          <table:table-cell table:style-name="ce3" office:value-type="float" office:value="1.112" calcext:value-type="float">
            <text:p>1,112</text:p>
          </table:table-cell>
          <table:table-cell table:style-name="ce3" office:value-type="float" office:value="1.108" calcext:value-type="float">
            <text:p>1,108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1.101" calcext:value-type="float">
            <text:p>1,101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9" calcext:value-type="float">
            <text:p>1,09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8" calcext:value-type="float">
            <text:p>1,098</text:p>
          </table:table-cell>
          <table:table-cell table:style-name="ce3" office:value-type="float" office:value="1.097" calcext:value-type="float">
            <text:p>1,097</text:p>
          </table:table-cell>
          <table:table-cell table:style-name="ce3" office:value-type="float" office:value="1.094" calcext:value-type="float">
            <text:p>1,094</text:p>
          </table:table-cell>
          <table:table-cell table:style-name="ce3" office:value-type="float" office:value="1.091" calcext:value-type="float">
            <text:p>1,091</text:p>
          </table:table-cell>
          <table:table-cell table:style-name="ce3" office:value-type="float" office:value="1.083" calcext:value-type="float">
            <text:p>1,083</text:p>
          </table:table-cell>
          <table:table-cell table:style-name="ce3" office:value-type="float" office:value="1.078" calcext:value-type="float">
            <text:p>1,078</text:p>
          </table:table-cell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32" calcext:value-type="float">
            <text:p>0,132</text:p>
          </table:table-cell>
          <table:table-cell table:style-name="ce3" office:value-type="float" office:value="0.149" calcext:value-type="float">
            <text:p>0,149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239" calcext:value-type="float">
            <text:p>0,239</text:p>
          </table:table-cell>
          <table:table-cell table:style-name="ce3" office:value-type="float" office:value="0.296" calcext:value-type="float">
            <text:p>0,296</text:p>
          </table:table-cell>
          <table:table-cell table:style-name="ce3" office:value-type="float" office:value="0.372" calcext:value-type="float">
            <text:p>0,372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44" calcext:value-type="float">
            <text:p>0,544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717" calcext:value-type="float">
            <text:p>0,717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902" calcext:value-type="float">
            <text:p>0,902</text:p>
          </table:table-cell>
          <table:table-cell table:style-name="ce3" office:value-type="float" office:value="1.022" calcext:value-type="float">
            <text:p>1,022</text:p>
          </table:table-cell>
          <table:table-cell table:style-name="ce3" office:value-type="float" office:value="1.081" calcext:value-type="float">
            <text:p>1,081</text:p>
          </table:table-cell>
          <table:table-cell table:style-name="ce3" office:value-type="float" office:value="1.137" calcext:value-type="float">
            <text:p>1,137</text:p>
          </table:table-cell>
          <table:table-cell table:style-name="ce3" office:value-type="float" office:value="1.178" calcext:value-type="float">
            <text:p>1,178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1.238" calcext:value-type="float">
            <text:p>1,238</text:p>
          </table:table-cell>
          <table:table-cell table:style-name="ce3" office:value-type="float" office:value="1.259" calcext:value-type="float">
            <text:p>1,259</text:p>
          </table:table-cell>
          <table:table-cell table:style-name="ce3" office:value-type="float" office:value="1.287" calcext:value-type="float">
            <text:p>1,287</text:p>
          </table:table-cell>
          <table:table-cell table:style-name="ce3" office:value-type="float" office:value="1.269" calcext:value-type="float">
            <text:p>1,269</text:p>
          </table:table-cell>
          <table:table-cell table:style-name="ce3" office:value-type="float" office:value="1.28" calcext:value-type="float">
            <text:p>1,28</text:p>
          </table:table-cell>
          <table:table-cell table:style-name="ce3" office:value-type="float" office:value="1.272" calcext:value-type="float">
            <text:p>1,272</text:p>
          </table:table-cell>
          <table:table-cell table:style-name="ce3" office:value-type="float" office:value="1.299" calcext:value-type="float">
            <text:p>1,299</text:p>
          </table:table-cell>
          <table:table-cell table:style-name="ce3" office:value-type="float" office:value="1.295" calcext:value-type="float">
            <text:p>1,295</text:p>
          </table:table-cell>
          <table:table-cell table:style-name="ce3" office:value-type="float" office:value="1.281" calcext:value-type="float">
            <text:p>1,281</text:p>
          </table:table-cell>
          <table:table-cell table:style-name="ce3" office:value-type="float" office:value="1.269" calcext:value-type="float">
            <text:p>1,269</text:p>
          </table:table-cell>
          <table:table-cell table:style-name="ce3" office:value-type="float" office:value="1.247" calcext:value-type="float">
            <text:p>1,247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182" calcext:value-type="float">
            <text:p>1,182</text:p>
          </table:table-cell>
          <table:table-cell table:style-name="ce3" office:value-type="float" office:value="1.188" calcext:value-type="float">
            <text:p>1,188</text:p>
          </table:table-cell>
          <table:table-cell table:style-name="ce3" office:value-type="float" office:value="1.179" calcext:value-type="float">
            <text:p>1,179</text:p>
          </table:table-cell>
          <table:table-cell table:style-name="ce3" office:value-type="float" office:value="1.176" calcext:value-type="float">
            <text:p>1,176</text:p>
          </table:table-cell>
          <table:table-cell table:style-name="ce3" office:value-type="float" office:value="1.184" calcext:value-type="float">
            <text:p>1,184</text:p>
          </table:table-cell>
          <table:table-cell table:style-name="ce3" office:value-type="float" office:value="1.186" calcext:value-type="float">
            <text:p>1,186</text:p>
          </table:table-cell>
          <table:table-cell table:style-name="ce3" office:value-type="float" office:value="1.193" calcext:value-type="float">
            <text:p>1,193</text:p>
          </table:table-cell>
          <table:table-cell table:style-name="ce3" office:value-type="float" office:value="1.195" calcext:value-type="float">
            <text:p>1,195</text:p>
          </table:table-cell>
          <table:table-cell table:style-name="ce3" office:value-type="float" office:value="1.194" calcext:value-type="float">
            <text:p>1,194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198" calcext:value-type="float">
            <text:p>1,198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1.184" calcext:value-type="float">
            <text:p>1,184</text:p>
          </table:table-cell>
          <table:table-cell table:style-name="ce3" office:value-type="float" office:value="1.18" calcext:value-type="float">
            <text:p>1,18</text:p>
          </table:table-cell>
          <table:table-cell table:style-name="ce3" office:value-type="float" office:value="1.174" calcext:value-type="float">
            <text:p>1,174</text:p>
          </table:table-cell>
          <table:table-cell table:style-name="ce3" office:value-type="float" office:value="1.161" calcext:value-type="float">
            <text:p>1,161</text:p>
          </table:table-cell>
          <table:table-cell table:style-name="ce3" office:value-type="float" office:value="1.154" calcext:value-type="float">
            <text:p>1,154</text:p>
          </table:table-cell>
          <table:table-cell table:style-name="ce3" office:value-type="float" office:value="1.152" calcext:value-type="float">
            <text:p>1,152</text:p>
          </table:table-cell>
          <table:table-cell table:style-name="ce3" office:value-type="float" office:value="1.146" calcext:value-type="float">
            <text:p>1,146</text:p>
          </table:table-cell>
          <table:table-cell table:style-name="ce3" office:value-type="float" office:value="1.144" calcext:value-type="float">
            <text:p>1,144</text:p>
          </table:table-cell>
          <table:table-cell table:style-name="ce3" office:value-type="float" office:value="1.141" calcext:value-type="float">
            <text:p>1,141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37" calcext:value-type="float">
            <text:p>1,137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2" calcext:value-type="float">
            <text:p>1,132</text:p>
          </table:table-cell>
          <table:table-cell table:style-name="ce3" office:value-type="float" office:value="1.136" calcext:value-type="float">
            <text:p>1,136</text:p>
          </table:table-cell>
          <table:table-cell table:style-name="ce3" office:value-type="float" office:value="1.131" calcext:value-type="float">
            <text:p>1,131</text:p>
          </table:table-cell>
          <table:table-cell table:style-name="ce3" office:value-type="float" office:value="1.126" calcext:value-type="float">
            <text:p>1,126</text:p>
          </table:table-cell>
          <table:table-cell table:number-columns-repeated="2" table:style-name="ce3" office:value-type="float" office:value="1.125" calcext:value-type="float">
            <text:p>1,125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122" calcext:value-type="float">
            <text:p>1,122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122" calcext:value-type="float">
            <text:p>1,122</text:p>
          </table:table-cell>
          <table:table-cell table:style-name="ce3" office:value-type="float" office:value="1.121" calcext:value-type="float">
            <text:p>1,121</text:p>
          </table:table-cell>
          <table:table-cell table:style-name="ce3" office:value-type="float" office:value="1.116" calcext:value-type="float">
            <text:p>1,116</text:p>
          </table:table-cell>
          <table:table-cell table:style-name="ce3" office:value-type="float" office:value="1.111" calcext:value-type="float">
            <text:p>1,111</text:p>
          </table:table-cell>
          <table:table-cell table:style-name="ce3" office:value-type="float" office:value="1.109" calcext:value-type="float">
            <text:p>1,109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.096" calcext:value-type="float">
            <text:p>1,096</text:p>
          </table:table-cell>
          <table:table-cell table:style-name="ce3" office:value-type="float" office:value="1.092" calcext:value-type="float">
            <text:p>1,092</text:p>
          </table:table-cell>
          <table:table-cell table:style-name="ce3" office:value-type="float" office:value="1.089" calcext:value-type="float">
            <text:p>1,089</text:p>
          </table:table-cell>
          <table:table-cell table:style-name="ce3" office:value-type="float" office:value="1.085" calcext:value-type="float">
            <text:p>1,085</text:p>
          </table:table-cell>
          <table:table-cell table:style-name="ce3" office:value-type="float" office:value="1.081" calcext:value-type="float">
            <text:p>1,081</text:p>
          </table:table-cell>
          <table:table-cell table:style-name="ce3" office:value-type="float" office:value="1.078" calcext:value-type="float">
            <text:p>1,078</text:p>
          </table:table-cell>
          <table:table-cell table:style-name="ce3" office:value-type="float" office:value="1.072" calcext:value-type="float">
            <text:p>1,072</text:p>
          </table:table-cell>
          <table:table-cell table:style-name="ce3" office:value-type="float" office:value="1.07" calcext:value-type="float">
            <text:p>1,07</text:p>
          </table:table-cell>
          <table:table-cell table:style-name="ce3" office:value-type="float" office:value="1.067" calcext:value-type="float">
            <text:p>1,067</text:p>
          </table:table-cell>
          <table:table-cell table:style-name="ce3" office:value-type="float" office:value="1.061" calcext:value-type="float">
            <text:p>1,061</text:p>
          </table:table-cell>
          <table:table-cell table:style-name="ce3" office:value-type="float" office:value="1.064" calcext:value-type="float">
            <text:p>1,064</text:p>
          </table:table-cell>
          <table:table-cell table:style-name="ce3" office:value-type="float" office:value="1.061" calcext:value-type="float">
            <text:p>1,061</text:p>
          </table:table-cell>
          <table:table-cell table:style-name="ce3" office:value-type="float" office:value="1.056" calcext:value-type="float">
            <text:p>1,056</text:p>
          </table:table-cell>
          <table:table-cell table:style-name="ce3" office:value-type="float" office:value="1.052" calcext:value-type="float">
            <text:p>1,052</text:p>
          </table:table-cell>
          <table:table-cell table:style-name="ce3" office:value-type="float" office:value="1.046" calcext:value-type="float">
            <text:p>1,046</text:p>
          </table:table-cell>
          <table:table-cell table:style-name="ce3" office:value-type="float" office:value="1.038" calcext:value-type="float">
            <text:p>1,038</text:p>
          </table:table-cell>
          <table:table-cell table:style-name="ce3" office:value-type="float" office:value="1.032" calcext:value-type="float">
            <text:p>1,032</text:p>
          </table:table-cell>
          <table:table-cell table:style-name="ce3" office:value-type="float" office:value="1.021" calcext:value-type="float">
            <text:p>1,021</text:p>
          </table:table-cell>
          <table:table-cell table:style-name="ce3" office:value-type="float" office:value="1.014" calcext:value-type="float">
            <text:p>1,014</text:p>
          </table:table-cell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3" office:value-type="float" office:value="0.107" calcext:value-type="float">
            <text:p>0,107</text:p>
          </table:table-cell>
          <table:table-cell table:style-name="ce3" office:value-type="float" office:value="0.111" calcext:value-type="float">
            <text:p>0,111</text:p>
          </table:table-cell>
          <table:table-cell table:style-name="ce3" office:value-type="float" office:value="0.115" calcext:value-type="float">
            <text:p>0,115</text:p>
          </table:table-cell>
          <table:table-cell table:style-name="ce3" office:value-type="float" office:value="0.114" calcext:value-type="float">
            <text:p>0,114</text:p>
          </table:table-cell>
          <table:table-cell table:style-name="ce3" office:value-type="float" office:value="0.116" calcext:value-type="float">
            <text:p>0,11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131" calcext:value-type="float">
            <text:p>0,131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97" calcext:value-type="float">
            <text:p>0,197</text:p>
          </table:table-cell>
          <table:table-cell table:style-name="ce3" office:value-type="float" office:value="0.239" calcext:value-type="float">
            <text:p>0,239</text:p>
          </table:table-cell>
          <table:table-cell table:style-name="ce3" office:value-type="float" office:value="0.287" calcext:value-type="float">
            <text:p>0,287</text:p>
          </table:table-cell>
          <table:table-cell table:style-name="ce3" office:value-type="float" office:value="0.358" calcext:value-type="float">
            <text:p>0,358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0.715" calcext:value-type="float">
            <text:p>0,715</text:p>
          </table:table-cell>
          <table:table-cell table:style-name="ce3" office:value-type="float" office:value="0.787" calcext:value-type="float">
            <text:p>0,787</text:p>
          </table:table-cell>
          <table:table-cell table:style-name="ce3" office:value-type="float" office:value="0.896" calcext:value-type="float">
            <text:p>0,896</text:p>
          </table:table-cell>
          <table:table-cell table:style-name="ce3" office:value-type="float" office:value="1.008" calcext:value-type="float">
            <text:p>1,008</text:p>
          </table:table-cell>
          <table:table-cell table:style-name="ce3" office:value-type="float" office:value="1.085" calcext:value-type="float">
            <text:p>1,08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172" calcext:value-type="float">
            <text:p>1,17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1.264" calcext:value-type="float">
            <text:p>1,264</text:p>
          </table:table-cell>
          <table:table-cell table:style-name="ce3" office:value-type="float" office:value="1.288" calcext:value-type="float">
            <text:p>1,288</text:p>
          </table:table-cell>
          <table:table-cell table:style-name="ce3" office:value-type="float" office:value="1.286" calcext:value-type="float">
            <text:p>1,286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301" calcext:value-type="float">
            <text:p>1,301</text:p>
          </table:table-cell>
          <table:table-cell table:style-name="ce3" office:value-type="float" office:value="1.325" calcext:value-type="float">
            <text:p>1,325</text:p>
          </table:table-cell>
          <table:table-cell table:style-name="ce3" office:value-type="float" office:value="1.323" calcext:value-type="float">
            <text:p>1,323</text:p>
          </table:table-cell>
          <table:table-cell table:style-name="ce3" office:value-type="float" office:value="1.319" calcext:value-type="float">
            <text:p>1,319</text:p>
          </table:table-cell>
          <table:table-cell table:style-name="ce3" office:value-type="float" office:value="1.304" calcext:value-type="float">
            <text:p>1,304</text:p>
          </table:table-cell>
          <table:table-cell table:style-name="ce3" office:value-type="float" office:value="1.273" calcext:value-type="float">
            <text:p>1,273</text:p>
          </table:table-cell>
          <table:table-cell table:style-name="ce3" office:value-type="float" office:value="1.255" calcext:value-type="float">
            <text:p>1,255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1.242" calcext:value-type="float">
            <text:p>1,242</text:p>
          </table:table-cell>
          <table:table-cell table:style-name="ce3" office:value-type="float" office:value="1.249" calcext:value-type="float">
            <text:p>1,249</text:p>
          </table:table-cell>
          <table:table-cell table:style-name="ce3" office:value-type="float" office:value="1.264" calcext:value-type="float">
            <text:p>1,264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2" calcext:value-type="float">
            <text:p>1,252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office:value-type="float" office:value="1.252" calcext:value-type="float">
            <text:p>1,252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1" calcext:value-type="float">
            <text:p>1,251</text:p>
          </table:table-cell>
          <table:table-cell table:style-name="ce3" office:value-type="float" office:value="1.249" calcext:value-type="float">
            <text:p>1,249</text:p>
          </table:table-cell>
          <table:table-cell table:style-name="ce3" office:value-type="float" office:value="1.253" calcext:value-type="float">
            <text:p>1,253</text:p>
          </table:table-cell>
          <table:table-cell table:style-name="ce3" office:value-type="float" office:value="1.255" calcext:value-type="float">
            <text:p>1,255</text:p>
          </table:table-cell>
          <table:table-cell table:style-name="ce3" office:value-type="float" office:value="1.241" calcext:value-type="float">
            <text:p>1,241</text:p>
          </table:table-cell>
          <table:table-cell table:style-name="ce3" office:value-type="float" office:value="1.237" calcext:value-type="float">
            <text:p>1,237</text:p>
          </table:table-cell>
          <table:table-cell table:style-name="ce3" office:value-type="float" office:value="1.232" calcext:value-type="float">
            <text:p>1,232</text:p>
          </table:table-cell>
          <table:table-cell table:style-name="ce3" office:value-type="float" office:value="1.219" calcext:value-type="float">
            <text:p>1,219</text:p>
          </table:table-cell>
          <table:table-cell table:style-name="ce3" office:value-type="float" office:value="1.207" calcext:value-type="float">
            <text:p>1,207</text:p>
          </table:table-cell>
          <table:table-cell table:style-name="ce3" office:value-type="float" office:value="1.203" calcext:value-type="float">
            <text:p>1,203</text:p>
          </table:table-cell>
          <table:table-cell table:style-name="ce3" office:value-type="float" office:value="1.191" calcext:value-type="float">
            <text:p>1,191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187" calcext:value-type="float">
            <text:p>1,187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1.178" calcext:value-type="float">
            <text:p>1,178</text:p>
          </table:table-cell>
          <table:table-cell table:style-name="ce3" office:value-type="float" office:value="1.173" calcext:value-type="float">
            <text:p>1,173</text:p>
          </table:table-cell>
          <table:table-cell table:number-columns-repeated="2" table:style-name="ce3" office:value-type="float" office:value="1.169" calcext:value-type="float">
            <text:p>1,169</text:p>
          </table:table-cell>
          <table:table-cell table:style-name="ce3" office:value-type="float" office:value="1.163" calcext:value-type="float">
            <text:p>1,163</text:p>
          </table:table-cell>
          <table:table-cell table:style-name="ce3" office:value-type="float" office:value="1.156" calcext:value-type="float">
            <text:p>1,156</text:p>
          </table:table-cell>
          <table:table-cell table:style-name="ce3" office:value-type="float" office:value="1.152" calcext:value-type="float">
            <text:p>1,152</text:p>
          </table:table-cell>
          <table:table-cell table:style-name="ce3" office:value-type="float" office:value="1.151" calcext:value-type="float">
            <text:p>1,151</text:p>
          </table:table-cell>
          <table:table-cell table:style-name="ce3" office:value-type="float" office:value="1.145" calcext:value-type="float">
            <text:p>1,145</text:p>
          </table:table-cell>
          <table:table-cell table:style-name="ce3" office:value-type="float" office:value="1.139" calcext:value-type="float">
            <text:p>1,139</text:p>
          </table:table-cell>
          <table:table-cell table:style-name="ce3" office:value-type="float" office:value="1.135" calcext:value-type="float">
            <text:p>1,135</text:p>
          </table:table-cell>
          <table:table-cell table:style-name="ce3" office:value-type="float" office:value="1.134" calcext:value-type="float">
            <text:p>1,134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1.126" calcext:value-type="float">
            <text:p>1,126</text:p>
          </table:table-cell>
          <table:table-cell table:style-name="ce3" office:value-type="float" office:value="1.121" calcext:value-type="float">
            <text:p>1,121</text:p>
          </table:table-cell>
          <table:table-cell table:style-name="ce3" office:value-type="float" office:value="1.119" calcext:value-type="float">
            <text:p>1,119</text:p>
          </table:table-cell>
          <table:table-cell table:style-name="ce3" office:value-type="float" office:value="1.111" calcext:value-type="float">
            <text:p>1,111</text:p>
          </table:table-cell>
          <table:table-cell table:style-name="ce3" office:value-type="float" office:value="1.101" calcext:value-type="float">
            <text:p>1,101</text:p>
          </table:table-cell>
          <table:table-cell table:style-name="ce3" office:value-type="float" office:value="1.092" calcext:value-type="float">
            <text:p>1,092</text:p>
          </table:table-cell>
          <table:table-cell table:style-name="ce3" office:value-type="float" office:value="1.082" calcext:value-type="float">
            <text:p>1,082</text:p>
          </table:table-cell>
          <table:table-cell table:style-name="ce3" office:value-type="float" office:value="1.074" calcext:value-type="float">
            <text:p>1,074</text:p>
          </table:table-cell>
          <table:table-cell table:style-name="ce3" office:value-type="float" office:value="1.064" calcext:value-type="float">
            <text:p>1,064</text:p>
          </table:table-cell>
          <table:table-cell table:style-name="ce3" office:value-type="float" office:value="1.058" calcext:value-type="float">
            <text:p>1,058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1.043" calcext:value-type="float">
            <text:p>1,043</text:p>
          </table:table-cell>
          <table:table-cell table:style-name="ce3" office:value-type="float" office:value="1.038" calcext:value-type="float">
            <text:p>1,038</text:p>
          </table:table-cell>
          <table:table-cell table:style-name="ce3" office:value-type="float" office:value="1.035" calcext:value-type="float">
            <text:p>1,035</text:p>
          </table:table-cell>
          <table:table-cell table:style-name="ce3" office:value-type="float" office:value="1.028" calcext:value-type="float">
            <text:p>1,028</text:p>
          </table:table-cell>
          <table:table-cell table:style-name="ce3" office:value-type="float" office:value="1.026" calcext:value-type="float">
            <text:p>1,026</text:p>
          </table:table-cell>
          <table:table-cell table:style-name="ce3" office:value-type="float" office:value="1.022" calcext:value-type="float">
            <text:p>1,022</text:p>
          </table:table-cell>
          <table:table-cell table:style-name="ce3" office:value-type="float" office:value="1.018" calcext:value-type="float">
            <text:p>1,018</text:p>
          </table:table-cell>
          <table:table-cell table:style-name="ce3" office:value-type="float" office:value="1.015" calcext:value-type="float">
            <text:p>1,015</text:p>
          </table:table-cell>
          <table:table-cell table:style-name="ce3" office:value-type="float" office:value="1.012" calcext:value-type="float">
            <text:p>1,012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009" calcext:value-type="float">
            <text:p>1,009</text:p>
          </table:table-cell>
          <table:table-cell table:style-name="ce3" office:value-type="float" office:value="1.004" calcext:value-type="float">
            <text:p>1,004</text:p>
          </table:table-cell>
          <table:table-cell table:style-name="ce3" office:value-type="float" office:value="1.002" calcext:value-type="float">
            <text:p>1,002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5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89" calcext:value-type="float">
            <text:p>0,089</text:p>
          </table:table-cell>
          <table:table-cell table:number-columns-repeated="3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4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6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7" calcext:value-type="float">
            <text:p>0,087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8" calcext:value-type="float">
            <text:p>0,088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number-columns-repeated="3" table:style-name="ce4" office:value-type="float" office:value="0.089" calcext:value-type="float">
            <text:p>0,089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number-columns-repeated="4" table:style-name="ce4" office:value-type="float" office:value="0.089" calcext:value-type="float">
            <text:p>0,089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number-columns-repeated="3" table:style-name="ce4" office:value-type="float" office:value="0.09" calcext:value-type="float">
            <text:p>0,09</text:p>
          </table:table-cell>
          <table:table-cell table:number-columns-repeated="2" table:style-name="ce4" office:value-type="float" office:value="0.091" calcext:value-type="float">
            <text:p>0,091</text:p>
          </table:table-cell>
          <table:table-cell table:number-columns-repeated="2" table:style-name="ce4" office:value-type="float" office:value="0.09" calcext:value-type="float">
            <text:p>0,0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88" calcext:value-type="float">
            <text:p>0,088</text:p>
          </table:table-cell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0.118" calcext:value-type="float">
            <text:p>0,118</text:p>
          </table:table-cell>
          <table:table-cell table:number-columns-repeated="2" table:style-name="ce5" office:value-type="float" office:value="0.119" calcext:value-type="float">
            <text:p>0,119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7" calcext:value-type="float">
            <text:p>0,107</text:p>
          </table:table-cell>
          <table:table-cell table:number-columns-repeated="11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3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4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number-columns-repeated="2" table:style-name="ce5" office:value-type="float" office:value="0.101" calcext:value-type="float">
            <text:p>0,101</text:p>
          </table:table-cell>
          <table:table-cell table:style-name="ce5" office:value-type="float" office:value="0.099" calcext:value-type="float">
            <text:p>0,099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5"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7" calcext:value-type="float">
            <text:p>0,097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7" calcext:value-type="float">
            <text:p>0,097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3" table:style-name="ce5" office:value-type="float" office:value="0.097" calcext:value-type="float">
            <text:p>0,097</text:p>
          </table:table-cell>
          <table:table-cell table:style-name="ce5" office:value-type="float" office:value="0.098" calcext:value-type="float">
            <text:p>0,098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3" table:style-name="ce5" office:value-type="float" office:value="0.098" calcext:value-type="float">
            <text:p>0,098</text:p>
          </table:table-cell>
          <table:table-cell table:style-name="ce5" office:value-type="float" office:value="0.097" calcext:value-type="float">
            <text:p>0,097</text:p>
          </table:table-cell>
        </table:table-row>
        <table:table-row table:style-name="ro1">
          <table:table-cell table:style-name="ce5" office:value-type="string" calcext:value-type="string">
            <text:p>C3</text:p>
          </table:table-cell>
          <table:table-cell table:style-name="ce5" office:value-type="float" office:value="0.113" calcext:value-type="float">
            <text:p>0,113</text:p>
          </table:table-cell>
          <table:table-cell table:style-name="ce5" office:value-type="float" office:value="0.111" calcext:value-type="float">
            <text:p>0,111</text:p>
          </table:table-cell>
          <table:table-cell table:style-name="ce5" office:value-type="float" office:value="0.113" calcext:value-type="float">
            <text:p>0,113</text:p>
          </table:table-cell>
          <table:table-cell table:style-name="ce5" office:value-type="float" office:value="0.111" calcext:value-type="float">
            <text:p>0,111</text:p>
          </table:table-cell>
          <table:table-cell table:style-name="ce5" office:value-type="float" office:value="0.113" calcext:value-type="float">
            <text:p>0,113</text:p>
          </table:table-cell>
          <table:table-cell table:number-columns-repeated="3" table:style-name="ce5" office:value-type="float" office:value="0.111" calcext:value-type="float">
            <text:p>0,111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11" calcext:value-type="float">
            <text:p>0,111</text:p>
          </table:table-cell>
          <table:table-cell table:number-columns-repeated="2" table:style-name="ce5" office:value-type="float" office:value="0.11" calcext:value-type="float">
            <text:p>0,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2"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4" table:style-name="ce5" office:value-type="float" office:value="0.109" calcext:value-type="float">
            <text:p>0,109</text:p>
          </table:table-cell>
          <table:table-cell table:number-columns-repeated="5" table:style-name="ce5" office:value-type="float" office:value="0.108" calcext:value-type="float">
            <text:p>0,108</text:p>
          </table:table-cell>
          <table:table-cell table:style-name="ce5" office:value-type="float" office:value="0.109" calcext:value-type="float">
            <text:p>0,109</text:p>
          </table:table-cell>
          <table:table-cell table:number-columns-repeated="2" table:style-name="ce5" office:value-type="float" office:value="0.108" calcext:value-type="float">
            <text:p>0,108</text:p>
          </table:table-cell>
          <table:table-cell table:number-columns-repeated="4" table:style-name="ce5" office:value-type="float" office:value="0.107" calcext:value-type="float">
            <text:p>0,107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style-name="ce5" office:value-type="float" office:value="0.107" calcext:value-type="float">
            <text:p>0,107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number-columns-repeated="3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number-columns-repeated="4"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3" table:style-name="ce5" office:value-type="float" office:value="0.103" calcext:value-type="float">
            <text:p>0,103</text:p>
          </table:table-cell>
          <table:table-cell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5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3" table:style-name="ce5" office:value-type="float" office:value="0.102" calcext:value-type="float">
            <text:p>0,102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2" calcext:value-type="float">
            <text:p>0,102</text:p>
          </table:table-cell>
          <table:table-cell table:style-name="ce5" office:value-type="float" office:value="0.101" calcext:value-type="float">
            <text:p>0,101</text:p>
          </table:table-cell>
          <table:table-cell table:number-columns-repeated="2" table:style-name="ce5" office:value-type="float" office:value="0.1" calcext:value-type="float">
            <text:p>0,1</text:p>
          </table:table-cell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float" office:value="0.113" calcext:value-type="float">
            <text:p>0,113</text:p>
          </table:table-cell>
          <table:table-cell table:number-columns-repeated="2" table:style-name="ce5" office:value-type="float" office:value="0.111" calcext:value-type="float">
            <text:p>0,111</text:p>
          </table:table-cell>
          <table:table-cell table:style-name="ce5" office:value-type="float" office:value="0.109" calcext:value-type="float">
            <text:p>0,109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9" calcext:value-type="float">
            <text:p>0,109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number-columns-repeated="3" table:style-name="ce5" office:value-type="float" office:value="0.108" calcext:value-type="float">
            <text:p>0,108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3" table:style-name="ce5" office:value-type="float" office:value="0.107" calcext:value-type="float">
            <text:p>0,107</text:p>
          </table:table-cell>
          <table:table-cell table:style-name="ce5" office:value-type="float" office:value="0.108" calcext:value-type="float">
            <text:p>0,108</text:p>
          </table:table-cell>
          <table:table-cell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7" calcext:value-type="float">
            <text:p>0,107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number-columns-repeated="4" table:style-name="ce5" office:value-type="float" office:value="0.106" calcext:value-type="float">
            <text:p>0,106</text:p>
          </table:table-cell>
          <table:table-cell table:number-columns-repeated="5" table:style-name="ce5" office:value-type="float" office:value="0.104" calcext:value-type="float">
            <text:p>0,104</text:p>
          </table:table-cell>
          <table:table-cell table:style-name="ce5" office:value-type="float" office:value="0.103" calcext:value-type="float">
            <text:p>0,103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6"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style-name="ce5" office:value-type="float" office:value="0.105" calcext:value-type="float">
            <text:p>0,105</text:p>
          </table:table-cell>
          <table:table-cell table:style-name="ce5" office:value-type="float" office:value="0.106" calcext:value-type="float">
            <text:p>0,106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style-name="ce5" office:value-type="float" office:value="0.104" calcext:value-type="float">
            <text:p>0,104</text:p>
          </table:table-cell>
          <table:table-cell table:number-columns-repeated="2" table:style-name="ce5" office:value-type="float" office:value="0.105" calcext:value-type="float">
            <text:p>0,105</text:p>
          </table:table-cell>
          <table:table-cell table:number-columns-repeated="2" table:style-name="ce5" office:value-type="float" office:value="0.104" calcext:value-type="float">
            <text:p>0,104</text:p>
          </table:table-cell>
          <table:table-cell table:number-columns-repeated="4" table:style-name="ce5" office:value-type="float" office:value="0.103" calcext:value-type="float">
            <text:p>0,103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101" calcext:value-type="float">
            <text:p>0,101</text:p>
          </table:table-cell>
          <table:table-cell table:style-name="ce5" office:value-type="float" office:value="0.102" calcext:value-type="float">
            <text:p>0,102</text:p>
          </table:table-cell>
          <table:table-cell table:number-columns-repeated="4"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3" table:style-name="ce5" office:value-type="float" office:value="0.101" calcext:value-type="float">
            <text:p>0,101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5"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1" calcext:value-type="float">
            <text:p>0,1</text:p>
          </table:table-cell>
          <table:table-cell table:style-name="ce5" office:value-type="float" office:value="0.099" calcext:value-type="float">
            <text:p>0,099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2" table:style-name="ce5" office:value-type="float" office:value="0.098" calcext:value-type="float">
            <text:p>0,098</text:p>
          </table:table-cell>
          <table:table-cell table:number-columns-repeated="3" table:style-name="ce5" office:value-type="float" office:value="0.099" calcext:value-type="float">
            <text:p>0,099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98" calcext:value-type="float">
            <text:p>0,098</text:p>
          </table:table-cell>
          <table:table-cell table:number-columns-repeated="2" table:style-name="ce5" office:value-type="float" office:value="0.099" calcext:value-type="float">
            <text:p>0,099</text:p>
          </table:table-cell>
          <table:table-cell table:style-name="ce5" office:value-type="float" office:value="0.097" calcext:value-type="float">
            <text:p>0,097</text:p>
          </table:table-cell>
        </table:table-row>
        <table:table-row table:style-name="ro1">
          <table:table-cell table:style-name="ce6" office:value-type="string" calcext:value-type="string">
            <text:p>C5</text:p>
          </table:table-cell>
          <table:table-cell table:number-columns-repeated="3"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4" calcext:value-type="float">
            <text:p>0,104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6" calcext:value-type="float">
            <text:p>0,106</text:p>
          </table:table-cell>
          <table:table-cell table:number-columns-repeated="2"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8" calcext:value-type="float">
            <text:p>0,108</text:p>
          </table:table-cell>
          <table:table-cell table:number-columns-repeated="2" table:style-name="ce6" office:value-type="float" office:value="0.112" calcext:value-type="float">
            <text:p>0,112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9" calcext:value-type="float">
            <text:p>0,129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 office:value-type="float" office:value="0.158" calcext:value-type="float">
            <text:p>0,158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234" calcext:value-type="float">
            <text:p>0,234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301" calcext:value-type="float">
            <text:p>0,301</text:p>
          </table:table-cell>
          <table:table-cell table:style-name="ce6" office:value-type="float" office:value="0.328" calcext:value-type="float">
            <text:p>0,328</text:p>
          </table:table-cell>
          <table:table-cell table:style-name="ce6" office:value-type="float" office:value="0.36" calcext:value-type="float">
            <text:p>0,36</text:p>
          </table:table-cell>
          <table:table-cell table:style-name="ce6" office:value-type="float" office:value="0.395" calcext:value-type="float">
            <text:p>0,395</text:p>
          </table:table-cell>
          <table:table-cell table:style-name="ce6" office:value-type="float" office:value="0.431" calcext:value-type="float">
            <text:p>0,431</text:p>
          </table:table-cell>
          <table:table-cell table:style-name="ce6" office:value-type="float" office:value="0.474" calcext:value-type="float">
            <text:p>0,474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0.553" calcext:value-type="float">
            <text:p>0,553</text:p>
          </table:table-cell>
          <table:table-cell table:style-name="ce6" office:value-type="float" office:value="0.589" calcext:value-type="float">
            <text:p>0,589</text:p>
          </table:table-cell>
          <table:table-cell table:style-name="ce6" office:value-type="float" office:value="0.626" calcext:value-type="float">
            <text:p>0,626</text:p>
          </table:table-cell>
          <table:table-cell table:style-name="ce6" office:value-type="float" office:value="0.662" calcext:value-type="float">
            <text:p>0,662</text:p>
          </table:table-cell>
          <table:table-cell table:style-name="ce6" office:value-type="float" office:value="0.694" calcext:value-type="float">
            <text:p>0,694</text:p>
          </table:table-cell>
          <table:table-cell table:style-name="ce6" office:value-type="float" office:value="0.721" calcext:value-type="float">
            <text:p>0,721</text:p>
          </table:table-cell>
          <table:table-cell table:style-name="ce6" office:value-type="float" office:value="0.746" calcext:value-type="float">
            <text:p>0,746</text:p>
          </table:table-cell>
          <table:table-cell table:style-name="ce6" office:value-type="float" office:value="0.781" calcext:value-type="float">
            <text:p>0,781</text:p>
          </table:table-cell>
          <table:table-cell table:style-name="ce6" office:value-type="float" office:value="0.805" calcext:value-type="float">
            <text:p>0,805</text:p>
          </table:table-cell>
          <table:table-cell table:style-name="ce6" office:value-type="float" office:value="0.832" calcext:value-type="float">
            <text:p>0,832</text:p>
          </table:table-cell>
          <table:table-cell table:style-name="ce6" office:value-type="float" office:value="0.85" calcext:value-type="float">
            <text:p>0,85</text:p>
          </table:table-cell>
          <table:table-cell table:style-name="ce6" office:value-type="float" office:value="0.867" calcext:value-type="float">
            <text:p>0,867</text:p>
          </table:table-cell>
          <table:table-cell table:style-name="ce6" office:value-type="float" office:value="0.893" calcext:value-type="float">
            <text:p>0,893</text:p>
          </table:table-cell>
          <table:table-cell table:style-name="ce6" office:value-type="float" office:value="0.869" calcext:value-type="float">
            <text:p>0,869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float" office:value="0.819" calcext:value-type="float">
            <text:p>0,819</text:p>
          </table:table-cell>
          <table:table-cell table:style-name="ce6" office:value-type="float" office:value="0.774" calcext:value-type="float">
            <text:p>0,774</text:p>
          </table:table-cell>
          <table:table-cell table:style-name="ce6" office:value-type="float" office:value="0.751" calcext:value-type="float">
            <text:p>0,751</text:p>
          </table:table-cell>
          <table:table-cell table:style-name="ce6" office:value-type="float" office:value="0.767" calcext:value-type="float">
            <text:p>0,767</text:p>
          </table:table-cell>
          <table:table-cell table:style-name="ce6" office:value-type="float" office:value="0.802" calcext:value-type="float">
            <text:p>0,802</text:p>
          </table:table-cell>
          <table:table-cell table:style-name="ce6" office:value-type="float" office:value="0.847" calcext:value-type="float">
            <text:p>0,847</text:p>
          </table:table-cell>
          <table:table-cell table:style-name="ce6" office:value-type="float" office:value="0.857" calcext:value-type="float">
            <text:p>0,857</text:p>
          </table:table-cell>
          <table:table-cell table:style-name="ce6" office:value-type="float" office:value="0.838" calcext:value-type="float">
            <text:p>0,838</text:p>
          </table:table-cell>
          <table:table-cell table:style-name="ce6" office:value-type="float" office:value="0.833" calcext:value-type="float">
            <text:p>0,833</text:p>
          </table:table-cell>
          <table:table-cell table:style-name="ce6" office:value-type="float" office:value="0.834" calcext:value-type="float">
            <text:p>0,834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814" calcext:value-type="float">
            <text:p>0,814</text:p>
          </table:table-cell>
          <table:table-cell table:style-name="ce6" office:value-type="float" office:value="0.807" calcext:value-type="float">
            <text:p>0,807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96" calcext:value-type="float">
            <text:p>0,796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763" calcext:value-type="float">
            <text:p>0,763</text:p>
          </table:table-cell>
          <table:table-cell table:style-name="ce6" office:value-type="float" office:value="0.755" calcext:value-type="float">
            <text:p>0,755</text:p>
          </table:table-cell>
          <table:table-cell table:style-name="ce6" office:value-type="float" office:value="0.746" calcext:value-type="float">
            <text:p>0,746</text:p>
          </table:table-cell>
          <table:table-cell table:style-name="ce6" office:value-type="float" office:value="0.73" calcext:value-type="float">
            <text:p>0,73</text:p>
          </table:table-cell>
          <table:table-cell table:style-name="ce6" office:value-type="float" office:value="0.723" calcext:value-type="float">
            <text:p>0,723</text:p>
          </table:table-cell>
          <table:table-cell table:style-name="ce6" office:value-type="float" office:value="0.719" calcext:value-type="float">
            <text:p>0,719</text:p>
          </table:table-cell>
          <table:table-cell table:style-name="ce6" office:value-type="float" office:value="0.709" calcext:value-type="float">
            <text:p>0,709</text:p>
          </table:table-cell>
          <table:table-cell table:style-name="ce6" office:value-type="float" office:value="0.705" calcext:value-type="float">
            <text:p>0,705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685" calcext:value-type="float">
            <text:p>0,685</text:p>
          </table:table-cell>
          <table:table-cell table:style-name="ce6" office:value-type="float" office:value="0.681" calcext:value-type="float">
            <text:p>0,681</text:p>
          </table:table-cell>
          <table:table-cell table:style-name="ce6" office:value-type="float" office:value="0.677" calcext:value-type="float">
            <text:p>0,677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 office:value-type="float" office:value="0.668" calcext:value-type="float">
            <text:p>0,668</text:p>
          </table:table-cell>
          <table:table-cell table:style-name="ce6" office:value-type="float" office:value="0.665" calcext:value-type="float">
            <text:p>0,665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8" calcext:value-type="float">
            <text:p>0,658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49" calcext:value-type="float">
            <text:p>0,649</text:p>
          </table:table-cell>
          <table:table-cell table:style-name="ce6" office:value-type="float" office:value="0.648" calcext:value-type="float">
            <text:p>0,648</text:p>
          </table:table-cell>
          <table:table-cell table:style-name="ce6" office:value-type="float" office:value="0.644" calcext:value-type="float">
            <text:p>0,644</text:p>
          </table:table-cell>
          <table:table-cell table:style-name="ce6" office:value-type="float" office:value="0.641" calcext:value-type="float">
            <text:p>0,641</text:p>
          </table:table-cell>
        </table:table-row>
        <table:table-row table:style-name="ro1">
          <table:table-cell table:style-name="ce6" office:value-type="string" calcext:value-type="string">
            <text:p>C6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4" calcext:value-type="float">
            <text:p>0,104</text:p>
          </table:table-cell>
          <table:table-cell table:style-name="ce6" office:value-type="float" office:value="0.103" calcext:value-type="float">
            <text:p>0,103</text:p>
          </table:table-cell>
          <table:table-cell table:style-name="ce6" office:value-type="float" office:value="0.105" calcext:value-type="float">
            <text:p>0,105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5" calcext:value-type="float">
            <text:p>0,105</text:p>
          </table:table-cell>
          <table:table-cell table:style-name="ce6" office:value-type="float" office:value="0.106" calcext:value-type="float">
            <text:p>0,106</text:p>
          </table:table-cell>
          <table:table-cell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7" calcext:value-type="float">
            <text:p>0,107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0.114" calcext:value-type="float">
            <text:p>0,114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3" calcext:value-type="float">
            <text:p>0,13</text:p>
          </table:table-cell>
          <table:table-cell table:style-name="ce6" office:value-type="float" office:value="0.137" calcext:value-type="float">
            <text:p>0,137</text:p>
          </table:table-cell>
          <table:table-cell table:style-name="ce6" office:value-type="float" office:value="0.145" calcext:value-type="float">
            <text:p>0,145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159" calcext:value-type="float">
            <text:p>0,159</text:p>
          </table:table-cell>
          <table:table-cell table:style-name="ce6" office:value-type="float" office:value="0.165" calcext:value-type="float">
            <text:p>0,165</text:p>
          </table:table-cell>
          <table:table-cell table:style-name="ce6" office:value-type="float" office:value="0.192" calcext:value-type="float">
            <text:p>0,192</text:p>
          </table:table-cell>
          <table:table-cell table:style-name="ce6" office:value-type="float" office:value="0.206" calcext:value-type="float">
            <text:p>0,206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236" calcext:value-type="float">
            <text:p>0,236</text:p>
          </table:table-cell>
          <table:table-cell table:style-name="ce6" office:value-type="float" office:value="0.251" calcext:value-type="float">
            <text:p>0,251</text:p>
          </table:table-cell>
          <table:table-cell table:style-name="ce6" office:value-type="float" office:value="0.274" calcext:value-type="float">
            <text:p>0,274</text:p>
          </table:table-cell>
          <table:table-cell table:style-name="ce6" office:value-type="float" office:value="0.298" calcext:value-type="float">
            <text:p>0,298</text:p>
          </table:table-cell>
          <table:table-cell table:style-name="ce6" office:value-type="float" office:value="0.324" calcext:value-type="float">
            <text:p>0,324</text:p>
          </table:table-cell>
          <table:table-cell table:style-name="ce6" office:value-type="float" office:value="0.356" calcext:value-type="float">
            <text:p>0,356</text:p>
          </table:table-cell>
          <table:table-cell table:style-name="ce6" office:value-type="float" office:value="0.393" calcext:value-type="float">
            <text:p>0,393</text:p>
          </table:table-cell>
          <table:table-cell table:style-name="ce6" office:value-type="float" office:value="0.429" calcext:value-type="float">
            <text:p>0,429</text:p>
          </table:table-cell>
          <table:table-cell table:style-name="ce6" office:value-type="float" office:value="0.473" calcext:value-type="float">
            <text:p>0,473</text:p>
          </table:table-cell>
          <table:table-cell table:style-name="ce6" office:value-type="float" office:value="0.517" calcext:value-type="float">
            <text:p>0,517</text:p>
          </table:table-cell>
          <table:table-cell table:style-name="ce6" office:value-type="float" office:value="0.557" calcext:value-type="float">
            <text:p>0,557</text:p>
          </table:table-cell>
          <table:table-cell table:style-name="ce6" office:value-type="float" office:value="0.59" calcext:value-type="float">
            <text:p>0,59</text:p>
          </table:table-cell>
          <table:table-cell table:style-name="ce6" office:value-type="float" office:value="0.625" calcext:value-type="float">
            <text:p>0,625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88" calcext:value-type="float">
            <text:p>0,688</text:p>
          </table:table-cell>
          <table:table-cell table:style-name="ce6" office:value-type="float" office:value="0.716" calcext:value-type="float">
            <text:p>0,716</text:p>
          </table:table-cell>
          <table:table-cell table:style-name="ce6" office:value-type="float" office:value="0.743" calcext:value-type="float">
            <text:p>0,743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825" calcext:value-type="float">
            <text:p>0,825</text:p>
          </table:table-cell>
          <table:table-cell table:style-name="ce6" office:value-type="float" office:value="0.85" calcext:value-type="float">
            <text:p>0,85</text:p>
          </table:table-cell>
          <table:table-cell table:style-name="ce6" office:value-type="float" office:value="0.855" calcext:value-type="float">
            <text:p>0,855</text:p>
          </table:table-cell>
          <table:table-cell table:style-name="ce6" office:value-type="float" office:value="0.858" calcext:value-type="float">
            <text:p>0,858</text:p>
          </table:table-cell>
          <table:table-cell table:style-name="ce6" office:value-type="float" office:value="0.877" calcext:value-type="float">
            <text:p>0,877</text:p>
          </table:table-cell>
          <table:table-cell table:style-name="ce6" office:value-type="float" office:value="0.849" calcext:value-type="float">
            <text:p>0,849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774" calcext:value-type="float">
            <text:p>0,774</text:p>
          </table:table-cell>
          <table:table-cell table:style-name="ce6" office:value-type="float" office:value="0.784" calcext:value-type="float">
            <text:p>0,784</text:p>
          </table:table-cell>
          <table:table-cell table:style-name="ce6" office:value-type="float" office:value="0.825" calcext:value-type="float">
            <text:p>0,825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856" calcext:value-type="float">
            <text:p>0,856</text:p>
          </table:table-cell>
          <table:table-cell table:style-name="ce6" office:value-type="float" office:value="0.848" calcext:value-type="float">
            <text:p>0,848</text:p>
          </table:table-cell>
          <table:table-cell table:style-name="ce6" office:value-type="float" office:value="0.837" calcext:value-type="float">
            <text:p>0,837</text:p>
          </table:table-cell>
          <table:table-cell table:style-name="ce6" office:value-type="float" office:value="0.842" calcext:value-type="float">
            <text:p>0,842</text:p>
          </table:table-cell>
          <table:table-cell table:style-name="ce6" office:value-type="float" office:value="0.828" calcext:value-type="float">
            <text:p>0,828</text:p>
          </table:table-cell>
          <table:table-cell table:style-name="ce6" office:value-type="float" office:value="0.818" calcext:value-type="float">
            <text:p>0,818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807" calcext:value-type="float">
            <text:p>0,807</text:p>
          </table:table-cell>
          <table:table-cell table:style-name="ce6" office:value-type="float" office:value="0.794" calcext:value-type="float">
            <text:p>0,794</text:p>
          </table:table-cell>
          <table:table-cell table:style-name="ce6" office:value-type="float" office:value="0.776" calcext:value-type="float">
            <text:p>0,776</text:p>
          </table:table-cell>
          <table:table-cell table:style-name="ce6" office:value-type="float" office:value="0.765" calcext:value-type="float">
            <text:p>0,765</text:p>
          </table:table-cell>
          <table:table-cell table:style-name="ce6" office:value-type="float" office:value="0.755" calcext:value-type="float">
            <text:p>0,755</text:p>
          </table:table-cell>
          <table:table-cell table:style-name="ce6" office:value-type="float" office:value="0.749" calcext:value-type="float">
            <text:p>0,749</text:p>
          </table:table-cell>
          <table:table-cell table:style-name="ce6" office:value-type="float" office:value="0.731" calcext:value-type="float">
            <text:p>0,731</text:p>
          </table:table-cell>
          <table:table-cell table:style-name="ce6" office:value-type="float" office:value="0.724" calcext:value-type="float">
            <text:p>0,724</text:p>
          </table:table-cell>
          <table:table-cell table:style-name="ce6" office:value-type="float" office:value="0.718" calcext:value-type="float">
            <text:p>0,718</text:p>
          </table:table-cell>
          <table:table-cell table:style-name="ce6" office:value-type="float" office:value="0.711" calcext:value-type="float">
            <text:p>0,711</text:p>
          </table:table-cell>
          <table:table-cell table:style-name="ce6" office:value-type="float" office:value="0.707" calcext:value-type="float">
            <text:p>0,707</text:p>
          </table:table-cell>
          <table:table-cell table:style-name="ce6" office:value-type="float" office:value="0.703" calcext:value-type="float">
            <text:p>0,703</text:p>
          </table:table-cell>
          <table:table-cell table:style-name="ce6" office:value-type="float" office:value="0.696" calcext:value-type="float">
            <text:p>0,696</text:p>
          </table:table-cell>
          <table:table-cell table:style-name="ce6" office:value-type="float" office:value="0.687" calcext:value-type="float">
            <text:p>0,687</text:p>
          </table:table-cell>
          <table:table-cell table:style-name="ce6" office:value-type="float" office:value="0.684" calcext:value-type="float">
            <text:p>0,684</text:p>
          </table:table-cell>
          <table:table-cell table:style-name="ce6" office:value-type="float" office:value="0.683" calcext:value-type="float">
            <text:p>0,683</text:p>
          </table:table-cell>
          <table:table-cell table:style-name="ce6" office:value-type="float" office:value="0.676" calcext:value-type="float">
            <text:p>0,676</text:p>
          </table:table-cell>
          <table:table-cell table:style-name="ce6" office:value-type="float" office:value="0.675" calcext:value-type="float">
            <text:p>0,675</text:p>
          </table:table-cell>
          <table:table-cell table:style-name="ce6" office:value-type="float" office:value="0.67" calcext:value-type="float">
            <text:p>0,67</text:p>
          </table:table-cell>
          <table:table-cell table:style-name="ce6" office:value-type="float" office:value="0.667" calcext:value-type="float">
            <text:p>0,667</text:p>
          </table:table-cell>
          <table:table-cell table:style-name="ce6" office:value-type="float" office:value="0.664" calcext:value-type="float">
            <text:p>0,664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7" calcext:value-type="float">
            <text:p>0,657</text:p>
          </table:table-cell>
          <table:table-cell table:style-name="ce6" office:value-type="float" office:value="0.655" calcext:value-type="float">
            <text:p>0,655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648" calcext:value-type="float">
            <text:p>0,648</text:p>
          </table:table-cell>
        </table:table-row>
        <table:table-row table:style-name="ro1">
          <table:table-cell table:style-name="ce6" office:value-type="string" calcext:value-type="string">
            <text:p>C7</text:p>
          </table:table-cell>
          <table:table-cell table:style-name="ce6" office:value-type="float" office:value="0.112" calcext:value-type="float">
            <text:p>0,112</text:p>
          </table:table-cell>
          <table:table-cell table:number-columns-repeated="2" table:style-name="ce6" office:value-type="float" office:value="0.109" calcext:value-type="float">
            <text:p>0,109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number-columns-repeated="6" table:style-name="ce6" office:value-type="float" office:value="0.106" calcext:value-type="float">
            <text:p>0,106</text:p>
          </table:table-cell>
          <table:table-cell table:style-name="ce6" office:value-type="float" office:value="0.108" calcext:value-type="float">
            <text:p>0,108</text:p>
          </table:table-cell>
          <table:table-cell table:style-name="ce6" office:value-type="float" office:value="0.106" calcext:value-type="float">
            <text:p>0,106</text:p>
          </table:table-cell>
          <table:table-cell table:number-columns-repeated="2" table:style-name="ce6" office:value-type="float" office:value="0.107" calcext:value-type="float">
            <text:p>0,107</text:p>
          </table:table-cell>
          <table:table-cell table:number-columns-repeated="2" table:style-name="ce6" office:value-type="float" office:value="0.108" calcext:value-type="float">
            <text:p>0,108</text:p>
          </table:table-cell>
          <table:table-cell table:style-name="ce6" office:value-type="float" office:value="0.109" calcext:value-type="float">
            <text:p>0,109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office:value-type="float" office:value="0.111" calcext:value-type="float">
            <text:p>0,111</text:p>
          </table:table-cell>
          <table:table-cell table:number-columns-repeated="2" table:style-name="ce6" office:value-type="float" office:value="0.113" calcext:value-type="float">
            <text:p>0,113</text:p>
          </table:table-cell>
          <table:table-cell table:style-name="ce6" office:value-type="float" office:value="0.118" calcext:value-type="float">
            <text:p>0,118</text:p>
          </table:table-cell>
          <table:table-cell table:style-name="ce6" office:value-type="float" office:value="0.123" calcext:value-type="float">
            <text:p>0,123</text:p>
          </table:table-cell>
          <table:table-cell table:style-name="ce6" office:value-type="float" office:value="0.129" calcext:value-type="float">
            <text:p>0,129</text:p>
          </table:table-cell>
          <table:table-cell table:style-name="ce6" office:value-type="float" office:value="0.134" calcext:value-type="float">
            <text:p>0,134</text:p>
          </table:table-cell>
          <table:table-cell table:style-name="ce6" office:value-type="float" office:value="0.143" calcext:value-type="float">
            <text:p>0,143</text:p>
          </table:table-cell>
          <table:table-cell table:style-name="ce6" office:value-type="float" office:value="0.154" calcext:value-type="float">
            <text:p>0,154</text:p>
          </table:table-cell>
          <table:table-cell table:style-name="ce6" office:value-type="float" office:value="0.166" calcext:value-type="float">
            <text:p>0,166</text:p>
          </table:table-cell>
          <table:table-cell table:style-name="ce6" office:value-type="float" office:value="0.184" calcext:value-type="float">
            <text:p>0,184</text:p>
          </table:table-cell>
          <table:table-cell table:style-name="ce6" office:value-type="float" office:value="0.199" calcext:value-type="float">
            <text:p>0,199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213" calcext:value-type="float">
            <text:p>0,213</text:p>
          </table:table-cell>
          <table:table-cell table:style-name="ce6" office:value-type="float" office:value="0.23" calcext:value-type="float">
            <text:p>0,23</text:p>
          </table:table-cell>
          <table:table-cell table:style-name="ce6" office:value-type="float" office:value="0.248" calcext:value-type="float">
            <text:p>0,248</text:p>
          </table:table-cell>
          <table:table-cell table:style-name="ce6" office:value-type="float" office:value="0.267" calcext:value-type="float">
            <text:p>0,267</text:p>
          </table:table-cell>
          <table:table-cell table:style-name="ce6" office:value-type="float" office:value="0.293" calcext:value-type="float">
            <text:p>0,293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 office:value-type="float" office:value="0.351" calcext:value-type="float">
            <text:p>0,351</text:p>
          </table:table-cell>
          <table:table-cell table:style-name="ce6" office:value-type="float" office:value="0.387" calcext:value-type="float">
            <text:p>0,387</text:p>
          </table:table-cell>
          <table:table-cell table:style-name="ce6" office:value-type="float" office:value="0.417" calcext:value-type="float">
            <text:p>0,417</text:p>
          </table:table-cell>
          <table:table-cell table:style-name="ce6" office:value-type="float" office:value="0.454" calcext:value-type="float">
            <text:p>0,454</text:p>
          </table:table-cell>
          <table:table-cell table:style-name="ce6" office:value-type="float" office:value="0.503" calcext:value-type="float">
            <text:p>0,503</text:p>
          </table:table-cell>
          <table:table-cell table:style-name="ce6" office:value-type="float" office:value="0.548" calcext:value-type="float">
            <text:p>0,548</text:p>
          </table:table-cell>
          <table:table-cell table:style-name="ce6" office:value-type="float" office:value="0.586" calcext:value-type="float">
            <text:p>0,586</text:p>
          </table:table-cell>
          <table:table-cell table:style-name="ce6" office:value-type="float" office:value="0.615" calcext:value-type="float">
            <text:p>0,615</text:p>
          </table:table-cell>
          <table:table-cell table:style-name="ce6" office:value-type="float" office:value="0.641" calcext:value-type="float">
            <text:p>0,641</text:p>
          </table:table-cell>
          <table:table-cell table:style-name="ce6" office:value-type="float" office:value="0.672" calcext:value-type="float">
            <text:p>0,672</text:p>
          </table:table-cell>
          <table:table-cell table:style-name="ce6" office:value-type="float" office:value="0.702" calcext:value-type="float">
            <text:p>0,702</text:p>
          </table:table-cell>
          <table:table-cell table:style-name="ce6" office:value-type="float" office:value="0.726" calcext:value-type="float">
            <text:p>0,726</text:p>
          </table:table-cell>
          <table:table-cell table:style-name="ce6" office:value-type="float" office:value="0.758" calcext:value-type="float">
            <text:p>0,758</text:p>
          </table:table-cell>
          <table:table-cell table:style-name="ce6" office:value-type="float" office:value="0.782" calcext:value-type="float">
            <text:p>0,782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84" calcext:value-type="float">
            <text:p>0,84</text:p>
          </table:table-cell>
          <table:table-cell table:style-name="ce6" office:value-type="float" office:value="0.855" calcext:value-type="float">
            <text:p>0,855</text:p>
          </table:table-cell>
          <table:table-cell table:style-name="ce6" office:value-type="float" office:value="0.86" calcext:value-type="float">
            <text:p>0,86</text:p>
          </table:table-cell>
          <table:table-cell table:style-name="ce6" office:value-type="float" office:value="0.866" calcext:value-type="float">
            <text:p>0,866</text:p>
          </table:table-cell>
          <table:table-cell table:style-name="ce6" office:value-type="float" office:value="0.834" calcext:value-type="float">
            <text:p>0,834</text:p>
          </table:table-cell>
          <table:table-cell table:style-name="ce6" office:value-type="float" office:value="0.809" calcext:value-type="float">
            <text:p>0,809</text:p>
          </table:table-cell>
          <table:table-cell table:style-name="ce6" office:value-type="float" office:value="0.778" calcext:value-type="float">
            <text:p>0,778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809" calcext:value-type="float">
            <text:p>0,809</text:p>
          </table:table-cell>
          <table:table-cell table:style-name="ce6" office:value-type="float" office:value="0.844" calcext:value-type="float">
            <text:p>0,844</text:p>
          </table:table-cell>
          <table:table-cell table:style-name="ce6" office:value-type="float" office:value="0.874" calcext:value-type="float">
            <text:p>0,874</text:p>
          </table:table-cell>
          <table:table-cell table:style-name="ce6" office:value-type="float" office:value="0.881" calcext:value-type="float">
            <text:p>0,881</text:p>
          </table:table-cell>
          <table:table-cell table:style-name="ce6" office:value-type="float" office:value="0.844" calcext:value-type="float">
            <text:p>0,844</text:p>
          </table:table-cell>
          <table:table-cell table:style-name="ce6" office:value-type="float" office:value="0.83" calcext:value-type="float">
            <text:p>0,83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783" calcext:value-type="float">
            <text:p>0,783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0.763" calcext:value-type="float">
            <text:p>0,763</text:p>
          </table:table-cell>
          <table:table-cell table:style-name="ce6" office:value-type="float" office:value="0.742" calcext:value-type="float">
            <text:p>0,742</text:p>
          </table:table-cell>
          <table:table-cell table:style-name="ce6" office:value-type="float" office:value="0.732" calcext:value-type="float">
            <text:p>0,732</text:p>
          </table:table-cell>
          <table:table-cell table:style-name="ce6" office:value-type="float" office:value="0.718" calcext:value-type="float">
            <text:p>0,718</text:p>
          </table:table-cell>
          <table:table-cell table:style-name="ce6" office:value-type="float" office:value="0.713" calcext:value-type="float">
            <text:p>0,713</text:p>
          </table:table-cell>
          <table:table-cell table:style-name="ce6" office:value-type="float" office:value="0.71" calcext:value-type="float">
            <text:p>0,71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692" calcext:value-type="float">
            <text:p>0,692</text:p>
          </table:table-cell>
          <table:table-cell table:style-name="ce6" office:value-type="float" office:value="0.687" calcext:value-type="float">
            <text:p>0,687</text:p>
          </table:table-cell>
          <table:table-cell table:style-name="ce6" office:value-type="float" office:value="0.681" calcext:value-type="float">
            <text:p>0,681</text:p>
          </table:table-cell>
          <table:table-cell table:style-name="ce6" office:value-type="float" office:value="0.68" calcext:value-type="float">
            <text:p>0,68</text:p>
          </table:table-cell>
          <table:table-cell table:style-name="ce6" office:value-type="float" office:value="0.673" calcext:value-type="float">
            <text:p>0,673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663" calcext:value-type="float">
            <text:p>0,663</text:p>
          </table:table-cell>
          <table:table-cell table:style-name="ce6" office:value-type="float" office:value="0.659" calcext:value-type="float">
            <text:p>0,659</text:p>
          </table:table-cell>
          <table:table-cell table:style-name="ce6" office:value-type="float" office:value="0.661" calcext:value-type="float">
            <text:p>0,661</text:p>
          </table:table-cell>
          <table:table-cell table:style-name="ce6" office:value-type="float" office:value="0.657" calcext:value-type="float">
            <text:p>0,657</text:p>
          </table:table-cell>
          <table:table-cell table:style-name="ce6" office:value-type="float" office:value="0.654" calcext:value-type="float">
            <text:p>0,654</text:p>
          </table:table-cell>
          <table:table-cell table:style-name="ce6" office:value-type="float" office:value="0.653" calcext:value-type="float">
            <text:p>0,653</text:p>
          </table:table-cell>
          <table:table-cell table:style-name="ce6" office:value-type="float" office:value="0.65" calcext:value-type="float">
            <text:p>0,65</text:p>
          </table:table-cell>
          <table:table-cell table:style-name="ce6" office:value-type="float" office:value="0.649" calcext:value-type="float">
            <text:p>0,649</text:p>
          </table:table-cell>
          <table:table-cell table:style-name="ce6" office:value-type="float" office:value="0.646" calcext:value-type="float">
            <text:p>0,646</text:p>
          </table:table-cell>
          <table:table-cell table:style-name="ce6" office:value-type="float" office:value="0.641" calcext:value-type="float">
            <text:p>0,641</text:p>
          </table:table-cell>
          <table:table-cell table:style-name="ce6" office:value-type="float" office:value="0.639" calcext:value-type="float">
            <text:p>0,639</text:p>
          </table:table-cell>
          <table:table-cell table:style-name="ce6" office:value-type="float" office:value="0.635" calcext:value-type="float">
            <text:p>0,635</text:p>
          </table:table-cell>
          <table:table-cell table:style-name="ce6" office:value-type="float" office:value="0.633" calcext:value-type="float">
            <text:p>0,633</text:p>
          </table:table-cell>
        </table:table-row>
        <table:table-row table:style-name="ro1" table:number-rows-repeated="2">
          <table:table-cell table:number-columns-repeated="98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 office:value-type="float" office:value="0.106" calcext:value-type="float">
            <text:p>0,106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0.106" calcext:value-type="float">
            <text:p>0,106</text:p>
          </table:table-cell>
          <table:table-cell table:number-columns-repeated="2" table:style-name="ce7" office:value-type="float" office:value="0.105" calcext:value-type="float">
            <text:p>0,105</text:p>
          </table:table-cell>
          <table:table-cell table:style-name="ce7" office:value-type="float" office:value="0.103" calcext:value-type="float">
            <text:p>0,103</text:p>
          </table:table-cell>
          <table:table-cell table:number-columns-repeated="2" table:style-name="ce7" office:value-type="float" office:value="0.105" calcext:value-type="float">
            <text:p>0,105</text:p>
          </table:table-cell>
          <table:table-cell table:style-name="ce7" office:value-type="float" office:value="0.104" calcext:value-type="float">
            <text:p>0,104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4" calcext:value-type="float">
            <text:p>0,104</text:p>
          </table:table-cell>
          <table:table-cell table:number-columns-repeated="2" table:style-name="ce7" office:value-type="float" office:value="0.103" calcext:value-type="float">
            <text:p>0,103</text:p>
          </table:table-cell>
          <table:table-cell table:number-columns-repeated="2" table:style-name="ce7" office:value-type="float" office:value="0.101" calcext:value-type="float">
            <text:p>0,101</text:p>
          </table:table-cell>
          <table:table-cell table:number-columns-repeated="2" table:style-name="ce7" office:value-type="float" office:value="0.102" calcext:value-type="float">
            <text:p>0,102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2" calcext:value-type="float">
            <text:p>0,102</text:p>
          </table:table-cell>
          <table:table-cell table:number-columns-repeated="2" table:style-name="ce7" office:value-type="float" office:value="0.103" calcext:value-type="float">
            <text:p>0,103</text:p>
          </table:table-cell>
          <table:table-cell table:style-name="ce7" office:value-type="float" office:value="0.1" calcext:value-type="float">
            <text:p>0,1</text:p>
          </table:table-cell>
          <table:table-cell table:number-columns-repeated="5"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103" calcext:value-type="float">
            <text:p>0,103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number-columns-repeated="2" table:style-name="ce7" office:value-type="float" office:value="0.102" calcext:value-type="float">
            <text:p>0,102</text:p>
          </table:table-cell>
          <table:table-cell table:style-name="ce7" office:value-type="float" office:value="0.101" calcext:value-type="float">
            <text:p>0,101</text:p>
          </table:table-cell>
          <table:table-cell table:style-name="ce7" office:value-type="float" office:value="0.102" calcext:value-type="float">
            <text:p>0,102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number-columns-repeated="3"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3"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2"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1" calcext:value-type="float">
            <text:p>0,091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0.093" calcext:value-type="float">
            <text:p>0,093</text:p>
          </table:table-cell>
          <table:table-cell table:style-name="ce7" office:value-type="float" office:value="0.092" calcext:value-type="float">
            <text:p>0,092</text:p>
          </table:table-cell>
          <table:table-cell table:number-columns-repeated="3" table:style-name="ce7" office:value-type="float" office:value="0.093" calcext:value-type="float">
            <text:p>0,093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number-columns-repeated="2"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94" calcext:value-type="float">
            <text:p>0,094</text:p>
          </table:table-cell>
          <table:table-cell table:style-name="ce7" office:value-type="float" office:value="0.096" calcext:value-type="float">
            <text:p>0,096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6" calcext:value-type="float">
            <text:p>0,096</text:p>
          </table:table-cell>
          <table:table-cell table:style-name="ce7" office:value-type="float" office:value="0.097" calcext:value-type="float">
            <text:p>0,097</text:p>
          </table:table-cell>
          <table:table-cell table:style-name="ce7" office:value-type="float" office:value="0.096" calcext:value-type="float">
            <text:p>0,096</text:p>
          </table:table-cell>
          <table:table-cell table:number-columns-repeated="2" table:style-name="ce7" office:value-type="float" office:value="0.095" calcext:value-type="float">
            <text:p>0,095</text:p>
          </table:table-cell>
          <table:table-cell table:style-name="ce7" office:value-type="float" office:value="0.098" calcext:value-type="float">
            <text:p>0,098</text:p>
          </table:table-cell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8" office:value-type="float" office:value="0.127" calcext:value-type="float">
            <text:p>0,127</text:p>
          </table:table-cell>
          <table:table-cell table:number-columns-repeated="2" table:style-name="ce8" office:value-type="float" office:value="0.125" calcext:value-type="float">
            <text:p>0,125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2" calcext:value-type="float">
            <text:p>0,122</text:p>
          </table:table-cell>
          <table:table-cell table:number-columns-repeated="2" table:style-name="ce8" office:value-type="float" office:value="0.121" calcext:value-type="float">
            <text:p>0,121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" calcext:value-type="float">
            <text:p>0,12</text:p>
          </table:table-cell>
          <table:table-cell table:number-columns-repeated="2"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9" calcext:value-type="float">
            <text:p>0,119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style-name="ce8" office:value-type="float" office:value="0.119" calcext:value-type="float">
            <text:p>0,119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style-name="ce8" office:value-type="float" office:value="0.117" calcext:value-type="float">
            <text:p>0,117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3"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4"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number-columns-repeated="4"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1" calcext:value-type="float">
            <text:p>0,121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19" calcext:value-type="float">
            <text:p>0,119</text:p>
          </table:table-cell>
          <table:table-cell table:style-name="ce8" office:value-type="float" office:value="0.12" calcext:value-type="float">
            <text:p>0,12</text:p>
          </table:table-cell>
          <table:table-cell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7" calcext:value-type="float">
            <text:p>0,117</text:p>
          </table:table-cell>
          <table:table-cell table:number-columns-repeated="2" table:style-name="ce8" office:value-type="float" office:value="0.118" calcext:value-type="float">
            <text:p>0,118</text:p>
          </table:table-cell>
          <table:table-cell table:number-columns-repeated="2"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2" table:style-name="ce8" office:value-type="float" office:value="0.116" calcext:value-type="float">
            <text:p>0,116</text:p>
          </table:table-cell>
          <table:table-cell table:number-columns-repeated="2"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number-columns-repeated="2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2" calcext:value-type="float">
            <text:p>0,112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4" table:style-name="ce8" office:value-type="float" office:value="0.112" calcext:value-type="float">
            <text:p>0,112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09" calcext:value-type="float">
            <text:p>0,109</text:p>
          </table:table-cell>
          <table:table-cell table:number-columns-repeated="4" table:style-name="ce8" office:value-type="float" office:value="0.11" calcext:value-type="float">
            <text:p>0,11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5" calcext:value-type="float">
            <text:p>0,105</text:p>
          </table:table-cell>
          <table:table-cell table:number-columns-repeated="3" table:style-name="ce8" office:value-type="float" office:value="0.107" calcext:value-type="float">
            <text:p>0,107</text:p>
          </table:table-cell>
          <table:table-cell table:style-name="ce8" office:value-type="float" office:value="0.106" calcext:value-type="float">
            <text:p>0,106</text:p>
          </table:table-cell>
          <table:table-cell table:style-name="ce8" office:value-type="float" office:value="0.107" calcext:value-type="float">
            <text:p>0,107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</table:table-row>
        <table:table-row table:style-name="ro1">
          <table:table-cell table:style-name="ce8" office:value-type="string" calcext:value-type="string">
            <text:p>D4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24" calcext:value-type="float">
            <text:p>0,124</text:p>
          </table:table-cell>
          <table:table-cell table:style-name="ce8" office:value-type="float" office:value="0.123" calcext:value-type="float">
            <text:p>0,123</text:p>
          </table:table-cell>
          <table:table-cell table:style-name="ce8" office:value-type="float" office:value="0.121" calcext:value-type="float">
            <text:p>0,121</text:p>
          </table:table-cell>
          <table:table-cell table:number-columns-repeated="3" table:style-name="ce8" office:value-type="float" office:value="0.119" calcext:value-type="float">
            <text:p>0,119</text:p>
          </table:table-cell>
          <table:table-cell table:style-name="ce8" office:value-type="float" office:value="0.117" calcext:value-type="float">
            <text:p>0,117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8" calcext:value-type="float">
            <text:p>0,118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3" table:style-name="ce8" office:value-type="float" office:value="0.116" calcext:value-type="float">
            <text:p>0,116</text:p>
          </table:table-cell>
          <table:table-cell table:style-name="ce8" office:value-type="float" office:value="0.115" calcext:value-type="float">
            <text:p>0,115</text:p>
          </table:table-cell>
          <table:table-cell table:style-name="ce8" office:value-type="float" office:value="0.116" calcext:value-type="float">
            <text:p>0,116</text:p>
          </table:table-cell>
          <table:table-cell table:style-name="ce8" office:value-type="float" office:value="0.117" calcext:value-type="float">
            <text:p>0,117</text:p>
          </table:table-cell>
          <table:table-cell table:number-columns-repeated="5" table:style-name="ce8" office:value-type="float" office:value="0.115" calcext:value-type="float">
            <text:p>0,115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4"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4" table:style-name="ce8" office:value-type="float" office:value="0.114" calcext:value-type="float">
            <text:p>0,114</text:p>
          </table:table-cell>
          <table:table-cell table:number-columns-repeated="2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number-columns-repeated="4"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2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5" calcext:value-type="float">
            <text:p>0,115</text:p>
          </table:table-cell>
          <table:table-cell table:number-columns-repeated="5"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4" calcext:value-type="float">
            <text:p>0,114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3" calcext:value-type="float">
            <text:p>0,113</text:p>
          </table:table-cell>
          <table:table-cell table:style-name="ce8" office:value-type="float" office:value="0.112" calcext:value-type="float">
            <text:p>0,11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113" calcext:value-type="float">
            <text:p>0,113</text:p>
          </table:table-cell>
          <table:table-cell table:number-columns-repeated="3" table:style-name="ce8" office:value-type="float" office:value="0.112" calcext:value-type="float">
            <text:p>0,112</text:p>
          </table:table-cell>
          <table:table-cell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number-columns-repeated="3" table:style-name="ce8" office:value-type="float" office:value="0.111" calcext:value-type="float">
            <text:p>0,111</text:p>
          </table:table-cell>
          <table:table-cell table:style-name="ce8" office:value-type="float" office:value="0.11" calcext:value-type="float">
            <text:p>0,11</text:p>
          </table:table-cell>
          <table:table-cell table:number-columns-repeated="2" table:style-name="ce8" office:value-type="float" office:value="0.109" calcext:value-type="float">
            <text:p>0,109</text:p>
          </table:table-cell>
          <table:table-cell table:style-name="ce8" office:value-type="float" office:value="0.111" calcext:value-type="float">
            <text:p>0,111</text:p>
          </table:table-cell>
          <table:table-cell table:number-columns-repeated="2" table:style-name="ce8" office:value-type="float" office:value="0.11" calcext:value-type="float">
            <text:p>0,11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style-name="ce8" office:value-type="float" office:value="0.107" calcext:value-type="float">
            <text:p>0,107</text:p>
          </table:table-cell>
          <table:table-cell table:style-name="ce8" office:value-type="float" office:value="0.109" calcext:value-type="float">
            <text:p>0,109</text:p>
          </table:table-cell>
          <table:table-cell table:style-name="ce8" office:value-type="float" office:value="0.108" calcext:value-type="float">
            <text:p>0,108</text:p>
          </table:table-cell>
          <table:table-cell table:number-columns-repeated="3" table:style-name="ce8" office:value-type="float" office:value="0.109" calcext:value-type="float">
            <text:p>0,109</text:p>
          </table:table-cell>
          <table:table-cell table:number-columns-repeated="2" table:style-name="ce8" office:value-type="float" office:value="0.111" calcext:value-type="float">
            <text:p>0,111</text:p>
          </table:table-cell>
          <table:table-cell table:style-name="ce8" office:value-type="float" office:value="0.112" calcext:value-type="float">
            <text:p>0,112</text:p>
          </table:table-cell>
          <table:table-cell table:number-columns-repeated="3" table:style-name="ce8" office:value-type="float" office:value="0.115" calcext:value-type="float">
            <text:p>0,115</text:p>
          </table:table-cell>
        </table:table-row>
        <table:table-row table:style-name="ro1">
          <table:table-cell table:style-name="ce9" office:value-type="string" calcext:value-type="string">
            <text:p>D5</text:p>
          </table:table-cell>
          <table:table-cell table:style-name="ce9" office:value-type="float" office:value="0.115" calcext:value-type="float">
            <text:p>0,115</text:p>
          </table:table-cell>
          <table:table-cell table:style-name="ce9" office:value-type="float" office:value="0.112" calcext:value-type="float">
            <text:p>0,112</text:p>
          </table:table-cell>
          <table:table-cell table:style-name="ce9" office:value-type="float" office:value="0.114" calcext:value-type="float">
            <text:p>0,114</text:p>
          </table:table-cell>
          <table:table-cell table:number-columns-repeated="2" table:style-name="ce9" office:value-type="float" office:value="0.112" calcext:value-type="float">
            <text:p>0,112</text:p>
          </table:table-cell>
          <table:table-cell table:number-columns-repeated="2"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number-columns-repeated="3" table:style-name="ce9" office:value-type="float" office:value="0.111" calcext:value-type="float">
            <text:p>0,111</text:p>
          </table:table-cell>
          <table:table-cell table:style-name="ce9" office:value-type="float" office:value="0.112" calcext:value-type="float">
            <text:p>0,112</text:p>
          </table:table-cell>
          <table:table-cell table:style-name="ce9" office:value-type="float" office:value="0.113" calcext:value-type="float">
            <text:p>0,113</text:p>
          </table:table-cell>
          <table:table-cell table:number-columns-repeated="2" table:style-name="ce9" office:value-type="float" office:value="0.114" calcext:value-type="float">
            <text:p>0,114</text:p>
          </table:table-cell>
          <table:table-cell table:style-name="ce9" office:value-type="float" office:value="0.116" calcext:value-type="float">
            <text:p>0,116</text:p>
          </table:table-cell>
          <table:table-cell table:style-name="ce9" office:value-type="float" office:value="0.117" calcext:value-type="float">
            <text:p>0,117</text:p>
          </table:table-cell>
          <table:table-cell table:style-name="ce9" office:value-type="float" office:value="0.121" calcext:value-type="float">
            <text:p>0,121</text:p>
          </table:table-cell>
          <table:table-cell table:style-name="ce9" office:value-type="float" office:value="0.127" calcext:value-type="float">
            <text:p>0,127</text:p>
          </table:table-cell>
          <table:table-cell table:style-name="ce9" office:value-type="float" office:value="0.133" calcext:value-type="float">
            <text:p>0,13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58" calcext:value-type="float">
            <text:p>0,15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1" calcext:value-type="float">
            <text:p>0,191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212" calcext:value-type="float">
            <text:p>0,21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48" calcext:value-type="float">
            <text:p>0,248</text:p>
          </table:table-cell>
          <table:table-cell table:style-name="ce9" office:value-type="float" office:value="0.271" calcext:value-type="float">
            <text:p>0,271</text:p>
          </table:table-cell>
          <table:table-cell table:style-name="ce9" office:value-type="float" office:value="0.295" calcext:value-type="float">
            <text:p>0,295</text:p>
          </table:table-cell>
          <table:table-cell table:style-name="ce9" office:value-type="float" office:value="0.319" calcext:value-type="float">
            <text:p>0,319</text:p>
          </table:table-cell>
          <table:table-cell table:style-name="ce9" office:value-type="float" office:value="0.347" calcext:value-type="float">
            <text:p>0,347</text:p>
          </table:table-cell>
          <table:table-cell table:style-name="ce9" office:value-type="float" office:value="0.375" calcext:value-type="float">
            <text:p>0,375</text:p>
          </table:table-cell>
          <table:table-cell table:style-name="ce9" office:value-type="float" office:value="0.417" calcext:value-type="float">
            <text:p>0,417</text:p>
          </table:table-cell>
          <table:table-cell table:style-name="ce9" office:value-type="float" office:value="0.461" calcext:value-type="float">
            <text:p>0,461</text:p>
          </table:table-cell>
          <table:table-cell table:style-name="ce9" office:value-type="float" office:value="0.501" calcext:value-type="float">
            <text:p>0,50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78" calcext:value-type="float">
            <text:p>0,578</text:p>
          </table:table-cell>
          <table:table-cell table:style-name="ce9" office:value-type="float" office:value="0.613" calcext:value-type="float">
            <text:p>0,613</text:p>
          </table:table-cell>
          <table:table-cell table:style-name="ce9" office:value-type="float" office:value="0.651" calcext:value-type="float">
            <text:p>0,651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44" calcext:value-type="float">
            <text:p>0,74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07" calcext:value-type="float">
            <text:p>0,807</text:p>
          </table:table-cell>
          <table:table-cell table:style-name="ce9" office:value-type="float" office:value="0.841" calcext:value-type="float">
            <text:p>0,841</text:p>
          </table:table-cell>
          <table:table-cell table:style-name="ce9" office:value-type="float" office:value="0.878" calcext:value-type="float">
            <text:p>0,878</text:p>
          </table:table-cell>
          <table:table-cell table:style-name="ce9" office:value-type="float" office:value="0.888" calcext:value-type="float">
            <text:p>0,888</text:p>
          </table:table-cell>
          <table:table-cell table:style-name="ce9" office:value-type="float" office:value="0.902" calcext:value-type="float">
            <text:p>0,902</text:p>
          </table:table-cell>
          <table:table-cell table:style-name="ce9" office:value-type="float" office:value="0.887" calcext:value-type="float">
            <text:p>0,887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58" calcext:value-type="float">
            <text:p>0,858</text:p>
          </table:table-cell>
          <table:table-cell table:style-name="ce9" office:value-type="float" office:value="0.798" calcext:value-type="float">
            <text:p>0,798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71" calcext:value-type="float">
            <text:p>0,871</text:p>
          </table:table-cell>
          <table:table-cell table:style-name="ce9" office:value-type="float" office:value="0.875" calcext:value-type="float">
            <text:p>0,875</text:p>
          </table:table-cell>
          <table:table-cell table:style-name="ce9" office:value-type="float" office:value="0.887" calcext:value-type="float">
            <text:p>0,887</text:p>
          </table:table-cell>
          <table:table-cell table:style-name="ce9" office:value-type="float" office:value="0.879" calcext:value-type="float">
            <text:p>0,879</text:p>
          </table:table-cell>
          <table:table-cell table:style-name="ce9" office:value-type="float" office:value="0.863" calcext:value-type="float">
            <text:p>0,863</text:p>
          </table:table-cell>
          <table:table-cell table:style-name="ce9" office:value-type="float" office:value="0.851" calcext:value-type="float">
            <text:p>0,851</text:p>
          </table:table-cell>
          <table:table-cell table:style-name="ce9" office:value-type="float" office:value="0.832" calcext:value-type="float">
            <text:p>0,832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11" calcext:value-type="float">
            <text:p>0,811</text:p>
          </table:table-cell>
          <table:table-cell table:style-name="ce9" office:value-type="float" office:value="0.793" calcext:value-type="float">
            <text:p>0,793</text:p>
          </table:table-cell>
          <table:table-cell table:style-name="ce9" office:value-type="float" office:value="0.776" calcext:value-type="float">
            <text:p>0,776</text:p>
          </table:table-cell>
          <table:table-cell table:style-name="ce9" office:value-type="float" office:value="0.766" calcext:value-type="float">
            <text:p>0,766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48" calcext:value-type="float">
            <text:p>0,748</text:p>
          </table:table-cell>
          <table:table-cell table:style-name="ce9" office:value-type="float" office:value="0.74" calcext:value-type="float">
            <text:p>0,74</text:p>
          </table:table-cell>
          <table:table-cell table:number-columns-repeated="2" table:style-name="ce9" office:value-type="float" office:value="0.731" calcext:value-type="float">
            <text:p>0,73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5" calcext:value-type="float">
            <text:p>0,715</text:p>
          </table:table-cell>
          <table:table-cell table:style-name="ce9" office:value-type="float" office:value="0.713" calcext:value-type="float">
            <text:p>0,713</text:p>
          </table:table-cell>
          <table:table-cell table:style-name="ce9" office:value-type="float" office:value="0.708" calcext:value-type="float">
            <text:p>0,708</text:p>
          </table:table-cell>
          <table:table-cell table:style-name="ce9" office:value-type="float" office:value="0.706" calcext:value-type="float">
            <text:p>0,706</text:p>
          </table:table-cell>
          <table:table-cell table:style-name="ce9" office:value-type="float" office:value="0.703" calcext:value-type="float">
            <text:p>0,703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693" calcext:value-type="float">
            <text:p>0,693</text:p>
          </table:table-cell>
          <table:table-cell table:style-name="ce9" office:value-type="float" office:value="0.691" calcext:value-type="float">
            <text:p>0,691</text:p>
          </table:table-cell>
          <table:table-cell table:style-name="ce9" office:value-type="float" office:value="0.692" calcext:value-type="float">
            <text:p>0,692</text:p>
          </table:table-cell>
          <table:table-cell table:style-name="ce9" office:value-type="float" office:value="0.689" calcext:value-type="float">
            <text:p>0,689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686" calcext:value-type="float">
            <text:p>0,686</text:p>
          </table:table-cell>
          <table:table-cell table:style-name="ce9" office:value-type="float" office:value="0.683" calcext:value-type="float">
            <text:p>0,683</text:p>
          </table:table-cell>
          <table:table-cell table:number-columns-repeated="2" table:style-name="ce9" office:value-type="float" office:value="0.681" calcext:value-type="float">
            <text:p>0,681</text:p>
          </table:table-cell>
          <table:table-cell table:style-name="ce9" office:value-type="float" office:value="0.677" calcext:value-type="float">
            <text:p>0,677</text:p>
          </table:table-cell>
          <table:table-cell table:style-name="ce9" office:value-type="float" office:value="0.674" calcext:value-type="float">
            <text:p>0,674</text:p>
          </table:table-cell>
          <table:table-cell table:style-name="ce9" office:value-type="float" office:value="0.672" calcext:value-type="float">
            <text:p>0,672</text:p>
          </table:table-cell>
          <table:table-cell table:style-name="ce9" office:value-type="float" office:value="0.671" calcext:value-type="float">
            <text:p>0,671</text:p>
          </table:table-cell>
        </table:table-row>
        <table:table-row table:style-name="ro1">
          <table:table-cell table:style-name="ce9" office:value-type="string" calcext:value-type="string">
            <text:p>D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8" calcext:value-type="float">
            <text:p>0,128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7" calcext:value-type="float">
            <text:p>0,127</text:p>
          </table:table-cell>
          <table:table-cell table:number-columns-repeated="3" table:style-name="ce9" office:value-type="float" office:value="0.124" calcext:value-type="float">
            <text:p>0,124</text:p>
          </table:table-cell>
          <table:table-cell table:number-columns-repeated="3" table:style-name="ce9" office:value-type="float" office:value="0.123" calcext:value-type="float">
            <text:p>0,123</text:p>
          </table:table-cell>
          <table:table-cell table:style-name="ce9" office:value-type="float" office:value="0.124" calcext:value-type="float">
            <text:p>0,124</text:p>
          </table:table-cell>
          <table:table-cell table:style-name="ce9" office:value-type="float" office:value="0.122" calcext:value-type="float">
            <text:p>0,122</text:p>
          </table:table-cell>
          <table:table-cell table:number-columns-repeated="2" table:style-name="ce9" office:value-type="float" office:value="0.121" calcext:value-type="float">
            <text:p>0,12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2" calcext:value-type="float">
            <text:p>0,122</text:p>
          </table:table-cell>
          <table:table-cell table:style-name="ce9" office:value-type="float" office:value="0.125" calcext:value-type="float">
            <text:p>0,125</text:p>
          </table:table-cell>
          <table:table-cell table:style-name="ce9" office:value-type="float" office:value="0.127" calcext:value-type="float">
            <text:p>0,127</text:p>
          </table:table-cell>
          <table:table-cell table:style-name="ce9" office:value-type="float" office:value="0.131" calcext:value-type="float">
            <text:p>0,131</text:p>
          </table:table-cell>
          <table:table-cell table:style-name="ce9" office:value-type="float" office:value="0.136" calcext:value-type="float">
            <text:p>0,136</text:p>
          </table:table-cell>
          <table:table-cell table:style-name="ce9" office:value-type="float" office:value="0.142" calcext:value-type="float">
            <text:p>0,142</text:p>
          </table:table-cell>
          <table:table-cell table:style-name="ce9" office:value-type="float" office:value="0.152" calcext:value-type="float">
            <text:p>0,152</text:p>
          </table:table-cell>
          <table:table-cell table:style-name="ce9" office:value-type="float" office:value="0.165" calcext:value-type="float">
            <text:p>0,165</text:p>
          </table:table-cell>
          <table:table-cell table:style-name="ce9" office:value-type="float" office:value="0.176" calcext:value-type="float">
            <text:p>0,176</text:p>
          </table:table-cell>
          <table:table-cell table:style-name="ce9" office:value-type="float" office:value="0.197" calcext:value-type="float">
            <text:p>0,197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0.214" calcext:value-type="float">
            <text:p>0,214</text:p>
          </table:table-cell>
          <table:table-cell table:style-name="ce9" office:value-type="float" office:value="0.232" calcext:value-type="float">
            <text:p>0,232</text:p>
          </table:table-cell>
          <table:table-cell table:style-name="ce9" office:value-type="float" office:value="0.249" calcext:value-type="float">
            <text:p>0,249</text:p>
          </table:table-cell>
          <table:table-cell table:style-name="ce9" office:value-type="float" office:value="0.264" calcext:value-type="float">
            <text:p>0,264</text:p>
          </table:table-cell>
          <table:table-cell table:style-name="ce9" office:value-type="float" office:value="0.285" calcext:value-type="float">
            <text:p>0,285</text:p>
          </table:table-cell>
          <table:table-cell table:style-name="ce9" office:value-type="float" office:value="0.309" calcext:value-type="float">
            <text:p>0,309</text:p>
          </table:table-cell>
          <table:table-cell table:style-name="ce9" office:value-type="float" office:value="0.333" calcext:value-type="float">
            <text:p>0,333</text:p>
          </table:table-cell>
          <table:table-cell table:style-name="ce9" office:value-type="float" office:value="0.357" calcext:value-type="float">
            <text:p>0,357</text:p>
          </table:table-cell>
          <table:table-cell table:style-name="ce9" office:value-type="float" office:value="0.384" calcext:value-type="float">
            <text:p>0,384</text:p>
          </table:table-cell>
          <table:table-cell table:style-name="ce9" office:value-type="float" office:value="0.416" calcext:value-type="float">
            <text:p>0,416</text:p>
          </table:table-cell>
          <table:table-cell table:style-name="ce9" office:value-type="float" office:value="0.444" calcext:value-type="float">
            <text:p>0,444</text:p>
          </table:table-cell>
          <table:table-cell table:style-name="ce9" office:value-type="float" office:value="0.485" calcext:value-type="float">
            <text:p>0,485</text:p>
          </table:table-cell>
          <table:table-cell table:style-name="ce9" office:value-type="float" office:value="0.534" calcext:value-type="float">
            <text:p>0,534</text:p>
          </table:table-cell>
          <table:table-cell table:style-name="ce9" office:value-type="float" office:value="0.576" calcext:value-type="float">
            <text:p>0,576</text:p>
          </table:table-cell>
          <table:table-cell table:style-name="ce9" office:value-type="float" office:value="0.607" calcext:value-type="float">
            <text:p>0,607</text:p>
          </table:table-cell>
          <table:table-cell table:style-name="ce9" office:value-type="float" office:value="0.636" calcext:value-type="float">
            <text:p>0,636</text:p>
          </table:table-cell>
          <table:table-cell table:style-name="ce9" office:value-type="float" office:value="0.663" calcext:value-type="float">
            <text:p>0,663</text:p>
          </table:table-cell>
          <table:table-cell table:style-name="ce9" office:value-type="float" office:value="0.688" calcext:value-type="float">
            <text:p>0,688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38" calcext:value-type="float">
            <text:p>0,738</text:p>
          </table:table-cell>
          <table:table-cell table:style-name="ce9" office:value-type="float" office:value="0.767" calcext:value-type="float">
            <text:p>0,767</text:p>
          </table:table-cell>
          <table:table-cell table:style-name="ce9" office:value-type="float" office:value="0.792" calcext:value-type="float">
            <text:p>0,792</text:p>
          </table:table-cell>
          <table:table-cell table:style-name="ce9" office:value-type="float" office:value="0.814" calcext:value-type="float">
            <text:p>0,814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98" calcext:value-type="float">
            <text:p>0,898</text:p>
          </table:table-cell>
          <table:table-cell table:style-name="ce9" office:value-type="float" office:value="0.926" calcext:value-type="float">
            <text:p>0,926</text:p>
          </table:table-cell>
          <table:table-cell table:style-name="ce9" office:value-type="float" office:value="0.959" calcext:value-type="float">
            <text:p>0,959</text:p>
          </table:table-cell>
          <table:table-cell table:style-name="ce9" office:value-type="float" office:value="0.948" calcext:value-type="float">
            <text:p>0,948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07" calcext:value-type="float">
            <text:p>0,907</text:p>
          </table:table-cell>
          <table:table-cell table:style-name="ce9" office:value-type="float" office:value="0.896" calcext:value-type="float">
            <text:p>0,896</text:p>
          </table:table-cell>
          <table:table-cell table:style-name="ce9" office:value-type="float" office:value="0.916" calcext:value-type="float">
            <text:p>0,916</text:p>
          </table:table-cell>
          <table:table-cell table:style-name="ce9" office:value-type="float" office:value="0.921" calcext:value-type="float">
            <text:p>0,921</text:p>
          </table:table-cell>
          <table:table-cell table:style-name="ce9" office:value-type="float" office:value="0.895" calcext:value-type="float">
            <text:p>0,895</text:p>
          </table:table-cell>
          <table:table-cell table:style-name="ce9" office:value-type="float" office:value="0.889" calcext:value-type="float">
            <text:p>0,889</text:p>
          </table:table-cell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0.883" calcext:value-type="float">
            <text:p>0,883</text:p>
          </table:table-cell>
          <table:table-cell table:style-name="ce9" office:value-type="float" office:value="0.872" calcext:value-type="float">
            <text:p>0,872</text:p>
          </table:table-cell>
          <table:table-cell table:style-name="ce9" office:value-type="float" office:value="0.876" calcext:value-type="float">
            <text:p>0,876</text:p>
          </table:table-cell>
          <table:table-cell table:style-name="ce9" office:value-type="float" office:value="0.879" calcext:value-type="float">
            <text:p>0,879</text:p>
          </table:table-cell>
          <table:table-cell table:style-name="ce9" office:value-type="float" office:value="0.861" calcext:value-type="float">
            <text:p>0,861</text:p>
          </table:table-cell>
          <table:table-cell table:style-name="ce9" office:value-type="float" office:value="0.849" calcext:value-type="float">
            <text:p>0,849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14" calcext:value-type="float">
            <text:p>0,814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0.788" calcext:value-type="float">
            <text:p>0,788</text:p>
          </table:table-cell>
          <table:table-cell table:style-name="ce9" office:value-type="float" office:value="0.777" calcext:value-type="float">
            <text:p>0,777</text:p>
          </table:table-cell>
          <table:table-cell table:style-name="ce9" office:value-type="float" office:value="0.772" calcext:value-type="float">
            <text:p>0,772</text:p>
          </table:table-cell>
          <table:table-cell table:style-name="ce9" office:value-type="float" office:value="0.767" calcext:value-type="float">
            <text:p>0,76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53" calcext:value-type="float">
            <text:p>0,753</text:p>
          </table:table-cell>
          <table:table-cell table:style-name="ce9" office:value-type="float" office:value="0.747" calcext:value-type="float">
            <text:p>0,747</text:p>
          </table:table-cell>
          <table:table-cell table:style-name="ce9" office:value-type="float" office:value="0.746" calcext:value-type="float">
            <text:p>0,746</text:p>
          </table:table-cell>
          <table:table-cell table:style-name="ce9" office:value-type="float" office:value="0.742" calcext:value-type="float">
            <text:p>0,74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35" calcext:value-type="float">
            <text:p>0,735</text:p>
          </table:table-cell>
          <table:table-cell table:style-name="ce9" office:value-type="float" office:value="0.732" calcext:value-type="float">
            <text:p>0,732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31" calcext:value-type="float">
            <text:p>0,731</text:p>
          </table:table-cell>
          <table:table-cell table:style-name="ce9" office:value-type="float" office:value="0.729" calcext:value-type="float">
            <text:p>0,729</text:p>
          </table:table-cell>
          <table:table-cell table:style-name="ce9" office:value-type="float" office:value="0.727" calcext:value-type="float">
            <text:p>0,727</text:p>
          </table:table-cell>
          <table:table-cell table:style-name="ce9" office:value-type="float" office:value="0.725" calcext:value-type="float">
            <text:p>0,725</text:p>
          </table:table-cell>
          <table:table-cell table:style-name="ce9" office:value-type="float" office:value="0.726" calcext:value-type="float">
            <text:p>0,726</text:p>
          </table:table-cell>
          <table:table-cell table:style-name="ce9" office:value-type="float" office:value="0.723" calcext:value-type="float">
            <text:p>0,723</text:p>
          </table:table-cell>
          <table:table-cell table:number-columns-repeated="2" table:style-name="ce9" office:value-type="float" office:value="0.719" calcext:value-type="float">
            <text:p>0,719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17" calcext:value-type="float">
            <text:p>0,717</text:p>
          </table:table-cell>
        </table:table-row>
        <table:table-row table:style-name="ro1">
          <table:table-cell table:style-name="ce9" office:value-type="string" calcext:value-type="string">
            <text:p>D7</text:p>
          </table:table-cell>
          <table:table-cell table:style-name="ce9" office:value-type="float" office:value="0.128" calcext:value-type="float">
            <text:p>0,128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6" calcext:value-type="float">
            <text:p>0,126</text:p>
          </table:table-cell>
          <table:table-cell table:number-columns-repeated="2" table:style-name="ce9" office:value-type="float" office:value="0.125" calcext:value-type="float">
            <text:p>0,125</text:p>
          </table:table-cell>
          <table:table-cell table:style-name="ce9" office:value-type="float" office:value="0.122" calcext:value-type="float">
            <text:p>0,122</text:p>
          </table:table-cell>
          <table:table-cell table:style-name="ce9" office:value-type="float" office:value="0.124" calcext:value-type="float">
            <text:p>0,124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1" calcext:value-type="float">
            <text:p>0,12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9" calcext:value-type="float">
            <text:p>0,11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7" calcext:value-type="float">
            <text:p>0,1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21" calcext:value-type="float">
            <text:p>0,121</text:p>
          </table:table-cell>
          <table:table-cell table:style-name="ce9" office:value-type="float" office:value="0.123" calcext:value-type="float">
            <text:p>0,123</text:p>
          </table:table-cell>
          <table:table-cell table:style-name="ce9" office:value-type="float" office:value="0.126" calcext:value-type="float">
            <text:p>0,126</text:p>
          </table:table-cell>
          <table:table-cell table:style-name="ce9" office:value-type="float" office:value="0.129" calcext:value-type="float">
            <text:p>0,129</text:p>
          </table:table-cell>
          <table:table-cell table:style-name="ce9" office:value-type="float" office:value="0.133" calcext:value-type="float">
            <text:p>0,133</text:p>
          </table:table-cell>
          <table:table-cell table:style-name="ce9" office:value-type="float" office:value="0.138" calcext:value-type="float">
            <text:p>0,138</text:p>
          </table:table-cell>
          <table:table-cell table:style-name="ce9" office:value-type="float" office:value="0.146" calcext:value-type="float">
            <text:p>0,146</text:p>
          </table:table-cell>
          <table:table-cell table:style-name="ce9" office:value-type="float" office:value="0.156" calcext:value-type="float">
            <text:p>0,156</text:p>
          </table:table-cell>
          <table:table-cell table:style-name="ce9" office:value-type="float" office:value="0.165" calcext:value-type="float">
            <text:p>0,165</text:p>
          </table:table-cell>
          <table:table-cell table:style-name="ce9" office:value-type="float" office:value="0.179" calcext:value-type="float">
            <text:p>0,179</text:p>
          </table:table-cell>
          <table:table-cell table:style-name="ce9" office:value-type="float" office:value="0.195" calcext:value-type="float">
            <text:p>0,195</text:p>
          </table:table-cell>
          <table:table-cell table:style-name="ce9" office:value-type="float" office:value="0.205" calcext:value-type="float">
            <text:p>0,205</text:p>
          </table:table-cell>
          <table:table-cell table:style-name="ce9" office:value-type="float" office:value="0.219" calcext:value-type="float">
            <text:p>0,219</text:p>
          </table:table-cell>
          <table:table-cell table:style-name="ce9" office:value-type="float" office:value="0.237" calcext:value-type="float">
            <text:p>0,237</text:p>
          </table:table-cell>
          <table:table-cell table:style-name="ce9" office:value-type="float" office:value="0.255" calcext:value-type="float">
            <text:p>0,255</text:p>
          </table:table-cell>
          <table:table-cell table:style-name="ce9" office:value-type="float" office:value="0.275" calcext:value-type="float">
            <text:p>0,275</text:p>
          </table:table-cell>
          <table:table-cell table:style-name="ce9" office:value-type="float" office:value="0.299" calcext:value-type="float">
            <text:p>0,299</text:p>
          </table:table-cell>
          <table:table-cell table:style-name="ce9" office:value-type="float" office:value="0.323" calcext:value-type="float">
            <text:p>0,323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0.379" calcext:value-type="float">
            <text:p>0,379</text:p>
          </table:table-cell>
          <table:table-cell table:style-name="ce9" office:value-type="float" office:value="0.411" calcext:value-type="float">
            <text:p>0,411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82" calcext:value-type="float">
            <text:p>0,482</text:p>
          </table:table-cell>
          <table:table-cell table:style-name="ce9" office:value-type="float" office:value="0.536" calcext:value-type="float">
            <text:p>0,536</text:p>
          </table:table-cell>
          <table:table-cell table:style-name="ce9" office:value-type="float" office:value="0.584" calcext:value-type="float">
            <text:p>0,584</text:p>
          </table:table-cell>
          <table:table-cell table:style-name="ce9" office:value-type="float" office:value="0.593" calcext:value-type="float">
            <text:p>0,593</text:p>
          </table:table-cell>
          <table:table-cell table:style-name="ce9" office:value-type="float" office:value="0.638" calcext:value-type="float">
            <text:p>0,638</text:p>
          </table:table-cell>
          <table:table-cell table:style-name="ce9" office:value-type="float" office:value="0.675" calcext:value-type="float">
            <text:p>0,675</text:p>
          </table:table-cell>
          <table:table-cell table:style-name="ce9" office:value-type="float" office:value="0.709" calcext:value-type="float">
            <text:p>0,709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57" calcext:value-type="float">
            <text:p>0,757</text:p>
          </table:table-cell>
          <table:table-cell table:style-name="ce9" office:value-type="float" office:value="0.783" calcext:value-type="float">
            <text:p>0,783</text:p>
          </table:table-cell>
          <table:table-cell table:style-name="ce9" office:value-type="float" office:value="0.804" calcext:value-type="float">
            <text:p>0,804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71" calcext:value-type="float">
            <text:p>0,871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92" calcext:value-type="float">
            <text:p>0,892</text:p>
          </table:table-cell>
          <table:table-cell table:style-name="ce9" office:value-type="float" office:value="0.899" calcext:value-type="float">
            <text:p>0,899</text:p>
          </table:table-cell>
          <table:table-cell table:style-name="ce9" office:value-type="float" office:value="0.898" calcext:value-type="float">
            <text:p>0,898</text:p>
          </table:table-cell>
          <table:table-cell table:style-name="ce9" office:value-type="float" office:value="0.896" calcext:value-type="float">
            <text:p>0,896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office:value-type="float" office:value="0.861" calcext:value-type="float">
            <text:p>0,861</text:p>
          </table:table-cell>
          <table:table-cell table:style-name="ce9" office:value-type="float" office:value="0.872" calcext:value-type="float">
            <text:p>0,872</text:p>
          </table:table-cell>
          <table:table-cell table:style-name="ce9" office:value-type="float" office:value="0.895" calcext:value-type="float">
            <text:p>0,895</text:p>
          </table:table-cell>
          <table:table-cell table:style-name="ce9" office:value-type="float" office:value="0.881" calcext:value-type="float">
            <text:p>0,881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46" calcext:value-type="float">
            <text:p>0,846</text:p>
          </table:table-cell>
          <table:table-cell table:style-name="ce9" office:value-type="float" office:value="0.834" calcext:value-type="float">
            <text:p>0,834</text:p>
          </table:table-cell>
          <table:table-cell table:style-name="ce9" office:value-type="float" office:value="0.817" calcext:value-type="float">
            <text:p>0,817</text:p>
          </table:table-cell>
          <table:table-cell table:style-name="ce9" office:value-type="float" office:value="0.792" calcext:value-type="float">
            <text:p>0,792</text:p>
          </table:table-cell>
          <table:table-cell table:style-name="ce9" office:value-type="float" office:value="0.785" calcext:value-type="float">
            <text:p>0,785</text:p>
          </table:table-cell>
          <table:table-cell table:style-name="ce9" office:value-type="float" office:value="0.779" calcext:value-type="float">
            <text:p>0,779</text:p>
          </table:table-cell>
          <table:table-cell table:style-name="ce9" office:value-type="float" office:value="0.768" calcext:value-type="float">
            <text:p>0,76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54" calcext:value-type="float">
            <text:p>0,754</text:p>
          </table:table-cell>
          <table:table-cell table:style-name="ce9" office:value-type="float" office:value="0.748" calcext:value-type="float">
            <text:p>0,748</text:p>
          </table:table-cell>
          <table:table-cell table:style-name="ce9" office:value-type="float" office:value="0.744" calcext:value-type="float">
            <text:p>0,744</text:p>
          </table:table-cell>
          <table:table-cell table:style-name="ce9" office:value-type="float" office:value="0.738" calcext:value-type="float">
            <text:p>0,738</text:p>
          </table:table-cell>
          <table:table-cell table:style-name="ce9" office:value-type="float" office:value="0.733" calcext:value-type="float">
            <text:p>0,73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27" calcext:value-type="float">
            <text:p>0,727</text:p>
          </table:table-cell>
          <table:table-cell table:style-name="ce9" office:value-type="float" office:value="0.722" calcext:value-type="float">
            <text:p>0,722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6" calcext:value-type="float">
            <text:p>0,716</text:p>
          </table:table-cell>
          <table:table-cell table:style-name="ce9" office:value-type="float" office:value="0.714" calcext:value-type="float">
            <text:p>0,714</text:p>
          </table:table-cell>
          <table:table-cell table:style-name="ce9" office:value-type="float" office:value="0.712" calcext:value-type="float">
            <text:p>0,712</text:p>
          </table:table-cell>
          <table:table-cell table:style-name="ce9" office:value-type="float" office:value="0.707" calcext:value-type="float">
            <text:p>0,707</text:p>
          </table:table-cell>
          <table:table-cell table:style-name="ce9" office:value-type="float" office:value="0.705" calcext:value-type="float">
            <text:p>0,705</text:p>
          </table:table-cell>
          <table:table-cell table:style-name="ce9" office:value-type="float" office:value="0.702" calcext:value-type="float">
            <text:p>0,70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0.701" calcext:value-type="float">
            <text:p>0,701</text:p>
          </table:table-cell>
          <table:table-cell table:style-name="ce9" office:value-type="float" office:value="0.697" calcext:value-type="float">
            <text:p>0,697</text:p>
          </table:table-cell>
          <table:table-cell table:style-name="ce9" office:value-type="float" office:value="0.696" calcext:value-type="float">
            <text:p>0,696</text:p>
          </table:table-cell>
          <table:table-cell table:style-name="ce9" office:value-type="float" office:value="0.693" calcext:value-type="float">
            <text:p>0,693</text:p>
          </table:table-cell>
          <table:table-cell table:number-columns-repeated="2" table:style-name="ce9" office:value-type="float" office:value="0.691" calcext:value-type="float">
            <text:p>0,69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88" calcext:value-type="float">
            <text:p>0,688</text:p>
          </table:table-cell>
          <table:table-cell table:style-name="ce9" office:value-type="float" office:value="0.687" calcext:value-type="float">
            <text:p>0,687</text:p>
          </table:table-cell>
          <table:table-cell table:style-name="ce9" office:value-type="float" office:value="0.685" calcext:value-type="float">
            <text:p>0,685</text:p>
          </table:table-cell>
          <table:table-cell table:style-name="ce9" office:value-type="float" office:value="0.681" calcext:value-type="float">
            <text:p>0,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1:46:52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5-27T21:47:08.331000000</dc:date>
    <meta:editing-duration>PT13H27M24S</meta:editing-duration>
    <meta:editing-cycles>4</meta:editing-cycles>
    <meta:document-statistic meta:table-count="1" meta:cell-count="284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33cm" svg:height="9.475cm" xlink:href=".." xlink:type="simple" chart:class="chart:scatter" chart:row-mapping="0 1" chart:style-name="ch1">
        <chart:title svg:x="4.805cm" svg:y="0.325cm" chart:style-name="ch2">
          <text:p>Crecimiento en Glc, OD inicial 0.05</text:p>
        </chart:title>
        <chart:legend chart:legend-position="end" svg:x="12.303cm" svg:y="4.197cm" style:legend-expansion="high" chart:style-name="ch3"/>
        <chart:plot-area chart:style-name="ch4" table:cell-range-address="Sheet1.B2:Sheet1.CT4 Sheet1.A3:Sheet1.A4" chart:data-source-has-labels="both" svg:x="1.33cm" svg:y="1.319cm" svg:width="10.637cm" svg:height="7.003cm">
          <chartooo:coordinate-region svg:x="2.075cm" svg:y="1.514cm" svg:width="9.696cm" svg:height="6.169cm"/>
          <chart:axis chart:dimension="x" chart:name="primary-x" chart:style-name="ch5" chartooo:axis-type="auto">
            <chart:title svg:x="5.823cm" svg:y="8.512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86cm" chart:style-name="ch7">
              <text:p>Abs (600nm)</text:p>
            </chart:title>
            <chart:grid chart:style-name="ch8" chart:class="major"/>
          </chart:axis>
          <chart:series chart:style-name="ch9" chart:values-cell-range-address="Sheet1.B3:Sheet1.CT3" chart:label-cell-address="Sheet1.A3:Sheet1.A3" chart:class="chart:scatter">
            <chart:domain table:cell-range-address="Sheet1.B2:Sheet1.CT2"/>
            <chart:data-point chart:repeated="97"/>
          </chart:series>
          <chart:series chart:style-name="ch10" chart:values-cell-range-address="Sheet1.B4:Sheet1.CT4" chart:label-cell-address="Sheet1.A4:Sheet1.A4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3:Sheet1.A3</svg:desc>
                </draw:g>
              </table:table-cell>
              <table:table-cell office:value-type="float" office:value="0.0213333333333333">
                <text:p>0.0213333333333333</text:p>
                <draw:g>
                  <svg:desc>Sheet1.B3:Sheet1.CT3</svg:desc>
                </draw:g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5">
                <text:p>0.035</text:p>
              </table:table-cell>
              <table:table-cell office:value-type="float" office:value="0.0413333333333333">
                <text:p>0.0413333333333333</text:p>
              </table:table-cell>
              <table:table-cell office:value-type="float" office:value="0.0593333333333333">
                <text:p>0.0593333333333333</text:p>
              </table:table-cell>
              <table:table-cell office:value-type="float" office:value="0.08">
                <text:p>0.08</text:p>
              </table:table-cell>
              <table:table-cell office:value-type="float" office:value="0.122">
                <text:p>0.122</text:p>
              </table:table-cell>
              <table:table-cell office:value-type="float" office:value="0.163333333333333">
                <text:p>0.163333333333333</text:p>
              </table:table-cell>
              <table:table-cell office:value-type="float" office:value="0.216">
                <text:p>0.216</text:p>
              </table:table-cell>
              <table:table-cell office:value-type="float" office:value="0.283">
                <text:p>0.283</text:p>
              </table:table-cell>
              <table:table-cell office:value-type="float" office:value="0.357">
                <text:p>0.357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539">
                <text:p>0.539</text:p>
              </table:table-cell>
              <table:table-cell office:value-type="float" office:value="0.645">
                <text:p>0.645</text:p>
              </table:table-cell>
              <table:table-cell office:value-type="float" office:value="0.74">
                <text:p>0.74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942">
                <text:p>0.942</text:p>
              </table:table-cell>
              <table:table-cell office:value-type="float" office:value="1.00733333333333">
                <text:p>1.00733333333333</text:p>
              </table:table-cell>
              <table:table-cell office:value-type="float" office:value="1.064">
                <text:p>1.064</text:p>
              </table:table-cell>
              <table:table-cell office:value-type="float" office:value="1.11433333333333">
                <text:p>1.11433333333333</text:p>
              </table:table-cell>
              <table:table-cell office:value-type="float" office:value="1.15433333333333">
                <text:p>1.15433333333333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1.21566666666667">
                <text:p>1.21566666666667</text:p>
              </table:table-cell>
              <table:table-cell office:value-type="float" office:value="1.237">
                <text:p>1.237</text:p>
              </table:table-cell>
              <table:table-cell office:value-type="float" office:value="1.24">
                <text:p>1.24</text:p>
              </table:table-cell>
              <table:table-cell office:value-type="float" office:value="1.227">
                <text:p>1.227</text:p>
              </table:table-cell>
              <table:table-cell office:value-type="float" office:value="1.229">
                <text:p>1.229</text:p>
              </table:table-cell>
              <table:table-cell office:value-type="float" office:value="1.23366666666667">
                <text:p>1.23366666666667</text:p>
              </table:table-cell>
              <table:table-cell office:value-type="float" office:value="1.23133333333333">
                <text:p>1.23133333333333</text:p>
              </table:table-cell>
              <table:table-cell office:value-type="float" office:value="1.21">
                <text:p>1.21</text:p>
              </table:table-cell>
              <table:table-cell office:value-type="float" office:value="1.192">
                <text:p>1.192</text:p>
              </table:table-cell>
              <table:table-cell office:value-type="float" office:value="1.186">
                <text:p>1.186</text:p>
              </table:table-cell>
              <table:table-cell office:value-type="float" office:value="1.16566666666667">
                <text:p>1.16566666666667</text:p>
              </table:table-cell>
              <table:table-cell office:value-type="float" office:value="1.15166666666667">
                <text:p>1.15166666666667</text:p>
              </table:table-cell>
              <table:table-cell office:value-type="float" office:value="1.13533333333333">
                <text:p>1.13533333333333</text:p>
              </table:table-cell>
              <table:table-cell office:value-type="float" office:value="1.12266666666667">
                <text:p>1.12266666666667</text:p>
              </table:table-cell>
              <table:table-cell office:value-type="float" office:value="1.12166666666667">
                <text:p>1.12166666666667</text:p>
              </table:table-cell>
              <table:table-cell office:value-type="float" office:value="1.12633333333333">
                <text:p>1.12633333333333</text:p>
              </table:table-cell>
              <table:table-cell office:value-type="float" office:value="1.13">
                <text:p>1.13</text:p>
              </table:table-cell>
              <table:table-cell office:value-type="float" office:value="1.139">
                <text:p>1.139</text:p>
              </table:table-cell>
              <table:table-cell office:value-type="float" office:value="1.137">
                <text:p>1.137</text:p>
              </table:table-cell>
              <table:table-cell office:value-type="float" office:value="1.137">
                <text:p>1.137</text:p>
              </table:table-cell>
              <table:table-cell office:value-type="float" office:value="1.13833333333333">
                <text:p>1.13833333333333</text:p>
              </table:table-cell>
              <table:table-cell office:value-type="float" office:value="1.13766666666667">
                <text:p>1.13766666666667</text:p>
              </table:table-cell>
              <table:table-cell office:value-type="float" office:value="1.137">
                <text:p>1.137</text:p>
              </table:table-cell>
              <table:table-cell office:value-type="float" office:value="1.13133333333333">
                <text:p>1.13133333333333</text:p>
              </table:table-cell>
              <table:table-cell office:value-type="float" office:value="1.13">
                <text:p>1.13</text:p>
              </table:table-cell>
              <table:table-cell office:value-type="float" office:value="1.123">
                <text:p>1.123</text:p>
              </table:table-cell>
              <table:table-cell office:value-type="float" office:value="1.116">
                <text:p>1.116</text:p>
              </table:table-cell>
              <table:table-cell office:value-type="float" office:value="1.10633333333333">
                <text:p>1.10633333333333</text:p>
              </table:table-cell>
              <table:table-cell office:value-type="float" office:value="1.10066666666667">
                <text:p>1.10066666666667</text:p>
              </table:table-cell>
              <table:table-cell office:value-type="float" office:value="1.09533333333333">
                <text:p>1.09533333333333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08633333333333">
                <text:p>1.08633333333333</text:p>
              </table:table-cell>
              <table:table-cell office:value-type="float" office:value="1.084">
                <text:p>1.084</text:p>
              </table:table-cell>
              <table:table-cell office:value-type="float" office:value="1.08033333333333">
                <text:p>1.08033333333333</text:p>
              </table:table-cell>
              <table:table-cell office:value-type="float" office:value="1.07966666666667">
                <text:p>1.07966666666667</text:p>
              </table:table-cell>
              <table:table-cell office:value-type="float" office:value="1.078">
                <text:p>1.078</text:p>
              </table:table-cell>
              <table:table-cell office:value-type="float" office:value="1.07533333333333">
                <text:p>1.07533333333333</text:p>
              </table:table-cell>
              <table:table-cell office:value-type="float" office:value="1.074">
                <text:p>1.074</text:p>
              </table:table-cell>
              <table:table-cell office:value-type="float" office:value="1.07466666666667">
                <text:p>1.07466666666667</text:p>
              </table:table-cell>
              <table:table-cell office:value-type="float" office:value="1.073">
                <text:p>1.073</text:p>
              </table:table-cell>
              <table:table-cell office:value-type="float" office:value="1.07166666666667">
                <text:p>1.07166666666667</text:p>
              </table:table-cell>
              <table:table-cell office:value-type="float" office:value="1.06833333333333">
                <text:p>1.06833333333333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4">
                <text:p>1.064</text:p>
              </table:table-cell>
              <table:table-cell office:value-type="float" office:value="1.06033333333333">
                <text:p>1.06033333333333</text:p>
              </table:table-cell>
              <table:table-cell office:value-type="float" office:value="1.05466666666667">
                <text:p>1.05466666666667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1.04633333333333">
                <text:p>1.04633333333333</text:p>
              </table:table-cell>
              <table:table-cell office:value-type="float" office:value="1.042">
                <text:p>1.042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3233333333333">
                <text:p>1.03233333333333</text:p>
              </table:table-cell>
              <table:table-cell office:value-type="float" office:value="1.03">
                <text:p>1.03</text:p>
              </table:table-cell>
              <table:table-cell office:value-type="float" office:value="1.026">
                <text:p>1.026</text:p>
              </table:table-cell>
              <table:table-cell office:value-type="float" office:value="1.02433333333333">
                <text:p>1.02433333333333</text:p>
              </table:table-cell>
              <table:table-cell office:value-type="float" office:value="1.021">
                <text:p>1.021</text:p>
              </table:table-cell>
              <table:table-cell office:value-type="float" office:value="1.01866666666667">
                <text:p>1.01866666666667</text:p>
              </table:table-cell>
              <table:table-cell office:value-type="float" office:value="1.01466666666667">
                <text:p>1.01466666666667</text:p>
              </table:table-cell>
              <table:table-cell office:value-type="float" office:value="1.011">
                <text:p>1.011</text:p>
              </table:table-cell>
              <table:table-cell office:value-type="float" office:value="1.007">
                <text:p>1.007</text:p>
              </table:table-cell>
              <table:table-cell office:value-type="float" office:value="1">
                <text:p>1</text:p>
              </table:table-cell>
              <table:table-cell office:value-type="float" office:value="0.995666666666667">
                <text:p>0.995666666666667</text:p>
              </table:table-cell>
              <table:table-cell office:value-type="float" office:value="0.989333333333333">
                <text:p>0.989333333333333</text:p>
              </table:table-cell>
              <table:table-cell office:value-type="float" office:value="0.983">
                <text:p>0.983</text:p>
              </table:table-cell>
              <table:table-cell office:value-type="float" office:value="0.976333333333333">
                <text:p>0.976333333333333</text:p>
              </table:table-cell>
              <table:table-cell office:value-type="float" office:value="0.970666666666667">
                <text:p>0.970666666666667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961">
                <text:p>0.961</text:p>
              </table:table-cell>
              <table:table-cell office:value-type="float" office:value="0.956666666666667">
                <text:p>0.956666666666667</text:p>
              </table:table-cell>
              <table:table-cell office:value-type="float" office:value="0.952333333333333">
                <text:p>0.952333333333333</text:p>
              </table:table-cell>
              <table:table-cell office:value-type="float" office:value="0.950333333333333">
                <text:p>0.950333333333333</text:p>
              </table:table-cell>
              <table:table-cell office:value-type="float" office:value="0.946333333333333">
                <text:p>0.946333333333333</text:p>
              </table:table-cell>
              <table:table-cell office:value-type="float" office:value="0.943666666666667">
                <text:p>0.943666666666667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4:Sheet1.A4</svg:desc>
                </draw:g>
              </table:table-cell>
              <table:table-cell office:value-type="float" office:value="0.02">
                <text:p>0.02</text:p>
                <draw:g>
                  <svg:desc>Sheet1.B4:Sheet1.CT4</svg:desc>
                </draw:g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426666666666667">
                <text:p>0.0426666666666667</text:p>
              </table:table-cell>
              <table:table-cell office:value-type="float" office:value="0.0593333333333333">
                <text:p>0.0593333333333333</text:p>
              </table:table-cell>
              <table:table-cell office:value-type="float" office:value="0.0736666666666667">
                <text:p>0.0736666666666667</text:p>
              </table:table-cell>
              <table:table-cell office:value-type="float" office:value="0.107">
                <text:p>0.107</text:p>
              </table:table-cell>
              <table:table-cell office:value-type="float" office:value="0.150666666666667">
                <text:p>0.150666666666667</text:p>
              </table:table-cell>
              <table:table-cell office:value-type="float" office:value="0.203666666666667">
                <text:p>0.203666666666667</text:p>
              </table:table-cell>
              <table:table-cell office:value-type="float" office:value="0.276">
                <text:p>0.276</text:p>
              </table:table-cell>
              <table:table-cell office:value-type="float" office:value="0.365333333333333">
                <text:p>0.365333333333333</text:p>
              </table:table-cell>
              <table:table-cell office:value-type="float" office:value="0.448">
                <text:p>0.448</text:p>
              </table:table-cell>
              <table:table-cell office:value-type="float" office:value="0.528333333333333">
                <text:p>0.528333333333333</text:p>
              </table:table-cell>
              <table:table-cell office:value-type="float" office:value="0.627">
                <text:p>0.627</text:p>
              </table:table-cell>
              <table:table-cell office:value-type="float" office:value="0.7">
                <text:p>0.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98">
                <text:p>0.998</text:p>
              </table:table-cell>
              <table:table-cell office:value-type="float" office:value="1.05266666666667">
                <text:p>1.05266666666667</text:p>
              </table:table-cell>
              <table:table-cell office:value-type="float" office:value="1.09133333333333">
                <text:p>1.09133333333333</text:p>
              </table:table-cell>
              <table:table-cell office:value-type="float" office:value="1.127">
                <text:p>1.127</text:p>
              </table:table-cell>
              <table:table-cell office:value-type="float" office:value="1.155">
                <text:p>1.155</text:p>
              </table:table-cell>
              <table:table-cell office:value-type="float" office:value="1.17866666666667">
                <text:p>1.17866666666667</text:p>
              </table:table-cell>
              <table:table-cell office:value-type="float" office:value="1.19966666666667">
                <text:p>1.19966666666667</text:p>
              </table:table-cell>
              <table:table-cell office:value-type="float" office:value="1.193">
                <text:p>1.193</text:p>
              </table:table-cell>
              <table:table-cell office:value-type="float" office:value="1.20133333333333">
                <text:p>1.20133333333333</text:p>
              </table:table-cell>
              <table:table-cell office:value-type="float" office:value="1.203">
                <text:p>1.203</text:p>
              </table:table-cell>
              <table:table-cell office:value-type="float" office:value="1.224">
                <text:p>1.224</text:p>
              </table:table-cell>
              <table:table-cell office:value-type="float" office:value="1.224">
                <text:p>1.224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1.19866666666667">
                <text:p>1.19866666666667</text:p>
              </table:table-cell>
              <table:table-cell office:value-type="float" office:value="1.17433333333333">
                <text:p>1.17433333333333</text:p>
              </table:table-cell>
              <table:table-cell office:value-type="float" office:value="1.157">
                <text:p>1.157</text:p>
              </table:table-cell>
              <table:table-cell office:value-type="float" office:value="1.14766666666667">
                <text:p>1.14766666666667</text:p>
              </table:table-cell>
              <table:table-cell office:value-type="float" office:value="1.13433333333333">
                <text:p>1.13433333333333</text:p>
              </table:table-cell>
              <table:table-cell office:value-type="float" office:value="1.12766666666667">
                <text:p>1.12766666666667</text:p>
              </table:table-cell>
              <table:table-cell office:value-type="float" office:value="1.133">
                <text:p>1.133</text:p>
              </table:table-cell>
              <table:table-cell office:value-type="float" office:value="1.12266666666667">
                <text:p>1.12266666666667</text:p>
              </table:table-cell>
              <table:table-cell office:value-type="float" office:value="1.12233333333333">
                <text:p>1.12233333333333</text:p>
              </table:table-cell>
              <table:table-cell office:value-type="float" office:value="1.126">
                <text:p>1.126</text:p>
              </table:table-cell>
              <table:table-cell office:value-type="float" office:value="1.12866666666667">
                <text:p>1.12866666666667</text:p>
              </table:table-cell>
              <table:table-cell office:value-type="float" office:value="1.13533333333333">
                <text:p>1.1353333333333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1.13266666666667">
                <text:p>1.13266666666667</text:p>
              </table:table-cell>
              <table:table-cell office:value-type="float" office:value="1.12866666666667">
                <text:p>1.12866666666667</text:p>
              </table:table-cell>
              <table:table-cell office:value-type="float" office:value="1.13466666666667">
                <text:p>1.13466666666667</text:p>
              </table:table-cell>
              <table:table-cell office:value-type="float" office:value="1.13566666666667">
                <text:p>1.13566666666667</text:p>
              </table:table-cell>
              <table:table-cell office:value-type="float" office:value="1.12233333333333">
                <text:p>1.12233333333333</text:p>
              </table:table-cell>
              <table:table-cell office:value-type="float" office:value="1.118">
                <text:p>1.118</text:p>
              </table:table-cell>
              <table:table-cell office:value-type="float" office:value="1.11166666666667">
                <text:p>1.11166666666667</text:p>
              </table:table-cell>
              <table:table-cell office:value-type="float" office:value="1.10033333333333">
                <text:p>1.10033333333333</text:p>
              </table:table-cell>
              <table:table-cell office:value-type="float" office:value="1.091">
                <text:p>1.091</text:p>
              </table:table-cell>
              <table:table-cell office:value-type="float" office:value="1.08833333333333">
                <text:p>1.08833333333333</text:p>
              </table:table-cell>
              <table:table-cell office:value-type="float" office:value="1.081">
                <text:p>1.081</text:p>
              </table:table-cell>
              <table:table-cell office:value-type="float" office:value="1.078">
                <text:p>1.078</text:p>
              </table:table-cell>
              <table:table-cell office:value-type="float" office:value="1.07533333333333">
                <text:p>1.07533333333333</text:p>
              </table:table-cell>
              <table:table-cell office:value-type="float" office:value="1.07466666666667">
                <text:p>1.07466666666667</text:p>
              </table:table-cell>
              <table:table-cell office:value-type="float" office:value="1.07066666666667">
                <text:p>1.07066666666667</text:p>
              </table:table-cell>
              <table:table-cell office:value-type="float" office:value="1.06733333333333">
                <text:p>1.06733333333333</text:p>
              </table:table-cell>
              <table:table-cell office:value-type="float" office:value="1.065">
                <text:p>1.065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6233333333333">
                <text:p>1.06233333333333</text:p>
              </table:table-cell>
              <table:table-cell office:value-type="float" office:value="1.057">
                <text:p>1.057</text:p>
              </table:table-cell>
              <table:table-cell office:value-type="float" office:value="1.05533333333333">
                <text:p>1.05533333333333</text:p>
              </table:table-cell>
              <table:table-cell office:value-type="float" office:value="1.055">
                <text:p>1.055</text:p>
              </table:table-cell>
              <table:table-cell office:value-type="float" office:value="1.05233333333333">
                <text:p>1.05233333333333</text:p>
              </table:table-cell>
              <table:table-cell office:value-type="float" office:value="1.04966666666667">
                <text:p>1.04966666666667</text:p>
              </table:table-cell>
              <table:table-cell office:value-type="float" office:value="1.04766666666667">
                <text:p>1.04766666666667</text:p>
              </table:table-cell>
              <table:table-cell office:value-type="float" office:value="1.04866666666667">
                <text:p>1.04866666666667</text:p>
              </table:table-cell>
              <table:table-cell office:value-type="float" office:value="1.046">
                <text:p>1.046</text:p>
              </table:table-cell>
              <table:table-cell office:value-type="float" office:value="1.041">
                <text:p>1.041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1.03433333333333">
                <text:p>1.03433333333333</text:p>
              </table:table-cell>
              <table:table-cell office:value-type="float" office:value="1.03">
                <text:p>1.03</text:p>
              </table:table-cell>
              <table:table-cell office:value-type="float" office:value="1.02266666666667">
                <text:p>1.02266666666667</text:p>
              </table:table-cell>
              <table:table-cell office:value-type="float" office:value="1.017">
                <text:p>1.017</text:p>
              </table:table-cell>
              <table:table-cell office:value-type="float" office:value="1.01166666666667">
                <text:p>1.01166666666667</text:p>
              </table:table-cell>
              <table:table-cell office:value-type="float" office:value="1.00566666666667">
                <text:p>1.00566666666667</text:p>
              </table:table-cell>
              <table:table-cell office:value-type="float" office:value="1.001">
                <text:p>1.001</text:p>
              </table:table-cell>
              <table:table-cell office:value-type="float" office:value="0.996">
                <text:p>0.996</text:p>
              </table:table-cell>
              <table:table-cell office:value-type="float" office:value="0.991">
                <text:p>0.991</text:p>
              </table:table-cell>
              <table:table-cell office:value-type="float" office:value="0.985333333333333">
                <text:p>0.985333333333333</text:p>
              </table:table-cell>
              <table:table-cell office:value-type="float" office:value="0.982333333333333">
                <text:p>0.982333333333333</text:p>
              </table:table-cell>
              <table:table-cell office:value-type="float" office:value="0.979">
                <text:p>0.979</text:p>
              </table:table-cell>
              <table:table-cell office:value-type="float" office:value="0.974333333333333">
                <text:p>0.974333333333333</text:p>
              </table:table-cell>
              <table:table-cell office:value-type="float" office:value="0.974333333333333">
                <text:p>0.974333333333333</text:p>
              </table:table-cell>
              <table:table-cell office:value-type="float" office:value="0.971666666666667">
                <text:p>0.971666666666667</text:p>
              </table:table-cell>
              <table:table-cell office:value-type="float" office:value="0.969">
                <text:p>0.969</text:p>
              </table:table-cell>
              <table:table-cell office:value-type="float" office:value="0.966">
                <text:p>0.966</text:p>
              </table:table-cell>
              <table:table-cell office:value-type="float" office:value="0.962666666666667">
                <text:p>0.962666666666667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55">
                <text:p>0.955</text:p>
              </table:table-cell>
              <table:table-cell office:value-type="float" office:value="0.947">
                <text:p>0.947</text:p>
              </table:table-cell>
              <table:table-cell office:value-type="float" office:value="0.942333333333333">
                <text:p>0.942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72cm" svg:height="9.491cm" xlink:href=".." xlink:type="simple" chart:class="chart:scatter" chart:row-mapping="0 1" chart:style-name="ch1">
        <chart:title svg:x="4.843cm" svg:y="0.325cm" chart:style-name="ch2">
          <text:p>Crecimiento en EG, OD inicial 0.05</text:p>
        </chart:title>
        <chart:legend chart:legend-position="end" svg:x="12.342cm" svg:y="4.205cm" style:legend-expansion="high" chart:style-name="ch3"/>
        <chart:plot-area chart:style-name="ch4" table:cell-range-address="Sheet1.B2:Sheet1.CT2 Sheet1.A5:Sheet1.CT6" chart:data-source-has-labels="both" svg:x="1.331cm" svg:y="1.319cm" svg:width="10.674cm" svg:height="7.019cm">
          <chartooo:coordinate-region svg:x="2.076cm" svg:y="1.514cm" svg:width="9.733cm" svg:height="6.185cm"/>
          <chart:axis chart:dimension="x" chart:name="primary-x" chart:style-name="ch5" chartooo:axis-type="auto">
            <chart:title svg:x="5.843cm" svg:y="8.528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5cm" chart:style-name="ch7">
              <text:p>Abs(600nm)</text:p>
            </chart:title>
            <chart:grid chart:style-name="ch8" chart:class="major"/>
          </chart:axis>
          <chart:series chart:style-name="ch9" chart:values-cell-range-address="Sheet1.B5:Sheet1.CT5" chart:label-cell-address="Sheet1.A5:Sheet1.A5" chart:class="chart:scatter">
            <chart:domain table:cell-range-address="Sheet1.B2:Sheet1.CT2"/>
            <chart:data-point chart:repeated="97"/>
          </chart:series>
          <chart:series chart:style-name="ch10" chart:values-cell-range-address="Sheet1.B6:Sheet1.CT6" chart:label-cell-address="Sheet1.A6:Sheet1.A6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5:Sheet1.A5</svg:desc>
                </draw:g>
              </table:table-cell>
              <table:table-cell office:value-type="float" office:value="0.0253333333333333">
                <text:p>0.0253333333333333</text:p>
                <draw:g>
                  <svg:desc>Sheet1.B5:Sheet1.CT5</svg:desc>
                </draw:g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43333333333334">
                <text:p>0.0143333333333334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">
                <text:p>0.015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3333333333334">
                <text:p>0.0143333333333334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4">
                <text:p>0.014</text:p>
              </table:table-cell>
              <table:table-cell office:value-type="float" office:value="0.0133333333333334">
                <text:p>0.0133333333333334</text:p>
              </table:table-cell>
              <table:table-cell office:value-type="float" office:value="0.013">
                <text:p>0.013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3333333333334">
                <text:p>0.0123333333333334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66666666666668">
                <text:p>0.00966666666666668</text:p>
              </table:table-cell>
              <table:table-cell office:value-type="float" office:value="0.01">
                <text:p>0.01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1">
                <text:p>0.01</text:p>
              </table:table-cell>
              <table:table-cell office:value-type="float" office:value="0.00866666666666668">
                <text:p>0.00866666666666668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33333333333335">
                <text:p>0.00933333333333335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800000000000002">
                <text:p>0.00800000000000002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6:Sheet1.A6</svg:desc>
                </draw:g>
              </table:table-cell>
              <table:table-cell office:value-type="float" office:value="0.0193333333333333">
                <text:p>0.0193333333333333</text:p>
                <draw:g>
                  <svg:desc>Sheet1.B6:Sheet1.CT6</svg:desc>
                </draw:g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  <table:table-cell office:value-type="float" office:value="0.0393333333333333">
                <text:p>0.0393333333333333</text:p>
              </table:table-cell>
              <table:table-cell office:value-type="float" office:value="0.0456666666666667">
                <text:p>0.0456666666666667</text:p>
              </table:table-cell>
              <table:table-cell office:value-type="float" office:value="0.054">
                <text:p>0.054</text:p>
              </table:table-cell>
              <table:table-cell office:value-type="float" office:value="0.0623333333333333">
                <text:p>0.0623333333333333</text:p>
              </table:table-cell>
              <table:table-cell office:value-type="float" office:value="0.071">
                <text:p>0.071</text:p>
              </table:table-cell>
              <table:table-cell office:value-type="float" office:value="0.0803333333333333">
                <text:p>0.0803333333333333</text:p>
              </table:table-cell>
              <table:table-cell office:value-type="float" office:value="0.0973333333333334">
                <text:p>0.0973333333333334</text:p>
              </table:table-cell>
              <table:table-cell office:value-type="float" office:value="0.112">
                <text:p>0.112</text:p>
              </table:table-cell>
              <table:table-cell office:value-type="float" office:value="0.126333333333333">
                <text:p>0.126333333333333</text:p>
              </table:table-cell>
              <table:table-cell office:value-type="float" office:value="0.143333333333333">
                <text:p>0.143333333333333</text:p>
              </table:table-cell>
              <table:table-cell office:value-type="float" office:value="0.159666666666667">
                <text:p>0.159666666666667</text:p>
              </table:table-cell>
              <table:table-cell office:value-type="float" office:value="0.182">
                <text:p>0.182</text:p>
              </table:table-cell>
              <table:table-cell office:value-type="float" office:value="0.207333333333333">
                <text:p>0.207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65666666666667">
                <text:p>0.265666666666667</text:p>
              </table:table-cell>
              <table:table-cell office:value-type="float" office:value="0.301666666666667">
                <text:p>0.301666666666667</text:p>
              </table:table-cell>
              <table:table-cell office:value-type="float" office:value="0.335666666666667">
                <text:p>0.335666666666667</text:p>
              </table:table-cell>
              <table:table-cell office:value-type="float" office:value="0.377">
                <text:p>0.377</text:p>
              </table:table-cell>
              <table:table-cell office:value-type="float" office:value="0.422">
                <text:p>0.422</text:p>
              </table:table-cell>
              <table:table-cell office:value-type="float" office:value="0.462666666666667">
                <text:p>0.462666666666667</text:p>
              </table:table-cell>
              <table:table-cell office:value-type="float" office:value="0.498333333333333">
                <text:p>0.498333333333333</text:p>
              </table:table-cell>
              <table:table-cell office:value-type="float" office:value="0.532">
                <text:p>0.532</text:p>
              </table:table-cell>
              <table:table-cell office:value-type="float" office:value="0.562333333333333">
                <text:p>0.562333333333333</text:p>
              </table:table-cell>
              <table:table-cell office:value-type="float" office:value="0.594666666666667">
                <text:p>0.594666666666667</text:p>
              </table:table-cell>
              <table:table-cell office:value-type="float" office:value="0.623">
                <text:p>0.623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0.681666666666667">
                <text:p>0.681666666666667</text:p>
              </table:table-cell>
              <table:table-cell office:value-type="float" office:value="0.705666666666667">
                <text:p>0.705666666666667</text:p>
              </table:table-cell>
              <table:table-cell office:value-type="float" office:value="0.731">
                <text:p>0.731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69">
                <text:p>0.769</text:p>
              </table:table-cell>
              <table:table-cell office:value-type="float" office:value="0.780333333333333">
                <text:p>0.780333333333333</text:p>
              </table:table-cell>
              <table:table-cell office:value-type="float" office:value="0.780666666666667">
                <text:p>0.780666666666667</text:p>
              </table:table-cell>
              <table:table-cell office:value-type="float" office:value="0.751">
                <text:p>0.751</text:p>
              </table:table-cell>
              <table:table-cell office:value-type="float" office:value="0.734333333333333">
                <text:p>0.734333333333333</text:p>
              </table:table-cell>
              <table:table-cell office:value-type="float" office:value="0.694">
                <text:p>0.694</text:p>
              </table:table-cell>
              <table:table-cell office:value-type="float" office:value="0.688333333333333">
                <text:p>0.688333333333333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733666666666667">
                <text:p>0.733666666666667</text:p>
              </table:table-cell>
              <table:table-cell office:value-type="float" office:value="0.765333333333333">
                <text:p>0.765333333333333</text:p>
              </table:table-cell>
              <table:table-cell office:value-type="float" office:value="0.774666666666667">
                <text:p>0.774666666666667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745">
                <text:p>0.745</text:p>
              </table:table-cell>
              <table:table-cell office:value-type="float" office:value="0.731">
                <text:p>0.731</text:p>
              </table:table-cell>
              <table:table-cell office:value-type="float" office:value="0.715">
                <text:p>0.715</text:p>
              </table:table-cell>
              <table:table-cell office:value-type="float" office:value="0.704333333333333">
                <text:p>0.704333333333333</text:p>
              </table:table-cell>
              <table:table-cell office:value-type="float" office:value="0.7">
                <text:p>0.7</text:p>
              </table:table-cell>
              <table:table-cell office:value-type="float" office:value="0.687333333333333">
                <text:p>0.687333333333333</text:p>
              </table:table-cell>
              <table:table-cell office:value-type="float" office:value="0.671333333333333">
                <text:p>0.671333333333333</text:p>
              </table:table-cell>
              <table:table-cell office:value-type="float" office:value="0.658666666666667">
                <text:p>0.658666666666667</text:p>
              </table:table-cell>
              <table:table-cell office:value-type="float" office:value="0.651">
                <text:p>0.651</text:p>
              </table:table-cell>
              <table:table-cell office:value-type="float" office:value="0.645">
                <text:p>0.645</text:p>
              </table:table-cell>
              <table:table-cell office:value-type="float" office:value="0.629666666666667">
                <text:p>0.629666666666667</text:p>
              </table:table-cell>
              <table:table-cell office:value-type="float" office:value="0.623">
                <text:p>0.623</text:p>
              </table:table-cell>
              <table:table-cell office:value-type="float" office:value="0.618">
                <text:p>0.618</text:p>
              </table:table-cell>
              <table:table-cell office:value-type="float" office:value="0.610333333333333">
                <text:p>0.610333333333333</text:p>
              </table:table-cell>
              <table:table-cell office:value-type="float" office:value="0.607333333333333">
                <text:p>0.607333333333333</text:p>
              </table:table-cell>
              <table:table-cell office:value-type="float" office:value="0.601333333333333">
                <text:p>0.601333333333333</text:p>
              </table:table-cell>
              <table:table-cell office:value-type="float" office:value="0.595666666666667">
                <text:p>0.595666666666667</text:p>
              </table:table-cell>
              <table:table-cell office:value-type="float" office:value="0.588333333333333">
                <text:p>0.588333333333333</text:p>
              </table:table-cell>
              <table:table-cell office:value-type="float" office:value="0.584666666666667">
                <text:p>0.584666666666667</text:p>
              </table:table-cell>
              <table:table-cell office:value-type="float" office:value="0.583666666666667">
                <text:p>0.583666666666667</text:p>
              </table:table-cell>
              <table:table-cell office:value-type="float" office:value="0.578333333333333">
                <text:p>0.578333333333333</text:p>
              </table:table-cell>
              <table:table-cell office:value-type="float" office:value="0.575666666666667">
                <text:p>0.575666666666667</text:p>
              </table:table-cell>
              <table:table-cell office:value-type="float" office:value="0.572666666666667">
                <text:p>0.572666666666667</text:p>
              </table:table-cell>
              <table:table-cell office:value-type="float" office:value="0.569333333333333">
                <text:p>0.569333333333333</text:p>
              </table:table-cell>
              <table:table-cell office:value-type="float" office:value="0.567">
                <text:p>0.567</text:p>
              </table:table-cell>
              <table:table-cell office:value-type="float" office:value="0.563666666666667">
                <text:p>0.563666666666667</text:p>
              </table:table-cell>
              <table:table-cell office:value-type="float" office:value="0.559">
                <text:p>0.559</text:p>
              </table:table-cell>
              <table:table-cell office:value-type="float" office:value="0.557333333333333">
                <text:p>0.557333333333333</text:p>
              </table:table-cell>
              <table:table-cell office:value-type="float" office:value="0.553">
                <text:p>0.553</text:p>
              </table:table-cell>
              <table:table-cell office:value-type="float" office:value="0.550666666666667">
                <text:p>0.550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1cm" svg:height="9.51cm" xlink:href=".." xlink:type="simple" chart:class="chart:scatter" chart:row-mapping="0 1" chart:style-name="ch1">
        <chart:title svg:x="5.235cm" svg:y="0.326cm" chart:style-name="ch2">
          <text:p>Crecimiento en EG, OD inicial 0.1</text:p>
        </chart:title>
        <chart:legend chart:legend-position="end" svg:x="12.88cm" svg:y="4.215cm" style:legend-expansion="high" chart:style-name="ch3"/>
        <chart:plot-area chart:style-name="ch4" table:cell-range-address="Sheet1.B2:Sheet1.CT2 Sheet1.A7:Sheet1.CT8" chart:data-source-has-labels="both" svg:x="1.342cm" svg:y="1.321cm" svg:width="11.19cm" svg:height="7.035cm">
          <chartooo:coordinate-region svg:x="2.087cm" svg:y="1.517cm" svg:width="10.249cm" svg:height="6.2cm"/>
          <chart:axis chart:dimension="x" chart:name="primary-x" chart:style-name="ch5" chartooo:axis-type="auto">
            <chart:title svg:x="6.112cm" svg:y="8.547cm" chart:style-name="ch6">
              <text:p>Tiempo (h)</text:p>
            </chart:title>
            <chart:categories table:cell-range-address="Sheet1.B2:Sheet1.CT2"/>
          </chart:axis>
          <chart:axis chart:dimension="y" chart:name="primary-y" chart:style-name="ch5">
            <chart:title svg:x="0.451cm" svg:y="5.76cm" chart:style-name="ch7">
              <text:p>Abs(600nm)</text:p>
            </chart:title>
            <chart:grid chart:style-name="ch8" chart:class="major"/>
          </chart:axis>
          <chart:series chart:style-name="ch9" chart:values-cell-range-address="Sheet1.B7:Sheet1.CT7" chart:label-cell-address="Sheet1.A7:Sheet1.A7" chart:class="chart:scatter">
            <chart:domain table:cell-range-address="Sheet1.B2:Sheet1.CT2"/>
            <chart:data-point chart:repeated="97"/>
          </chart:series>
          <chart:series chart:style-name="ch10" chart:values-cell-range-address="Sheet1.B8:Sheet1.CT8" chart:label-cell-address="Sheet1.A8:Sheet1.A8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B2:Sheet1.CT2</svg:desc>
                </draw:g>
              </table:table-cell>
              <table:table-cell office:value-type="float" office:value="0.493194444444444">
                <text:p>0.493194444444444</text:p>
              </table:table-cell>
              <table:table-cell office:value-type="float" office:value="0.986444444444444">
                <text:p>0.986444444444444</text:p>
              </table:table-cell>
              <table:table-cell office:value-type="float" office:value="1.47975">
                <text:p>1.47975</text:p>
              </table:table-cell>
              <table:table-cell office:value-type="float" office:value="1.97305555555556">
                <text:p>1.97305555555556</text:p>
              </table:table-cell>
              <table:table-cell office:value-type="float" office:value="2.46638888888889">
                <text:p>2.46638888888889</text:p>
              </table:table-cell>
              <table:table-cell office:value-type="float" office:value="2.95975">
                <text:p>2.95975</text:p>
              </table:table-cell>
              <table:table-cell office:value-type="float" office:value="3.45316666666667">
                <text:p>3.45316666666667</text:p>
              </table:table-cell>
              <table:table-cell office:value-type="float" office:value="3.94658333333333">
                <text:p>3.94658333333333</text:p>
              </table:table-cell>
              <table:table-cell office:value-type="float" office:value="4.43997222222222">
                <text:p>4.43997222222222</text:p>
              </table:table-cell>
              <table:table-cell office:value-type="float" office:value="4.93336111111111">
                <text:p>4.93336111111111</text:p>
              </table:table-cell>
              <table:table-cell office:value-type="float" office:value="5.42675">
                <text:p>5.42675</text:p>
              </table:table-cell>
              <table:table-cell office:value-type="float" office:value="5.92011111111111">
                <text:p>5.92011111111111</text:p>
              </table:table-cell>
              <table:table-cell office:value-type="float" office:value="6.41347222222222">
                <text:p>6.41347222222222</text:p>
              </table:table-cell>
              <table:table-cell office:value-type="float" office:value="6.90680555555556">
                <text:p>6.90680555555556</text:p>
              </table:table-cell>
              <table:table-cell office:value-type="float" office:value="7.40013888888889">
                <text:p>7.40013888888889</text:p>
              </table:table-cell>
              <table:table-cell office:value-type="float" office:value="7.89347222222222">
                <text:p>7.89347222222222</text:p>
              </table:table-cell>
              <table:table-cell office:value-type="float" office:value="8.38680555555556">
                <text:p>8.38680555555556</text:p>
              </table:table-cell>
              <table:table-cell office:value-type="float" office:value="8.88011111111111">
                <text:p>8.88011111111111</text:p>
              </table:table-cell>
              <table:table-cell office:value-type="float" office:value="9.37338888888889">
                <text:p>9.37338888888889</text:p>
              </table:table-cell>
              <table:table-cell office:value-type="float" office:value="9.86669444444444">
                <text:p>9.86669444444444</text:p>
              </table:table-cell>
              <table:table-cell office:value-type="float" office:value="10.36">
                <text:p>10.36</text:p>
              </table:table-cell>
              <table:table-cell office:value-type="float" office:value="10.8533333333333">
                <text:p>10.8533333333333</text:p>
              </table:table-cell>
              <table:table-cell office:value-type="float" office:value="11.3466666666667">
                <text:p>11.3466666666667</text:p>
              </table:table-cell>
              <table:table-cell office:value-type="float" office:value="11.84">
                <text:p>11.84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8266666666667">
                <text:p>12.8266666666667</text:p>
              </table:table-cell>
              <table:table-cell office:value-type="float" office:value="13.32">
                <text:p>13.32</text:p>
              </table:table-cell>
              <table:table-cell office:value-type="float" office:value="13.8133333333333">
                <text:p>13.8133333333333</text:p>
              </table:table-cell>
              <table:table-cell office:value-type="float" office:value="14.3066944444444">
                <text:p>14.3066944444444</text:p>
              </table:table-cell>
              <table:table-cell office:value-type="float" office:value="14.8000277777778">
                <text:p>14.8000277777778</text:p>
              </table:table-cell>
              <table:table-cell office:value-type="float" office:value="15.2933611111111">
                <text:p>15.2933611111111</text:p>
              </table:table-cell>
              <table:table-cell office:value-type="float" office:value="15.7866944444444">
                <text:p>15.7866944444444</text:p>
              </table:table-cell>
              <table:table-cell office:value-type="float" office:value="16.2800277777778">
                <text:p>16.2800277777778</text:p>
              </table:table-cell>
              <table:table-cell office:value-type="float" office:value="16.7733611111111">
                <text:p>16.7733611111111</text:p>
              </table:table-cell>
              <table:table-cell office:value-type="float" office:value="17.2666944444444">
                <text:p>17.2666944444444</text:p>
              </table:table-cell>
              <table:table-cell office:value-type="float" office:value="17.7600277777778">
                <text:p>17.7600277777778</text:p>
              </table:table-cell>
              <table:table-cell office:value-type="float" office:value="18.2533611111111">
                <text:p>18.2533611111111</text:p>
              </table:table-cell>
              <table:table-cell office:value-type="float" office:value="18.7466666666667">
                <text:p>18.7466666666667</text:p>
              </table:table-cell>
              <table:table-cell office:value-type="float" office:value="19.2398888888889">
                <text:p>19.2398888888889</text:p>
              </table:table-cell>
              <table:table-cell office:value-type="float" office:value="19.7331666666667">
                <text:p>19.7331666666667</text:p>
              </table:table-cell>
              <table:table-cell office:value-type="float" office:value="20.2263888888889">
                <text:p>20.2263888888889</text:p>
              </table:table-cell>
              <table:table-cell office:value-type="float" office:value="20.7196666666667">
                <text:p>20.7196666666667</text:p>
              </table:table-cell>
              <table:table-cell office:value-type="float" office:value="21.2128611111111">
                <text:p>21.2128611111111</text:p>
              </table:table-cell>
              <table:table-cell office:value-type="float" office:value="21.7060555555556">
                <text:p>21.7060555555556</text:p>
              </table:table-cell>
              <table:table-cell office:value-type="float" office:value="22.1992222222222">
                <text:p>22.1992222222222</text:p>
              </table:table-cell>
              <table:table-cell office:value-type="float" office:value="22.6924166666667">
                <text:p>22.6924166666667</text:p>
              </table:table-cell>
              <table:table-cell office:value-type="float" office:value="23.1856111111111">
                <text:p>23.1856111111111</text:p>
              </table:table-cell>
              <table:table-cell office:value-type="float" office:value="23.6788055555556">
                <text:p>23.6788055555556</text:p>
              </table:table-cell>
              <table:table-cell office:value-type="float" office:value="24.1720555555556">
                <text:p>24.1720555555556</text:p>
              </table:table-cell>
              <table:table-cell office:value-type="float" office:value="24.6653055555556">
                <text:p>24.6653055555556</text:p>
              </table:table-cell>
              <table:table-cell office:value-type="float" office:value="25.1585555555556">
                <text:p>25.1585555555556</text:p>
              </table:table-cell>
              <table:table-cell office:value-type="float" office:value="25.6518055555556">
                <text:p>25.6518055555556</text:p>
              </table:table-cell>
              <table:table-cell office:value-type="float" office:value="26.1450833333333">
                <text:p>26.1450833333333</text:p>
              </table:table-cell>
              <table:table-cell office:value-type="float" office:value="26.6383611111111">
                <text:p>26.6383611111111</text:p>
              </table:table-cell>
              <table:table-cell office:value-type="float" office:value="27.1316666666667">
                <text:p>27.1316666666667</text:p>
              </table:table-cell>
              <table:table-cell office:value-type="float" office:value="27.6249722222222">
                <text:p>27.6249722222222</text:p>
              </table:table-cell>
              <table:table-cell office:value-type="float" office:value="28.1183055555556">
                <text:p>28.1183055555556</text:p>
              </table:table-cell>
              <table:table-cell office:value-type="float" office:value="28.6116388888889">
                <text:p>28.6116388888889</text:p>
              </table:table-cell>
              <table:table-cell office:value-type="float" office:value="29.1049722222222">
                <text:p>29.1049722222222</text:p>
              </table:table-cell>
              <table:table-cell office:value-type="float" office:value="29.5983055555556">
                <text:p>29.5983055555556</text:p>
              </table:table-cell>
              <table:table-cell office:value-type="float" office:value="30.0916388888889">
                <text:p>30.0916388888889</text:p>
              </table:table-cell>
              <table:table-cell office:value-type="float" office:value="30.5849444444444">
                <text:p>30.5849444444444</text:p>
              </table:table-cell>
              <table:table-cell office:value-type="float" office:value="31.0782222222222">
                <text:p>31.0782222222222</text:p>
              </table:table-cell>
              <table:table-cell office:value-type="float" office:value="31.5715">
                <text:p>31.5715</text:p>
              </table:table-cell>
              <table:table-cell office:value-type="float" office:value="32.06475">
                <text:p>32.06475</text:p>
              </table:table-cell>
              <table:table-cell office:value-type="float" office:value="32.558">
                <text:p>32.558</text:p>
              </table:table-cell>
              <table:table-cell office:value-type="float" office:value="33.0511944444444">
                <text:p>33.0511944444444</text:p>
              </table:table-cell>
              <table:table-cell office:value-type="float" office:value="33.5444166666667">
                <text:p>33.5444166666667</text:p>
              </table:table-cell>
              <table:table-cell office:value-type="float" office:value="34.0376944444444">
                <text:p>34.0376944444444</text:p>
              </table:table-cell>
              <table:table-cell office:value-type="float" office:value="34.5309166666667">
                <text:p>34.5309166666667</text:p>
              </table:table-cell>
              <table:table-cell office:value-type="float" office:value="35.0241944444444">
                <text:p>35.0241944444444</text:p>
              </table:table-cell>
              <table:table-cell office:value-type="float" office:value="35.5174444444444">
                <text:p>35.5174444444444</text:p>
              </table:table-cell>
              <table:table-cell office:value-type="float" office:value="36.0106944444444">
                <text:p>36.0106944444444</text:p>
              </table:table-cell>
              <table:table-cell office:value-type="float" office:value="36.5039444444445">
                <text:p>36.5039444444445</text:p>
              </table:table-cell>
              <table:table-cell office:value-type="float" office:value="36.9971944444444">
                <text:p>36.9971944444444</text:p>
              </table:table-cell>
              <table:table-cell office:value-type="float" office:value="37.4904444444444">
                <text:p>37.4904444444444</text:p>
              </table:table-cell>
              <table:table-cell office:value-type="float" office:value="37.9837222222222">
                <text:p>37.9837222222222</text:p>
              </table:table-cell>
              <table:table-cell office:value-type="float" office:value="38.4769722222222">
                <text:p>38.4769722222222</text:p>
              </table:table-cell>
              <table:table-cell office:value-type="float" office:value="38.9702222222222">
                <text:p>38.9702222222222</text:p>
              </table:table-cell>
              <table:table-cell office:value-type="float" office:value="39.4634722222222">
                <text:p>39.4634722222222</text:p>
              </table:table-cell>
              <table:table-cell office:value-type="float" office:value="39.9567222222222">
                <text:p>39.9567222222222</text:p>
              </table:table-cell>
              <table:table-cell office:value-type="float" office:value="40.4499444444444">
                <text:p>40.4499444444444</text:p>
              </table:table-cell>
              <table:table-cell office:value-type="float" office:value="40.9431944444444">
                <text:p>40.9431944444444</text:p>
              </table:table-cell>
              <table:table-cell office:value-type="float" office:value="41.4364444444445">
                <text:p>41.4364444444445</text:p>
              </table:table-cell>
              <table:table-cell office:value-type="float" office:value="41.9296944444444">
                <text:p>41.9296944444444</text:p>
              </table:table-cell>
              <table:table-cell office:value-type="float" office:value="42.4228611111111">
                <text:p>42.4228611111111</text:p>
              </table:table-cell>
              <table:table-cell office:value-type="float" office:value="42.9159722222222">
                <text:p>42.9159722222222</text:p>
              </table:table-cell>
              <table:table-cell office:value-type="float" office:value="43.4090555555556">
                <text:p>43.4090555555556</text:p>
              </table:table-cell>
              <table:table-cell office:value-type="float" office:value="43.9020833333333">
                <text:p>43.9020833333333</text:p>
              </table:table-cell>
              <table:table-cell office:value-type="float" office:value="44.3950833333333">
                <text:p>44.3950833333333</text:p>
              </table:table-cell>
              <table:table-cell office:value-type="float" office:value="44.8880555555556">
                <text:p>44.8880555555556</text:p>
              </table:table-cell>
              <table:table-cell office:value-type="float" office:value="45.3810277777778">
                <text:p>45.3810277777778</text:p>
              </table:table-cell>
              <table:table-cell office:value-type="float" office:value="45.8740277777778">
                <text:p>45.8740277777778</text:p>
              </table:table-cell>
              <table:table-cell office:value-type="float" office:value="46.3670555555556">
                <text:p>46.3670555555556</text:p>
              </table:table-cell>
              <table:table-cell office:value-type="float" office:value="46.8600833333333">
                <text:p>46.8600833333333</text:p>
              </table:table-cell>
              <table:table-cell office:value-type="float" office:value="47.3531666666667">
                <text:p>47.3531666666667</text:p>
              </table:table-cell>
            </table:table-row>
            <table:table-row>
              <table:table-cell office:value-type="string">
                <text:p>P. putida KT 2440 (C-)</text:p>
                <draw:g>
                  <svg:desc>Sheet1.A7:Sheet1.A7</svg:desc>
                </draw:g>
              </table:table-cell>
              <table:table-cell office:value-type="float" office:value="0.0356666666666667">
                <text:p>0.0356666666666667</text:p>
                <draw:g>
                  <svg:desc>Sheet1.B7:Sheet1.CT7</svg:desc>
                </draw:g>
              </table:table-cell>
              <table:table-cell office:value-type="float" office:value="0.033">
                <text:p>0.033</text:p>
              </table:table-cell>
              <table:table-cell office:value-type="float" office:value="0.0343333333333333">
                <text:p>0.034333333333333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33">
                <text:p>0.03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9">
                <text:p>0.029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">
                <text:p>0.026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1">
                <text:p>0.021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36666666666667">
                <text:p>0.0236666666666667</text:p>
              </table:table-cell>
            </table:table-row>
            <table:table-row>
              <table:table-cell office:value-type="string">
                <text:p>P. putida KT ΔgclR (C+)</text:p>
                <draw:g>
                  <svg:desc>Sheet1.A8:Sheet1.A8</svg:desc>
                </draw:g>
              </table:table-cell>
              <table:table-cell office:value-type="float" office:value="0.0343333333333333">
                <text:p>0.0343333333333333</text:p>
                <draw:g>
                  <svg:desc>Sheet1.B8:Sheet1.CT8</svg:desc>
                </draw:g>
              </table:table-cell>
              <table:table-cell office:value-type="float" office:value="0.0303333333333333">
                <text:p>0.0303333333333333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31">
                <text:p>0.031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9">
                <text:p>0.029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8">
                <text:p>0.028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73333333333333">
                <text:p>0.027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86666666666667">
                <text:p>0.0386666666666667</text:p>
              </table:table-cell>
              <table:table-cell office:value-type="float" office:value="0.0436666666666667">
                <text:p>0.0436666666666667</text:p>
              </table:table-cell>
              <table:table-cell office:value-type="float" office:value="0.0516666666666667">
                <text:p>0.0516666666666667</text:p>
              </table:table-cell>
              <table:table-cell office:value-type="float" office:value="0.0613333333333333">
                <text:p>0.0613333333333333</text:p>
              </table:table-cell>
              <table:table-cell office:value-type="float" office:value="0.0703333333333333">
                <text:p>0.0703333333333333</text:p>
              </table:table-cell>
              <table:table-cell office:value-type="float" office:value="0.0853333333333334">
                <text:p>0.0853333333333334</text:p>
              </table:table-cell>
              <table:table-cell office:value-type="float" office:value="0.0943333333333333">
                <text:p>0.0943333333333333</text:p>
              </table:table-cell>
              <table:table-cell office:value-type="float" office:value="0.106333333333333">
                <text:p>0.106333333333333</text:p>
              </table:table-cell>
              <table:table-cell office:value-type="float" office:value="0.124">
                <text:p>0.124</text:p>
              </table:table-cell>
              <table:table-cell office:value-type="float" office:value="0.138666666666667">
                <text:p>0.138666666666667</text:p>
              </table:table-cell>
              <table:table-cell office:value-type="float" office:value="0.153666666666667">
                <text:p>0.15366666666666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195333333333333">
                <text:p>0.195333333333333</text:p>
              </table:table-cell>
              <table:table-cell office:value-type="float" office:value="0.219">
                <text:p>0.219</text:p>
              </table:table-cell>
              <table:table-cell office:value-type="float" office:value="0.244">
                <text:p>0.244</text:p>
              </table:table-cell>
              <table:table-cell office:value-type="float" office:value="0.270666666666667">
                <text:p>0.270666666666667</text:p>
              </table:table-cell>
              <table:table-cell office:value-type="float" office:value="0.301333333333333">
                <text:p>0.301333333333333</text:p>
              </table:table-cell>
              <table:table-cell office:value-type="float" office:value="0.329666666666667">
                <text:p>0.329666666666667</text:p>
              </table:table-cell>
              <table:table-cell office:value-type="float" office:value="0.371333333333333">
                <text:p>0.371333333333333</text:p>
              </table:table-cell>
              <table:table-cell office:value-type="float" office:value="0.420333333333333">
                <text:p>0.420333333333333</text:p>
              </table:table-cell>
              <table:table-cell office:value-type="float" office:value="0.463666666666667">
                <text:p>0.463666666666667</text:p>
              </table:table-cell>
              <table:table-cell office:value-type="float" office:value="0.49">
                <text:p>0.49</text:p>
              </table:table-cell>
              <table:table-cell office:value-type="float" office:value="0.527333333333333">
                <text:p>0.527333333333333</text:p>
              </table:table-cell>
              <table:table-cell office:value-type="float" office:value="0.560333333333333">
                <text:p>0.560333333333333</text:p>
              </table:table-cell>
              <table:table-cell office:value-type="float" office:value="0.592666666666667">
                <text:p>0.592666666666667</text:p>
              </table:table-cell>
              <table:table-cell office:value-type="float" office:value="0.622">
                <text:p>0.622</text:p>
              </table:table-cell>
              <table:table-cell office:value-type="float" office:value="0.647">
                <text:p>0.647</text:p>
              </table:table-cell>
              <table:table-cell office:value-type="float" office:value="0.674666666666667">
                <text:p>0.674666666666667</text:p>
              </table:table-cell>
              <table:table-cell office:value-type="float" office:value="0.702">
                <text:p>0.702</text:p>
              </table:table-cell>
              <table:table-cell office:value-type="float" office:value="0.727">
                <text:p>0.727</text:p>
              </table:table-cell>
              <table:table-cell office:value-type="float" office:value="0.763666666666667">
                <text:p>0.763666666666667</text:p>
              </table:table-cell>
              <table:table-cell office:value-type="float" office:value="0.799333333333333">
                <text:p>0.799333333333333</text:p>
              </table:table-cell>
              <table:table-cell office:value-type="float" office:value="0.802666666666667">
                <text:p>0.802666666666667</text:p>
              </table:table-cell>
              <table:table-cell office:value-type="float" office:value="0.819">
                <text:p>0.819</text:p>
              </table:table-cell>
              <table:table-cell office:value-type="float" office:value="0.824666666666667">
                <text:p>0.824666666666667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787333333333333">
                <text:p>0.787333333333333</text:p>
              </table:table-cell>
              <table:table-cell office:value-type="float" office:value="0.765333333333333">
                <text:p>0.765333333333333</text:p>
              </table:table-cell>
              <table:table-cell office:value-type="float" office:value="0.776">
                <text:p>0.776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801">
                <text:p>0.801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784">
                <text:p>0.784</text:p>
              </table:table-cell>
              <table:table-cell office:value-type="float" office:value="0.781">
                <text:p>0.781</text:p>
              </table:table-cell>
              <table:table-cell office:value-type="float" office:value="0.764333333333333">
                <text:p>0.764333333333333</text:p>
              </table:table-cell>
              <table:table-cell office:value-type="float" office:value="0.748333333333333">
                <text:p>0.748333333333333</text:p>
              </table:table-cell>
              <table:table-cell office:value-type="float" office:value="0.741">
                <text:p>0.741</text:p>
              </table:table-cell>
              <table:table-cell office:value-type="float" office:value="0.736">
                <text:p>0.736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710666666666667">
                <text:p>0.710666666666667</text:p>
              </table:table-cell>
              <table:table-cell office:value-type="float" office:value="0.696666666666667">
                <text:p>0.696666666666667</text:p>
              </table:table-cell>
              <table:table-cell office:value-type="float" office:value="0.686">
                <text:p>0.686</text:p>
              </table:table-cell>
              <table:table-cell office:value-type="float" office:value="0.677">
                <text:p>0.677</text:p>
              </table:table-cell>
              <table:table-cell office:value-type="float" office:value="0.668">
                <text:p>0.668</text:p>
              </table:table-cell>
              <table:table-cell office:value-type="float" office:value="0.66">
                <text:p>0.66</text:p>
              </table:table-cell>
              <table:table-cell office:value-type="float" office:value="0.654333333333333">
                <text:p>0.654333333333333</text:p>
              </table:table-cell>
              <table:table-cell office:value-type="float" office:value="0.651666666666667">
                <text:p>0.651666666666667</text:p>
              </table:table-cell>
              <table:table-cell office:value-type="float" office:value="0.644">
                <text:p>0.644</text:p>
              </table:table-cell>
              <table:table-cell office:value-type="float" office:value="0.640666666666667">
                <text:p>0.640666666666667</text:p>
              </table:table-cell>
              <table:table-cell office:value-type="float" office:value="0.637333333333333">
                <text:p>0.637333333333333</text:p>
              </table:table-cell>
              <table:table-cell office:value-type="float" office:value="0.633">
                <text:p>0.633</text:p>
              </table:table-cell>
              <table:table-cell office:value-type="float" office:value="0.631333333333333">
                <text:p>0.631333333333333</text:p>
              </table:table-cell>
              <table:table-cell office:value-type="float" office:value="0.627333333333333">
                <text:p>0.627333333333333</text:p>
              </table:table-cell>
              <table:table-cell office:value-type="float" office:value="0.625">
                <text:p>0.625</text:p>
              </table:table-cell>
              <table:table-cell office:value-type="float" office:value="0.62">
                <text:p>0.62</text:p>
              </table:table-cell>
              <table:table-cell office:value-type="float" office:value="0.617666666666667">
                <text:p>0.617666666666667</text:p>
              </table:table-cell>
              <table:table-cell office:value-type="float" office:value="0.618666666666667">
                <text:p>0.618666666666667</text:p>
              </table:table-cell>
              <table:table-cell office:value-type="float" office:value="0.615666666666667">
                <text:p>0.615666666666667</text:p>
              </table:table-cell>
              <table:table-cell office:value-type="float" office:value="0.614">
                <text:p>0.614</text:p>
              </table:table-cell>
              <table:table-cell office:value-type="float" office:value="0.612">
                <text:p>0.612</text:p>
              </table:table-cell>
              <table:table-cell office:value-type="float" office:value="0.609666666666667">
                <text:p>0.609666666666667</text:p>
              </table:table-cell>
              <table:table-cell office:value-type="float" office:value="0.609333333333333">
                <text:p>0.609333333333333</text:p>
              </table:table-cell>
              <table:table-cell office:value-type="float" office:value="0.608">
                <text:p>0.608</text:p>
              </table:table-cell>
              <table:table-cell office:value-type="float" office:value="0.604666666666667">
                <text:p>0.604666666666667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601">
                <text:p>0.601</text:p>
              </table:table-cell>
              <table:table-cell office:value-type="float" office:value="0.599666666666667">
                <text:p>0.599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